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italic" style:font-style-asian="italic" style:font-style-complex="italic"/>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1"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3"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6"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1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18"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1" style:family="paragraph" style:parent-style-name="Text_20_body">
      <style:paragraph-properties fo:margin-left="0in" fo:margin-right="0in" fo:text-align="justify" style:justify-single-word="false" fo:text-indent="0.1965in" style:auto-text-indent="false"/>
      <style:text-properties fo:color="#6666ff"/>
    </style:style>
    <style:style style:name="P22"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24" style:family="paragraph" style:parent-style-name="Text_20_body">
      <style:paragraph-properties fo:margin-left="0in" fo:margin-right="0in" fo:text-align="justify" style:justify-single-word="false" fo:text-indent="0.1965in" style:auto-text-indent="false"/>
      <style:text-properties fo:color="#800000"/>
    </style:style>
    <style:style style:name="P2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26"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2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style:style>
    <style:style style:name="P29"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0"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1"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2"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3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3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66ffff"/>
    </style:style>
    <style:style style:name="P3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36"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37"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38"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39"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4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4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4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4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4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4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46"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4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4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4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50" style:family="paragraph" style:parent-style-name="Text_20_body">
      <style:paragraph-properties fo:text-align="justify" style:justify-single-word="false"/>
    </style:style>
    <style:style style:name="P51" style:family="paragraph" style:parent-style-name="Text_20_body">
      <loext:graphic-properties draw:fill="solid" draw:fill-color="#eeeeee" draw:opacity="100%"/>
      <style:paragraph-properties fo:background-color="#eeeeee"/>
    </style:style>
    <style:style style:name="P52" style:family="paragraph" style:parent-style-name="Text_20_body">
      <loext:graphic-properties draw:fill="solid" draw:fill-color="#eeeeee" draw:opacity="100%"/>
      <style:paragraph-properties fo:background-color="#eeeeee"/>
      <style:text-properties fo:language="ru" fo:country="RU"/>
    </style:style>
    <style:style style:name="P53"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54" style:family="paragraph" style:parent-style-name="Text_20_body">
      <loext:graphic-properties draw:fill="solid" draw:fill-color="#eeeeee" draw:opacity="100%"/>
      <style:paragraph-properties fo:background-color="#eeeeee"/>
      <style:text-properties fo:color="#ff6600" fo:language="ru" fo:country="RU"/>
    </style:style>
    <style:style style:name="P55" style:family="paragraph" style:parent-style-name="First_20_line_20_indent">
      <loext:graphic-properties draw:fill="solid" draw:fill-color="#eeeeee" draw:opacity="100%"/>
      <style:paragraph-properties fo:background-color="#eeeeee"/>
      <style:text-properties fo:language="ru" fo:country="RU"/>
    </style:style>
    <style:style style:name="P56"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57" style:family="paragraph" style:parent-style-name="Text_20_body">
      <style:paragraph-properties fo:margin-left="0in" fo:margin-right="0in" fo:text-align="justify" style:justify-single-word="false" fo:text-indent="0in" style:auto-text-indent="false"/>
    </style:style>
    <style:style style:name="P58" style:family="paragraph" style:parent-style-name="Text_20_body">
      <style:paragraph-properties fo:margin-left="0in" fo:margin-right="0in" fo:text-align="justify" style:justify-single-word="false" fo:text-indent="0in" style:auto-text-indent="false"/>
      <style:text-properties fo:color="#800000"/>
    </style:style>
    <style:style style:name="P59" style:family="paragraph" style:parent-style-name="Text_20_body">
      <style:paragraph-properties fo:margin-left="0in" fo:margin-right="0in" fo:text-align="center" style:justify-single-word="false" fo:text-indent="0in" style:auto-text-indent="false"/>
    </style:style>
    <style:style style:name="P60"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6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62"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6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6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6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6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67"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68" style:family="paragraph" style:parent-style-name="Footnote">
      <style:text-properties fo:language="en" fo:country="US"/>
    </style:style>
    <style:style style:name="P69" style:family="paragraph" style:parent-style-name="Footnote">
      <style:text-properties fo:language="ru" fo:country="RU"/>
    </style:style>
    <style:style style:name="P7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7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7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7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7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7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76"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77" style:family="paragraph" style:parent-style-name="Text_20_body" style:list-style-name="L1">
      <style:paragraph-properties fo:text-align="justify" style:justify-single-word="false"/>
    </style:style>
    <style:style style:name="P78" style:family="paragraph" style:parent-style-name="Text_20_body" style:list-style-name="L1">
      <style:paragraph-properties fo:text-align="justify" style:justify-single-word="false"/>
      <style:text-properties fo:language="ru" fo:country="RU"/>
    </style:style>
    <style:style style:name="P79" style:family="paragraph" style:parent-style-name="Text_20_body" style:list-style-name="L2">
      <style:paragraph-properties fo:text-align="justify" style:justify-single-word="false"/>
      <style:text-properties fo:language="ru" fo:country="RU"/>
    </style:style>
    <style:style style:name="P80" style:family="paragraph" style:parent-style-name="Text_20_body" style:list-style-name="L3">
      <style:text-properties fo:language="ru" fo:country="RU"/>
    </style:style>
    <style:style style:name="P81"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82" style:family="paragraph" style:parent-style-name="Text_20_body">
      <style:paragraph-properties fo:margin-left="0in" fo:margin-right="0in" fo:text-align="justify" style:justify-single-word="false" fo:text-indent="0.1965in" style:auto-text-indent="false"/>
      <style:text-properties fo:language="ru" fo:country="RU" officeooo:paragraph-rsid="00186357"/>
    </style:style>
    <style:style style:name="P83" style:family="paragraph" style:parent-style-name="Text_20_body">
      <style:paragraph-properties fo:margin-left="0in" fo:margin-right="0in" fo:text-align="justify" style:justify-single-word="false" fo:text-indent="0.1965in" style:auto-text-indent="false"/>
      <style:text-properties fo:language="ru" fo:country="RU" officeooo:rsid="001a11de" officeooo:paragraph-rsid="001a11de"/>
    </style:style>
    <style:style style:name="P84" style:family="paragraph" style:parent-style-name="Text_20_body">
      <style:paragraph-properties fo:margin-left="0in" fo:margin-right="0in" fo:text-align="justify" style:justify-single-word="false" fo:text-indent="0.1965in" style:auto-text-indent="false"/>
      <style:text-properties fo:language="ru" fo:country="RU" officeooo:rsid="001bd69e" officeooo:paragraph-rsid="001bd69e"/>
    </style:style>
    <style:style style:name="P85" style:family="paragraph" style:parent-style-name="Text_20_body" style:list-style-name="L4">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86"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7"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8"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89"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90" style:family="paragraph" style:parent-style-name="Heading_20_2">
      <loext:graphic-properties draw:fill="solid" draw:fill-color="#eeeeee" draw:opacity="100%"/>
      <style:paragraph-properties fo:background-color="#eeeeee"/>
    </style:style>
    <style:style style:name="P91" style:family="paragraph" style:parent-style-name="Heading_20_2">
      <loext:graphic-properties draw:fill="solid" draw:fill-color="#eeeeee" draw:opacity="100%"/>
      <style:paragraph-properties fo:background-color="#eeeeee"/>
      <style:text-properties fo:language="ru" fo:country="RU"/>
    </style:style>
    <style:style style:name="P92" style:family="paragraph" style:parent-style-name="Heading_20_1">
      <loext:graphic-properties draw:fill="solid" draw:fill-color="#eeeeee" draw:opacity="100%"/>
      <style:paragraph-properties fo:background-color="#eeeeee"/>
    </style:style>
    <style:style style:name="P93" style:family="paragraph" style:parent-style-name="Heading_20_1">
      <style:paragraph-properties fo:margin-left="0in" fo:margin-right="0in" fo:text-align="center" style:justify-single-word="false" fo:text-indent="0.1965in" style:auto-text-indent="false"/>
    </style:style>
    <style:style style:name="P94"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en" fo:country="US"/>
    </style:style>
    <style:style style:name="T4" style:family="text">
      <style:text-properties fo:color="#ff3333"/>
    </style:style>
    <style:style style:name="T5" style:family="text">
      <style:text-properties fo:color="#ff3333" fo:language="ru" fo:country="RU"/>
    </style:style>
    <style:style style:name="T6" style:family="text">
      <style:text-properties fo:font-style="italic" style:font-style-asian="italic" style:font-style-complex="italic"/>
    </style:style>
    <style:style style:name="T7" style:family="text">
      <style:text-properties fo:color="#6666ff" fo:language="ru" fo:country="RU"/>
    </style:style>
    <style:style style:name="T8" style:family="text">
      <style:text-properties fo:color="#800000"/>
    </style:style>
    <style:style style:name="T9" style:family="text">
      <style:text-properties fo:color="#800000" fo:language="ru" fo:country="RU"/>
    </style:style>
    <style:style style:name="T10" style:family="text">
      <style:text-properties fo:color="#800000" fo:language="en" fo:country="US"/>
    </style:style>
    <style:style style:name="T11" style:family="text">
      <style:text-properties fo:color="#ff6600"/>
    </style:style>
    <style:style style:name="T12" style:family="text">
      <style:text-properties fo:color="#ff6600" fo:language="ru" fo:country="RU"/>
    </style:style>
    <style:style style:name="T13" style:family="text">
      <style:text-properties fo:color="#ff6600" fo:language="en" fo:country="US"/>
    </style:style>
    <style:style style:name="T14" style:family="text">
      <style:text-properties fo:font-weight="bold" style:font-weight-asian="bold" style:font-weight-complex="bold"/>
    </style:style>
    <style:style style:name="T15" style:family="text">
      <style:text-properties style:use-window-font-color="true"/>
    </style:style>
    <style:style style:name="T16" style:family="text">
      <style:text-properties style:use-window-font-color="true" fo:language="ru" fo:country="RU"/>
    </style:style>
    <style:style style:name="T17" style:family="text">
      <style:text-properties fo:background-color="transparent" loext:char-shading-value="0"/>
    </style:style>
    <style:style style:name="T18" style:family="text">
      <style:text-properties style:text-position="super 58%"/>
    </style:style>
    <style:style style:name="T19" style:family="text">
      <style:text-properties fo:color="#c5000b"/>
    </style:style>
    <style:style style:name="T20" style:family="text">
      <style:text-properties fo:language="fr" fo:country="FR"/>
    </style:style>
    <style:style style:name="T21" style:family="text">
      <style:text-properties officeooo:rsid="00186357"/>
    </style:style>
    <style:style style:name="T22" style:family="text">
      <style:text-properties officeooo:rsid="001a11de"/>
    </style:style>
    <style:style style:name="T23" style:family="text">
      <style:text-properties officeooo:rsid="001a350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3" text:outline-level="1">Последний фанфик</text:h>
      <text:p text:style-name="P1"/>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8958058782931101590" text:style-name="L1">
        <text:list-item>
          <text:p text:style-name="P77">добавить детектив <text:span text:style-name="T1">(реализовано)</text:span>+ магические уроки/трактаты Старсвирла</text:p>
        </text:list-item>
        <text:list-item>
          <text:p text:style-name="P78">Терра несколько раз пытается убить Макса (один раз — в аквапарке). Несколько раз Макса спасает Селестия (даёт приказы Нексусу)</text:p>
        </text:list-item>
        <text:list-item>
          <text:p text:style-name="P78">Книги:</text:p>
        </text:list-item>
      </text:list>
      <text:list xml:id="list351523411217757520" text:style-name="L2">
        <text:list-item>
          <text:p text:style-name="P79">«Великие грифоны прошлого» - из канона (5<text:span text:style-name="T3">s8e)</text:span></text:p>
        </text:list-item>
        <text:list-item>
          <text:p text:style-name="P79">«Высшие заклинания в повседневном использовании: от песчинки до дворца»</text:p>
        </text:list-item>
        <text:list-item>
          <text:p text:style-name="P79">«Малоизвестные аспекты магии трансформаций»</text:p>
        </text:list-item>
        <text:list-item>
          <text:p text:style-name="P79">«...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79">Дасти Вейфарер «Зебрианская культура, быт и фольклор»</text:p>
        </text:list-item>
        <text:list-item>
          <text:p text:style-name="P79">«Краткая история Эквестрии»</text:p>
        </text:list-item>
        <text:list-item>
          <text:p text:style-name="P79">«Шедевры архитектуры Эквестрии» с разделом о Кантерлотском Королевском Дворце</text:p>
        </text:list-item>
        <text:list-item>
          <text:p text:style-name="P79">«Великие дела и великие чары». Страница 893: …</text:p>
        </text:list-item>
        <text:list-item>
          <text:p text:style-name="P79">Трактат Свирла Бородатого “Основы магического искусства” <text:span text:style-name="T3">(</text:span>моё)</text:p>
        </text:list-item>
        <text:list-item>
          <text:p text:style-name="P79">«Природа Проклятий» - обмен</text:p>
        </text:list-item>
        <text:list-item>
          <text:p text:style-name="P79">«Магия для Чайников» - обмен</text:p>
        </text:list-item>
        <text:list-item>
          <text:p text:style-name="P79">«Энциклопедия Арканум» - обмен</text:p>
        </text:list-item>
        <text:list-item>
          <text:p text:style-name="P79"><text:soft-page-break/>«О Гейсах» - обмен</text:p>
        </text:list-item>
        <text:list-item>
          <text:p text:style-name="P79">«Тайны Тайных Наук» - обмен</text:p>
        </text:list-item>
        <text:list-item>
          <text:p text:style-name="P79">«Основы Заклятий» - обмен</text:p>
        </text:list-item>
        <text:list-item>
          <text:p text:style-name="P79">«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1874996504130375652" text:style-name="L3">
        <text:list-item>
          <text:p text:style-name="P80">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80">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80">Селестия — переменчивая пони. В одно время не строгая, а в другое может быть такой, что страшно становится</text:p>
        </text:list-item>
        <text:list-item>
          <text:p text:style-name="P80">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80">Около 820-ти лет назад будущий маг Лайтнинг Стар поступил на обучение к наставнику Тииспоту</text:p>
        </text:list-item>
        <text:list-item>
          <text:p text:style-name="P80">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80">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80">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80">У Селестии грива и хвост развеваются и переливаются от магического шампуня</text:p>
        </text:list-item>
        <text:list-item>
          <text:p text:style-name="P80">Тело Селестии очень крепкое — может выдержать несколько тонн земли</text:p>
        </text:list-item>
        <text:list-item>
          <text:p text:style-name="P80">Дискорд намного старше принцесс, его магия сильнее ихней на голову</text:p>
        </text:list-item>
        <text:list-item>
          <text:p text:style-name="P80">Луна младше Селестии на 3 года. Сёстрам около 5000 лет. По другим данным, Селестии около 2500 лет.</text:p>
        </text:list-item>
        <text:list-item>
          <text:p text:style-name="P80">Принцессы начали войну с Дискордом в возрасте, когда им было около 700 лет — и продолжалась война почти сто лет</text:p>
        </text:list-item>
        <text:list-item>
          <text:p text:style-name="P80">Самый главный враг сестёр и Дискорда — скука</text:p>
        </text:list-item>
        <text:list-item>
          <text:p text:style-name="P80">В Эквестрии на одного жеребца приходится четыре - пять кобыл</text:p>
        </text:list-item>
        <text:list-item>
          <text:p text:style-name="P80">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80">Селестия в первые полторы тысячи лет путешествовала — и заварила несколько войн (две — с Эквестрией, в одной была против Луны)</text:p>
        </text:list-item>
        <text:list-item>
          <text:p text:style-name="P80"><text:soft-page-break/>Настоящий цвет гривы Селестии — клубнично-розовая. Радужный цвет гривы и хвоста поддерживается магией</text:p>
        </text:list-item>
        <text:list-item>
          <text:p text:style-name="P80">Кроме Дискорда, старше сестёр ещё старейшина драконов</text:p>
        </text:list-item>
        <text:list-item>
          <text:p text:style-name="P80">Кэйденс не прожила и 60-ти лет и является низкорожденной</text:p>
        </text:list-item>
        <text:list-item>
          <text:p text:style-name="P80">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80">Народ тихо фигел от нововведений и с ещё большим ожесточением продолжал делать по-своему</text:p>
        </text:list-item>
        <text:list-item>
          <text:p text:style-name="P80">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80">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80">Когда пони женятся, они обмениваются ножными браслетами</text:p>
        </text:list-item>
        <text:list-item>
          <text:p text:style-name="P80">Светилами, кроме сестёр, могут управлять единороги (группы), Дискорд, Твайлайт и Старсвирл</text:p>
        </text:list-item>
        <text:list-item>
          <text:p text:style-name="P80">Королева Кризалис — правительница Зелёной Долины</text:p>
        </text:list-item>
        <text:list-item>
          <text:p text:style-name="P80">Мать Луны и Селестии — аликорн Лорен. Мать Дискорда — Алиса (пони-человек)</text:p>
        </text:list-item>
        <text:list-item>
          <text:p text:style-name="P80">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50">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50">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50">Искусственный интеллект. Создан Владом и Максом. Разработан для управления корпорациями.</text:p>
      <text:h text:style-name="Heading_20_3" text:outline-level="3">Селестия</text:h>
      <text:p text:style-name="P50">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3">(2500 ?)</text:span>. Страдает о скуки.</text:p>
      <text:h text:style-name="Heading_20_3" text:outline-level="3">Луна</text:h>
      <text:p text:style-name="P50">Сестра Селестии, любит Кимеринна. Ведёт спартанский образ жизни (привыкла к такому во время <text:soft-page-break/>заключения на луне). Непревзойдённый мастер боевой магии. На три года младше сестры. Страдает от скуки.</text:p>
      <text:h text:style-name="Heading_20_3" text:outline-level="3">Дискорд</text:h>
      <text:p text:style-name="P50">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50">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50">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57">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57">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57">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57">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57">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57">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57">Зрелый и опытный земнопони, член команды пони-рэйнджеров. Живёт в Аппалузе. Матёрый мачо. <text:soft-page-break/><text:span text:style-name="T1">И</text:span>меет табун из трёх кобылок, которые его обожают.</text:p>
      <text:h text:style-name="Heading_20_3" text:outline-level="3">Калрус Клодвэй</text:h>
      <text:p text:style-name="P57">Единорог. Холост, молод, мечтателен. Живёт в Кантерлоте. В свободное время рисует облака.</text:p>
      <text:h text:style-name="Heading_20_3" text:outline-level="3">Алекс</text:h>
      <text:p text:style-name="P57">Менеджер проектов, над одним из которых (Нексус) работает Макс.</text:p>
      <text:h text:style-name="Heading_20_3" text:outline-level="3">Ростик</text:h>
      <text:p text:style-name="P57">Лидер команды тестировщиков</text:p>
      <text:h text:style-name="Heading_20_3" text:outline-level="3">Стас</text:h>
      <text:p text:style-name="P57">Программист-новичок в команде Макса.</text:p>
      <text:h text:style-name="Heading_20_3" text:outline-level="3">Рома</text:h>
      <text:p text:style-name="P57">Программист в команде UI-программистов</text:p>
      <text:h text:style-name="Heading_20_3" text:outline-level="3">Анджела</text:h>
      <text:p text:style-name="P57">Сисадмин. Флиртует с Максом.</text:p>
      <text:p text:style-name="P57"/>
      <text:h text:style-name="Heading_20_2" text:outline-level="2">Положения</text:h>
      <text:p text:style-name="P57">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0">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text:soft-page-break/>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1">В <text:span text:style-name="T1">конце</text:span> каждой главы <text:span text:style-name="T1">(чтобы не спойлерить)</text:span> - рисунок мозаики, отображающий суть главы.</text:p>
      <text:p text:style-name="P21"/>
      <text:h text:style-name="Heading_20_2" text:outline-level="2">Терра</text:h>
      <text:p text:style-name="P20">музыка - кондовая электронная, холодная и отчаянная (Electronics “Disappointed”, <text:span text:style-name="T1">или же тема из «Бегущего по лезвию бритвы». Или же Агата Кристи «Щекотно»</text:span>)</text:p>
      <text:p text:style-name="P20"><text:soft-page-break/></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8">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9">– Макс, не беспокойся, охрана уже в курсе. Тебе выдадут временный.</text:p>
      <text:p text:style-name="P9">–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9">–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18"><text:note text:id="ftn1" text:note-class="footnote"><text:note-citation>1</text:note-citation><text:note-body><text:p text:style-name="P68">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68">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3">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16"><text:span text:style-name="T1">Пиздец! Мало того, что годы без отпусков на работе просиживал, так и теперь от них не спрячешься.</text:span><text:span text:style-name="T3">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0">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0"><text:soft-page-break/>В уголке <text:span text:style-name="T3">RnD-</text:span><text:span text:style-name="T1">зоны</text:span><text:span text:style-name="T1"><text:note text:id="ftn3" text:note-class="footnote"><text:note-citation>3</text:note-citation><text:note-body><text:p text:style-name="P68">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3">UI</text:span>-программистов.</text:p>
      <text:p text:style-name="P30">Я повесил куртку на спинку кресла и включил комп.</text:p>
      <text:p text:style-name="P30">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0">Я запустил административную консоль и ввёл <text:span text:style-name="T1">логин и пароль</text:span>. Голосовой модуль у нас ещё не отлажен, обойдёмся текстом.</text:p>
      <text:p text:style-name="P15"/>
      <text:p text:style-name="P32"><text:span text:style-name="T3">&gt;\</text:span>Привет, Нексус. Это Макс.</text:p>
      <text:p text:style-name="P32"><text:span text:style-name="T3">&lt;\</text:span>Привет Макс. <text:span text:style-name="T1">Рад тебя видеть. Где ты отсутствовал три дня?</text:span></text:p>
      <text:p text:style-name="P32"><text:span text:style-name="T3">&gt;\</text:span><text:span text:style-name="T1">Неважно.</text:span><text:span text:style-name="T3"> </text:span>Выдай <text:span text:style-name="T1">общую </text:span>диагностику <text:span text:style-name="T1">на экран</text:span> в сжатом формате.</text:p>
      <text:p text:style-name="P18"/>
      <text:p text:style-name="P30">Так, что тут у нас? По логам видно, что <text:s/>три последних запроса вызвали сбои в работе кластера и заставили перегрузиться один из хостов.</text:p>
      <text:p text:style-name="P30">Введём-ка парочку <text:span text:style-name="T1">простейших</text:span> вопросов <text:span text:style-name="T1">для разминки</text:span>.</text:p>
      <text:p text:style-name="P30"/>
      <text:p text:style-name="P32"><text:span text:style-name="T3">&gt;\</text:span>Как называется наш проект?</text:p>
      <text:p text:style-name="P32"><text:span text:style-name="T3">&lt;\</text:span>Дайсон.</text:p>
      <text:p text:style-name="P32"><text:span text:style-name="T3">&gt;\</text:span>Сколько тебе лет?</text:p>
      <text:p text:style-name="P32"><text:span text:style-name="T3">&lt;\</text:span>Два года с начала запуска кластера.</text:p>
      <text:p text:style-name="P32"><text:span text:style-name="T3">&gt;\</text:span>Какой сейчас год?</text:p>
      <text:p text:style-name="P32"><text:span text:style-name="T3">&gt;\</text:span>202<text:span text:style-name="T1">6</text:span>-й.</text:p>
      <text:p text:style-name="P19"/>
      <text:p text:style-name="P30">Так, на закрытые словарные вопросы ответы есть <text:span text:style-name="T1">—</text:span> значит, речевой транслятор и база знаний в порядке.</text:p>
      <text:p text:style-name="P30">Проверим бизнес-логику на тестовой задачке.</text:p>
      <text:p text:style-name="P29"/>
      <text:p text:style-name="P32"><text:span text:style-name="T3">&gt;\</text:span>Нексус, отключи память <text:span text:style-name="T1">заданий</text:span> за последнюю неделю.</text:p>
      <text:p text:style-name="P32"><text:span text:style-name="T3">&lt;\</text:span>Выполнено.</text:p>
      <text:p text:style-name="P32"><text:span text:style-name="T3">&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32"><text:span text:style-name="T3">&lt;\</text:span><text:span text:style-name="T1">Тебя понял. Читаю задачу...</text:span></text:p>
      <text:p text:style-name="P33">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33"><text:soft-page-break/>Ограничени<text:span text:style-name="T1">е 1:</text:span><text:span text:style-name="T3"> </text:span><text:span text:style-name="T1">нельзя</text:span> подать в суд на компанию Б и ждать результатов, так как за время разбирательства компания А обанкротится.</text:p>
      <text:p text:style-name="P33">Ограничени<text:span text:style-name="T1">е 2: решение должно находиться в правовых рамках уголовного и административного кодекса.</text:span></text:p>
      <text:p text:style-name="P33">Задание:<text:span text:style-name="T3">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33"><text:span text:style-name="T3">&lt;\</text:span><text:span text:style-name="T1">Выполняю задачу</text:span>...</text:p>
      <text:p text:style-name="P33"><text:span text:style-name="T3">&lt;\</text:span>...</text:p>
      <text:p text:style-name="P33"><text:span text:style-name="T3">&lt;\</text:span>Решение:</text:p>
      <text:p text:style-name="P33"><text:span text:style-name="T3">&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33"><text:span text:style-name="T3">&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2">Подробный план действий по дням приведен в файле «Война корпораций_A_06.09.2026_23<text:span text:style-name="T3">:47.bmf»</text:span></text:p>
      <text:p text:style-name="P18"/>
      <text:p text:style-name="P27">&lt;<text:span text:style-name="T1">как-то говённо. Улучшить</text:span>&gt;</text:p>
      <text:p text:style-name="P30">Хм, не понял? Ч<text:span text:style-name="T1">ё</text:span> за хрень?</text:p>
      <text:p text:style-name="P30"/>
      <text:p text:style-name="P32"><text:span text:style-name="T3">&gt;</text:span>\Нексус, почему ты используешь жёсткие настройки <text:span text:style-name="T1">для решения задачи</text:span>?</text:p>
      <text:p text:style-name="P32"><text:span text:style-name="T3">&lt;\</text:span>Настройки правильные, <text:span text:style-name="T1">Макс</text:span>.</text:p>
      <text:p text:style-name="P19"/>
      <text:p text:style-name="P30">Хм. Кто-то из релиз-команды лажанулся <text:span text:style-name="T1">с бизнес-настройками</text:span><text:span text:style-name="T3">?</text:span> Ладно, <text:span text:style-name="T1">это не моё дело, на стабильность работы это не влияет. П</text:span>роехали.</text:p>
      <text:p text:style-name="P30"><text:span text:style-name="T1">Ч</text:span>то у нас с аналитикой?</text:p>
      <text:p text:style-name="P15"/>
      <text:p text:style-name="P32"><text:span text:style-name="T3">&gt;</text:span>\Нексус, <text:span text:style-name="T1">в неком городе живёт брадобрей, который бреет всех людей, которые не бреются </text:span><text:soft-page-break/><text:span text:style-name="T1">сами. Вопрос: кто бреет брадобрея</text:span>?</text:p>
      <text:p text:style-name="P19"/>
      <text:p text:style-name="P30">Вместо ответа Нексус выплюнул в консоль длинную строку букв и служебных символов, среди которых бросилась в глаза строка “<text:span text:style-name="T14">incompartible interface Analytics v.0.93 beta</text:span>”</text:p>
      <text:p text:style-name="P30">Ага, уже теплее.</text:p>
      <text:p text:style-name="P30"/>
      <text:p text:style-name="P32"><text:span text:style-name="T3">&gt;</text:span>\Нексус, выдай <text:span text:style-name="T1">краткую </text:span>диагностику модулей <text:span text:style-name="T1">аналитики</text:span></text:p>
      <text:p text:style-name="P30"/>
      <text:p text:style-name="P30">Йо! </text:p>
      <text:p text:style-name="P30">Видеокамеры молча наблюдают за поднятым вверх <text:span text:style-name="T1">большим пальцем</text:span>.</text:p>
      <text:p text:style-name="P30">Всё понятно. Версия аналитического модуля устарела и стала несовместимой с последним релизом кибермозга. </text:p>
      <text:p text:style-name="P30">Набираю номер прожект-мэнеджера.</text:p>
      <text:p text:style-name="P30"><text:span text:style-name="T3">–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0"><text:span text:style-name="T3">– </text:span>Окей. Спасибо, Макс. <text:span text:style-name="T1">Выручил.</text:span></text:p>
      <text:p text:style-name="P30"><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0"><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10">– Но эти установки работают не в тестовом кластере, а на продакшене.</text:p>
      <text:p text:style-name="P10">– Забей, это не наше дело.</text:p>
      <text:p text:style-name="P30"><text:span text:style-name="T1">– </text:span>Ааа, понятно. Ну ладно, у меня всё. <text:span text:style-name="T1">Отбой</text:span>!</text:p>
      <text:p text:style-name="P31"><text:span text:style-name="T1">– Отбой</text:span>. <text:span text:style-name="T1">Ещё раз спасибо, что помог. Жаль, что ты ушёл</text:span><text:span text:style-name="T3">.</text:span></text:p>
      <text:p text:style-name="P36">Гудки.</text:p>
      <text:p text:style-name="P30"><text:span text:style-name="T1">У</text:span>ходя попрощался с охранником, <text:span text:style-name="T1">увлечённо исследующим тему педофилии</text:span>.</text:p>
      <text:p text:style-name="P30">Всё, свободен. Хотя <text:s/><text:span text:style-name="T1">воскресенье</text:span> уже испорчен<text:span text:style-name="T1">о</text:span>.</text:p>
      <text:p text:style-name="P59">***</text:p>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text:soft-page-break/>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ат!</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1">***</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68">Junior — <text:span text:style-name="T1">младший программист.</text:span></text:p></text:note-body></text:note></text:span><text:span text:style-name="T1">, а оглянуться не успел — и уже лидер проекта, входящего в </text:span><text:span text:style-name="T3">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3">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9">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6"><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69">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oft-page-break/><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3">***</text:p>
      <text:p text:style-name="P1">Грохот улицы не достигал крыши 24-хэтажного корпуса <text:span text:style-name="T8">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5">Последний эпизод с Викой шесть лет назад оставил мне вконец издёрганные нервы, <text:span text:style-name="T3">&lt;</text:span><text:span text:style-name="T8">опустошенный счёт</text:span><text:span text:style-name="T3">&gt;</text:span>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6"><text:span text:style-name="T1">Блядь</text:span>, что за мысли пошли!</text:p>
      <text:p text:style-name="P1">Я вспомнил Влада, <text:span text:style-name="T3">&lt;</text:span><text:span text:style-name="T9">месяц</text:span><text:span text:style-name="T3">&gt;</text:span> назад прыгнувшего с крыши <text:span text:style-name="T1">своей</text:span> многоэтажки.</text:p>
      <text:p text:style-name="P16">Нет, это не для меня. Я сюда пришёл подышать воздухом. И только.</text:p>
      <text:p text:style-name="P1">Влад тогда совершил глупость, большую глупость. Я ему давно го<text:span text:style-name="T17">ворил </text:span><text:span text:style-name="T2">—</text:span><text:span text:style-name="T17">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16">вино</text:span> <text:span text:style-name="T1">после работы </text:span>вдвоём,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text:soft-page-break/>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0">И чёрт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0">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17">А у нас получается... </text:span><text:span text:style-name="T2">–</text:span><text:span text:style-name="T17">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68">AI <text:span text:style-name="T2">– </text:span><text:span text:style-name="T17">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чаяния,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6">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text:soft-page-break/>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6">Картинка дёрнулась и поплыла, звёзды опять стали вращаться.</text:span> </text:p>
      <text:p text:style-name="P1">Теряю сознание, что ли? Надо отойти от перил. Надо...</text:p>
      <text:p text:style-name="P16">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Замок принцесс</text:h>
      <text:p text:style-name="P22">Музыка быстрая, тревожная, надорваная и печальная</text:p>
      <text:p text:style-name="P22"/>
      <text:p text:style-name="P58">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58">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4"/>
      <text:p text:style-name="P26">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2"/>
      <text:p text:style-name="P30">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0">Единорог поднял голову.</text:p>
      <text:p text:style-name="P30"><text:span text:style-name="T3">–</text:span> Она очнулась.</text:p>
      <text:p text:style-name="P1">Сразу стало ясно три вещи.</text:p>
      <text:p text:style-name="P1"><text:soft-page-break/>1) Единорог <text:span text:style-name="T3">—</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17">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17">, </text:span><text:span text:style-name="T2">а от снотворного таких глюков у меня ни разу не было</text:span><text:span text:style-name="T17">.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9">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3">облака.&lt;</text:span><text:span text:style-name="T9">Описание получше</text:span><text:span text:style-name="T3">&gt;</text:span></text:p>
      <text:p text:style-name="P1"><text:span text:style-name="T1">–</text:span> Так это и есть наш <text:span text:style-name="T3">проводник</text:span>??? А?!! Ахахахахахаха! <text:span text:style-name="T3">–</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8">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3">&lt;</text:span><text:span text:style-name="T9">парой сезонов</text:span><text:span text:style-name="T3">&gt;</text:span> этих детских мультиков <text:span text:style-name="T1">—</text:span> главного увлечения Влада в последни<text:span text:style-name="T1">й</text:span> <text:span text:style-name="T1">год.</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мог к ним вернуться.</text:p>
      <text:p text:style-name="P1"><text:span text:style-name="T1">–</text:span> Такая хорошенькая! Интересно, к какому виду она принадлежит? Неужели Хомо? <text:span text:style-name="T1">Очень подходит под описания</text:span> этих сказочных существ в трудах <text:span text:style-name="T1">Стар С</text:span>вирла и его учеников. <text:span text:style-name="T1">–</text:span> <text:span text:style-name="T8">Надо мной склонилась ещё одна </text:span><text:span text:style-name="T9">однорогая</text:span><text:span text:style-name="T8"> головка, совсем уж миниатюрная, с фиолетовой чёлкой, спадающей на глаза</text:span>.</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1"><text:span text:style-name="T1">–</text:span> <text:span text:style-name="T8">Он разговаривает! Он разумен! </text:span><text:span text:style-name="T9">–</text:span><text:span text:style-name="T8"> затопала копытцами в восторге фиолетовая единорожка</text:span><text:span text:style-name="T10">&lt;</text:span><text:span text:style-name="T9">аликорн?</text:span><text:span text:style-name="T10">&gt;</text:span><text:span text:style-name="T8">. </text:span><text:span text:style-name="T9">– Может статься, наши усилия не напрасны</text:span><text:span text:style-name="T10">! </text:span><text:span text:style-name="T9">Он всё же может быть проводником!</text:span></text:p>
      <text:p text:style-name="P1"><text:soft-page-break/><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text:span></text:p>
      <text:p text:style-name="P5">&lt;<text:span text:style-name="T19">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1">Очевидно, в заклинание закралась ошибка. <text:span text:style-name="T1">Мне кажется, в размытом абзаце всё же речь шла о </text:span><text:span text:style-name="T3">&lt;</text:span><text:span text:style-name="T9">крюшоне</text:span><text:span text:style-name="T3">&gt;</text:span><text:span text:style-name="T1">, а не о </text:span><text:span text:style-name="T3">&lt;</text:span><text:span text:style-name="T9">кросс-магии (объединение магий порядка Селестии и Луны, магии гармонии Твайлайт и магии хаоса Дискорда)</text:span><text:span text:style-name="T3">&gt;</text:span><text:span text:style-name="T1">.</text:span></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9">Именно Селестия нашла пророчество-заклинание Свирла и настояла на его исполнении</text:span><text:span text:style-name="T3">&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не смогу по-настоящему исцелить тебя. Потерпи немного, в королевской больнице Кантерлота тебе помогут.</text:p>
      <text:p text:style-name="P1"><text:span text:style-name="T3">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lt;<text:span text:style-name="T8">Лавандовая единорожка</text:span><text:span text:style-name="T3">&gt; </text:span>(<text:span text:style-name="T8">Твайлайт</text:span>, разумеется),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ё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3">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text:soft-page-break/>василиски, вероятность родиться в гнезде намного больше, чем у пегасов Винг-Поинта. А земляные мурены,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15">упер</text:span>…</text:p>
      <text:p text:style-name="P5"><text:span text:style-name="T3">&lt;</text:span><text:span text:style-name="T8">Дискорд не любит Макса, как соперника за обладание Селестией (она благоволит к Максу). Дискорд недолюбливает Селестию за то, что она заточила его в камень</text:span><text:span text:style-name="T3">&gt;</text:span></text:p>
      <text:p text:style-name="P5">Тут м<text:span text:style-name="T3">еня, </text:span>наконец,<text:span text:style-name="T3"> стошнило. Буквально вывернуло наизнанку: из носа текло, в глазах стояли слёзы. </text:span></text:p>
      <text:p text:style-name="P5"><text:span text:style-name="T3">Д</text:span>искорд сделал шаг в сторону, чтобы не попасть под брызги.</text:p>
      <text:p text:style-name="P1"><text:span text:style-name="T3">– </text:span><text:span text:style-name="T1">Присматривай получше за своим </text:span><text:bookmark text:name="result_box"/><text:span text:style-name="T20">Jack of Hearts</text:span><text:span text:style-name="T20"><text:note text:id="ftn7" text:note-class="footnote"><text:note-citation>7</text:note-citation><text:note-body><text:p text:style-name="Footnote"><text:bookmark text:name="result_box1"/><text:span text:style-name="T20">Jack of Hearts</text:span> <text:span text:style-name="T1">– Червовый валет (фр.)</text:span></text:p></text:note-body></text:note></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lt;</text:span><text:span text:style-name="T5">Предсказание Старсвирла было в карточных терминах (Влад любил играть в карты)</text:span><text:span text:style-name="T1">&gt;</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3">Я смутился и потянулся за платком.</text:p>
      <text:p text:style-name="P13">– Я это… Извиняюсь. Сейчас вытру.</text:p>
      <text:p text:style-name="P5"><text:span text:style-name="T3">Селестия снова взглянула на меня. Н</text:span>ос её медленно сморщился. <text:span text:style-name="T3">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Селестия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lt;<text:span text:style-name="T8">Макс получил сотрясение мозга и лечился в королевской <text:s/>больнице Кантерлота</text:span>&gt;</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text:soft-page-break/>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шестиугольной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Но она не заметила жеста. Мотая головой с <text:soft-page-break/>невидящими глазами, она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Аура вокруг рога погасла, лишь на самом кончике неровно мерцала крохотная искорка.</text:p>
      <text:p text:style-name="P5">Надо уходить. Шуршание за углом коридора усиливалось.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здесь. &lt;<text:span text:style-name="T8">Она, несмотря ни на что, пыталась меня вытащить. Долг платежом красен.</text:span>&gt;</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15">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ки. Я боялся оглядываться назад, но понимал, что между нами и ожившим дендрарием больше нет преград.</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text:soft-page-break/>–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 задней оси на небольшом крючке болталась небольш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Footnote"><text:span text:style-name="T1">Спи, сестра моя родная,<text:line-break/>Спи. Усни. </text:span><text:span text:style-name="T9">(Спи, подруга удалая/молодая/)</text:span><text:span text:style-name="T1"><text:line-break/>Крыльями тебя укрою,<text:line-break/>Спи. Усни.</text:span></text:p><text:p text:style-name="Footnote"><text:span text:style-name="T1"><text:line-break/>В чаще тёмной волки воют,<text:line-break/>Спи. Усни.<text:line-break/>В мрачном замке духи ноют,<text:line-break/>Спи. Усни.</text:span></text:p><text:p text:style-name="P69"/><text:p text:style-name="P69"><text:tab/>Сказки вечность нам читает,<text:line-break/>Спи. Усни.<text:line-break/>День осенний угасает,<text:line-break/>Спи. Усни.<text:line-break/><text:line-break/>Помни только в сне глубоком,</text:p><text:p text:style-name="P69"><text:tab/>В сне прекрасном и далёком,<text:line-break/>Если слышишь зов сестры —</text:p><text:p text:style-name="P69"><text:tab/>Возвращайся и не спи!</text:p></text:note-body></text:note>. Кимеринн сложил приставные ступеньки и закрепил их под днищем, после чего занял пустующее место в упряжке.</text:p>
      <text:p text:style-name="P5">– <text:s/>Давай-давай-давай-давай,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Снаружи даже те развалины, что остались от замка, в лучах вечернего солнца выглядели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text:soft-page-break/>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8">он ещё раз исполнит своё предназначение</text:span>&gt;. В отличие от Дома, он не пострадал в нашем последнем сражении тысячу лет назад. Развалился сам, от старости.</text:p>
      <text:p text:style-name="P5">– <text:s/>Почему ты называешь замок домом?</text:p>
      <text:p text:style-name="P5">– <text:s/>Потому что он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3">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8">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text:soft-page-break/>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9">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9">Резко</text:span><text:span text:style-name="T1"> запахло озоном. </text:span></text:p>
      <text:p text:style-name="P5">Я закрыл глаза, попытавшись успокоиться. Есть такие моменты, когда от тебя ничего не зависит, <text:span text:style-name="T22">ты ощущаешь себя мелкой блохой на теле слона и</text:span> просто должен сидеть и не рыпаться, наблюдая за битвой титанов. Или даже не наблюдая — лучше поберечь глаза, они мне ещё пригодятся. Своё дело я сделал, когда помог солнечной аликорнице выбраться из подземелья. Сейчас нужно просто <text:span text:style-name="T23">выдохнуть</text:span>. Если заткнуть уши, вполне можно прислониться к мягкой спинке колесницы и попытаться привести в порядок нервы…</text:p>
      <text:p text:style-name="P83"><text:span text:style-name="T23">Стробоскопическое мерцание прекратилось</text:span>. Я приоткрыл глаз. <text:span text:style-name="T23">Луна подобно осеннему листу опускалась на платформу. В который раз за эти грёбаные сутки я покрылся гусиной кожей от видения по-змеиному узких зрачков Луны, глядящих сквозь меня безо всяких эмоций.</text:span></text:p>
      <text:p text:style-name="P84">Впрочем, скорее всего, мне привиделось. Луна приземлилась на платформу и её передние ноги тут же подогнулись. Мотнув головой, она с усилием поднялась — глаза её при этом уже были в норме.</text:p>
      <text:p text:style-name="P82"/>
      <text:p text:style-name="P82"/>
      <text:p text:style-name="P82"/>
      <text:p text:style-name="P82"/>
      <text:p text:style-name="P82"/>
      <text:p text:style-name="P82">Вялые мысли были прерваны сильнейшим ударом в дно платформы. <text:span text:style-name="T21">Шипастая</text:span> <text:span text:style-name="T21">лоза</text:span> запуталась в спицах ближайшего ко мне колеса и <text:span text:style-name="T21">намоталась на ось.</text:span> <text:span text:style-name="T21">Я заорал и попытался отодвинуться от поручня подальше. Но лоза, натянувшись как струна, потянула платформу вниз. Пол платформы наклонился, как у корабля в шторм. Селестия, до сих пор лежавшая без движения посреди экипажа, заскользила по наклонной плоскости и прижала меня к поручню.</text:span></text:p>
      <text:p text:style-name="P5"/>
      <text:p text:style-name="P5"><text:s/></text:p>
      <text:p text:style-name="P5"/>
      <text:p text:style-name="P2"/>
      <text:p text:style-name="P2">Снова хлопок, но какой-то нечёткий, двойной.</text:p>
      <text:p text:style-name="P2"><text:span text:style-name="T1">–</text:span> Ещё влево! <text:span text:style-name="T1">–</text:span> Дискорд так энергично двинул повозку, что наполовину развернул заднюю пару упряжных пегасов.</text:p>
      <text:p text:style-name="P2">Это было ошибкой.</text:p>
      <text:p text:style-name="P14">&lt;<text:span text:style-name="T9">Дискорд не любил Кимеринна, как соперника за обладание Луной., но попытался его спасти и винит себя, что не смог помочь.</text:span>&gt;</text:p>
      <text:p text:style-name="P5"/>
      <text:p text:style-name="P1"><text:span text:style-name="T13">–</text:span><text:span text:style-name="T11"> Похоже, он</text:span><text:span text:style-name="T12">и</text:span><text:span text:style-name="T11"> приближаются! </text:span><text:span text:style-name="T12">– </text:span><text:span text:style-name="T1">Дискорд указал кривым когтем на пятно ряби на болотной воде, быстро догоняющей тень от колесницы. </text:span><text:span text:style-name="T3">–</text:span><text:span text:style-name="T1"> Вот не было заботы! Придётся набирать высоту кругами.</text:span></text:p>
      <text:p text:style-name="P5"/>
      <text:p text:style-name="P2"/>
      <text:p text:style-name="P2"><text:soft-page-break/>мелко молотя чахлыми крылышками, на повозку спикировал Дискорд. <text:span text:style-name="T1">–</text:span> </text:p>
      <text:p text:style-name="P2">, </text:p>
      <text:p text:style-name="P2">Пегасы заложили вираж, но повозка была громоздка и неуклюжа, а островок с развалинами замка невелик, и потому держаться над сушей не получалось.</text:p>
      <text:p text:style-name="P2"><text:span text:style-name="T1">–</text:span> Если мы не успеем набрать высоту до … <text:span text:style-name="T1">–</text:span> внезапно громкий плеск и хлопок заглушили слова Дискорда.</text:p>
      <text:p text:style-name="P5"/>
      <text:p text:style-name="P5">По мере подъёма стало видно, что замок, фактически, расположен на островке, со всех сторон окружённом болотом.</text:p>
      <text:p text:style-name="P5"/>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3">&lt;</text:span><text:span text:style-name="T9">Живая лошадь — не кошка, ухаживать за ней сложнее</text:span><text:span text:style-name="T3">&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3">–</text:span> Держись! <text:span text:style-name="T3">–</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3">&lt;</text:span><text:span text:style-name="T8">взгляд</text:span><text:span text:style-name="T3">&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3">—</text:span> выглядело по-дурацки, но тем-не-менее <text:span text:style-name="T3">—</text:span> повозка начала медлено набирать высоту. </text:p>
      <text:p text:style-name="P2"/>
      <text:p text:style-name="P2">Руины древнего замка внизу сменила топкая зелень болота.</text:p>
      <text:p text:style-name="P2"><text:span text:style-name="T3">–</text:span> Похоже, он<text:span text:style-name="T1">и</text:span> приближаются! <text:span text:style-name="T1">–</text:span> мелко молотя чахлыми крылышками, на повозку спикировал Дискорд. <text:span text:style-name="T1">–</text:span> Не приближайтесь к воде! Набирайте высоту кругами!</text:p>
      <text:p text:style-name="P2">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text:p>
      <text:p text:style-name="P2">Пегасы заложили вираж, но повозка была громоздка и неуклюжа, а островок с развалинами замка невелик, и потому держаться над сушей не получалось.</text:p>
      <text:p text:style-name="P2"><text:soft-page-break/><text:span text:style-name="T1">–</text:span> Если мы не успеем набрать высоту до … <text:span text:style-name="T1">–</text:span>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text:p>
      <text:p text:style-name="P2"><text:span text:style-name="T1">–</text:span> Вправо! <text:span text:style-name="T1">–</text:span> заорал Дискорд.</text:p>
      <text:p text:style-name="P2"/>
      <text:p text:style-name="P2"/>
      <text:p text:style-name="P2"/>
      <text:p text:style-name="P2"/>
      <text:p text:style-name="P14"/>
      <text:p text:style-name="P2">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text:span text:style-name="T1">—</text:span> маленькое и быстрое. И когда это дрожащеее пятно ряски выстрелило, колючий клубок достиг цели. Плеть ударила в пегаса-гонца, выбив из него дыхание и обплёвшись удушающей петлёй вокруг тела.</text:p>
      <text:p text:style-name="P2">Пятёрка скакунов молча ускорилась, а их попавшийся собрат бился в обьятиях лианы как мотылёк в паутине.</text:p>
      <text:p text:style-name="P2">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text:p>
      <text:p text:style-name="P2">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text:p>
      <text:p text:style-name="P2">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text:p>
      <text:p text:style-name="P2">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text:p>
      <text:p text:style-name="P2"><text:span text:style-name="T1">–</text:span> Кимеринн!!! <text:s/><text:span text:style-name="T1">–</text:span>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14">&lt;<text:span text:style-name="T12">Дискорд и сёстры с Твайлайт уже не имеют достаточно магической силы, чтобы создать щит — потратили всё на заклинание, пробившее коридор и призвавшее Макса</text:span>&gt;</text:p>
      <text:p text:style-name="P2"><text:span text:style-name="T1">–</text:span> Луна, <text:s/>очнись ты ничем ему уже не поможешь! <text:span text:style-name="T1">–</text:span>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Через секунду крылатая фигурка скрылась в тёмных клокочущих водах.</text:p>
      <text:p text:style-name="P2">Твайлайт немигающим взглядом провожала его.</text:p>
      <text:p text:style-name="P2"><text:span text:style-name="T1">–</text:span> Как?... Как?... <text:span text:style-name="T1">–</text:span> бормотала она. <text:span text:style-name="T1">–</text:span> Почему? <text:s/>Не понимаю. Не могу понять. Не понимаю…</text:p>
      <text:p text:style-name="P2">…</text:p>
      <text:p text:style-name="P2">Я огляделся.</text:p>
      <text:p text:style-name="P2"><text:span text:style-name="T1">–</text:span> А где Дискорд?</text:p>
      <text:p text:style-name="P2"><text:soft-page-break/>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text:p>
      <text:p text:style-name="P2"><text:span text:style-name="T1">–</text:span> Тут ваш драконикус, тут. Помогите мне забраться в колесницу, <text:span text:style-name="T1">–</text:span> послышалось жалобное стенание откуда-то сзади.</text:p>
      <text:p text:style-name="P2">Селестия высвободилась из обьятий рыдающей сестры и подошла к заднему борту колесницы.</text:p>
      <text:p text:style-name="P2">Я перегнулся через борт.</text:p>
      <text:p text:style-name="P2">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text:p>
      <text:p text:style-name="P2">Селестия, навалившись грудью на борт, вытянула шею и ухватила Дискорда зубами за загривок.</text:p>
      <text:p text:style-name="P2"><text:span text:style-name="T1">–</text:span> Помоги! <text:span text:style-name="T1">–</text:span> процедила она сквозь зубы.</text:p>
      <text:p text:style-name="P2">Я вышел из ступора и, в свою очередь, ухватился одной рукой за борт, второй <text:span text:style-name="T1">—</text:span> за лапу Дискорда.</text:p>
      <text:p text:style-name="P2"><text:span text:style-name="T1">–</text:span> Считай до трёх! <text:span text:style-name="T1">–</text:span> <text:span text:style-name="T3">&lt;</text:span><text:span text:style-name="T8">процедила</text:span><text:span text:style-name="T3">&gt;</text:span> сквозь сжатые зубы Селестия.</text:p>
      <text:p text:style-name="P2"><text:span text:style-name="T3">–</text:span> Раз! Два! Три! У-у-ух! <text:span text:style-name="T3">–</text:span> мы поднапряглись и таки втянули немалую тушу Дискорда в повозку.</text:p>
      <text:p text:style-name="P2"><text:span text:style-name="T3">–</text:span> Ффух. Выкарабкались. Почти без потерь, <text:span text:style-name="T3">–</text:span> заметил Дискорд, оглядывая крыло.</text:p>
      <text:p text:style-name="P2"><text:span text:style-name="T3">–</text:span> Кимеринн погиб, <text:span text:style-name="T3">–</text:span> прошептала Луна.</text:p>
      <text:p text:style-name="P2"><text:span text:style-name="T3">–</text:span> Да, я видел. Он погиб, спасая друзей и свою принцессу. Это <text:s/>не худшая смерть, <text:s/><text:span text:style-name="T3">–</text:span> печально ответствовал Дискорд.</text:p>
      <text:p text:style-name="P2">Дальше мы летели молча.</text:p>
      <text:p text:style-name="P2"/>
      <text:h text:style-name="P90" text:outline-level="2">Кантерлот</text:h>
      <text:p text:style-name="P54">Селестия лежит в больнице, восстанавливаясь. Макс 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34">Музыка медленная, фэнтезийная, средневековая, изысканая, дворцовая (стиль Dire Straits “Coyote”)</text:p>
      <text:p text:style-name="P2">Никто не знал, что со мной делать: <text:span text:style-name="T1">пользы от меня никакой, </text:span>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text:p>
      <text:p text:style-name="P2">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text:p>
      <text:p text:style-name="P2">Но пони, по моим наблюдениям, в целом были более сплочённы и отзывчивы, чем люди. </text:p>
      <text:p text:style-name="P2">И здесь была магия.</text:p>
      <text:p text:style-name="P2">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text:p>
      <text:p text:style-name="P2"><text:soft-page-break/>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text:p>
      <text:p text:style-name="P17">“Глава IV. Пределы магии.<text:span text:style-name="T3">”</text:span></text:p>
      <text:p text:style-name="P17">Есть четыре предела магии: </text:p>
      <text:list xml:id="list8172339025343552236" text:style-name="L4">
        <text:list-item>
          <text:p text:style-name="P85">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text:p>
        </text:list-item>
        <text:list-item>
          <text:p text:style-name="P85">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text:p>
        </text:list-item>
        <text:list-item>
          <text:p text:style-name="P85">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text:p>
        </text:list-item>
        <text:list-item>
          <text:p text:style-name="P85">Третий предел. На этом уровне магии работает сам Творец. Ему подвластно всё. <text:span text:style-name="T1">Некоторые отмеченные судьбою пони могут договориться с Творцом и он им время от времени будет помогать на этом уровне.</text:span></text:p>
        </text:list-item>
      </text:list>
      <text:p text:style-name="P8"/>
      <text:p text:style-name="P17">Глава V. Основы.</text:p>
      <text:p text:style-name="P17">Основа любого магического направления <text:span text:style-name="T1">—</text:span>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17">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7">Возьмём, <text:s/>примеру, заклинание начального предела: “Ярету пхонг руул квами”, <text:span text:style-name="T1">–</text:span> что означает: “Разогнать силу и оборотить против себя”.</text:p>
      <text:p text:style-name="P17">Таким образом, читая заклинание создания лёгкого ветерка, маг узнаёт его рецепт. При творении заклинания вовсе не обязательно произносить его <text:span text:style-name="T1">—</text:span> некоторые, впрочем, проговаривают его вслух для запоминания и вящего эффекта. Каюсь, и ваш покорный слуга не гнуша<text:span text:style-name="T1">лся</text:span> этим для заслуживания авторитета у молоденьких доверчивых кобылок…”</text:p>
      <text:p text:style-name="P2"/>
      <text:p text:style-name="P2">Дверь в библиотеку открылась и внутрь заглянул стражник из внутренней стражи.</text:p>
      <text:p text:style-name="P2"><text:span text:style-name="T3">– </text:span>Её Высочество Принцесса Селестия хочет видеть вас, человек Макс.</text:p>
      <text:p text:style-name="P2">Я оторвался от трактата <text:span text:style-name="T1">С</text:span>вирла Бородатого <text:span text:style-name="T3">&lt;</text:span>“Основы магического <text:span text:style-name="T3">искусства”&gt;.</text:span></text:p>
      <text:p text:style-name="P2">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text:soft-page-break/>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2">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2">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2"><text:span text:style-name="T3">–</text:span> Уже иду. Где я могу её найти?</text:p>
      <text:p text:style-name="P2"><text:span text:style-name="T3">–</text:span> Я проведу вас, человек Макс. <text:span text:style-name="T3">–</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2">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2"><text:span text:style-name="T3">–</text:span> Её высочество у себя в покоях. Проходите.</text:p>
      <text:p text:style-name="P2"><text:span text:style-name="T3">–</text:span> Пегас занял свой пост у двери напротив своего собрата.</text:p>
      <text:p text:style-name="P2">За дверью оказался небольшой коридорчик, выход из которого был прикрыт свисающими гирляндами плюща.</text:p>
      <text:p text:style-name="P2">Раздвинув живой полог, я огляделся.</text:p>
      <text:p text:style-name="P2">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3">&lt;</text:span><text:span text:style-name="T9">На самом деле, Селестия — сибаритка, в отличие от спартанки - Луны</text:span><text:span text:style-name="T3">&gt;</text:span></text:p>
      <text:p text:style-name="P2">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2"><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text:span text:style-name="T1">–</text:span> Здравствуй…те, Ваше Высочество.</text:p>
      <text:p text:style-name="P2"><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3">&lt;</text:span><text:span text:style-name="T8">Одним из таких немногих был Кимеринн</text:span><text:span text:style-name="T3">&gt;</text:span>…</text:p>
      <text:p text:style-name="P2"><text:span text:style-name="T3">–</text:span> Мне очень жаль, что так получилось… Селестия.</text:p>
      <text:p text:style-name="P2">Она через силу улыбнулась. </text:p>
      <text:p text:style-name="P2"><text:s/><text:span text:style-name="T3">–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text:soft-page-break/>Устраивайся поудобнее <text:span text:style-name="T3">—</text:span> принцесса указала на горку подушек, сложенных на ковре с длиннейшим ворсом - и приготовься слушать.</text:p>
      <text:p text:style-name="P2">Селестия устроилась на ковре напротив меня и начала рассказ.</text:p>
      <text:p text:style-name="P14">&lt;<text:span text:style-name="T9">После секса, Селестия отказывает Максу в аудиенции (стыдится?). Только перед его отъездом из Кантерлота она прощается с ним</text:span>&gt;</text:p>
      <text:p text:style-name="P14">&lt;<text:span text:style-name="T8"> - А почему ты смеялась, когда я обблевал тебе копыто?</text:span></text:p>
      <text:p text:style-name="P14"><text:span text:style-name="T8">- Ты стоял тогда такой жалкий, обблёванный, беспомощный, - но всё равно старался помочь мне. Это было так трогательно <text:s/></text:span>&gt;</text:p>
      <text:p text:style-name="P4">***</text:p>
      <text:p text:style-name="P2">Аликорны очень <text:span text:style-name="T1">одиноки&lt;</text:span><text:span text:style-name="T9">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9">???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2"><text:span text:style-name="T1">–</text:span> Понятно, <text:span text:style-name="T1">–</text:span> я кивнул головой. <text:span text:style-name="T1">–</text:span> Институт консортства. Кимеринн был фаворитом Луны.</text:p>
      <text:p text:style-name="P2"><text:span text:style-name="T3">&lt;</text:span><text:span text:style-name="T8">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3">&gt;</text:span></text:p>
      <text:p text:style-name="P14"/>
      <text:h text:style-name="P90" text:outline-level="2">Рассказ Селестии <text:span text:style-name="T8">(“1001 ночь”)</text:span></text:h>
      <text:p text:style-name="P6"/>
      <text:p text:style-name="P2">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3">–</text:span> осень, за осенью <text:span text:style-name="T3">–</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3">&lt;</text:span><text:span text:style-name="T9">...</text:span><text:span text:style-name="T3">&gt;</text:span></text:p>
      <text:p text:style-name="P2">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2"><text:span text:style-name="T3">–</text:span> Постой, постой, <text:span text:style-name="T3">–</text:span> я попыталась удержать ускользающую тень сомнения. <text:span text:style-name="T3">–</text:span> Ты, кажется, говорил о восьмими жеребятах, не сдавших выпускные лётные экзамены?</text:p>
      <text:p text:style-name="P2"><text:span text:style-name="T3">–</text:span> Да, Ваше Высочество, <text:span text:style-name="T3">–</text:span> гонец потупил взгляд, глаза его забегали, <text:span text:style-name="T3">–</text:span> по состоянию здоровья.</text:p>
      <text:p text:style-name="P2"><text:span text:style-name="T3">–</text:span> Какая болезнь посетила Клаудсдейл, что целых два крыла жеребят пропустили экзамены?</text:p>
      <text:p text:style-name="P2"><text:span text:style-name="T3">–</text:span> Эммм… Они… м-м-м… не больны… в некотором смысле… <text:span text:style-name="T3">–</text:span> гонец изо всех сил ковырял копытом дворцовую плитку, пряча взгляд. <text:span text:style-name="T3">–</text:span> Они… мнэээ… сами… в некотором роде… кхм. Нервный срыв. Переутомление и бессонница… Кхм.</text:p>
      <text:p text:style-name="P2"><text:span text:style-name="T3">–</text:span> Сами <text:span text:style-name="T3">—</text:span> что? <text:span text:style-name="T3">–</text:span> Я постепенно начала понимать причину смущения гонца.</text:p>
      <text:p text:style-name="P2"><text:span text:style-name="T3">–</text:span> Сами… эээ… вроде как… ну… отказались…</text:p>
      <text:p text:style-name="P2">Пегас понурил голову и пытался протереть копытом пол.</text:p>
      <text:p text:style-name="P2"><text:soft-page-break/>Я всё поняла. Для пегаса смысл жизни <text:span text:style-name="T3">—</text:span> в возможности летать. И добровольно отказаться от полётов для пегаса <text:span text:style-name="T3">—</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2"><text:span text:style-name="T3">–</text:span> Пригласите этих жеребят во дворец. Я хочу поговорить с ними. </text:p>
      <text:p text:style-name="P2"><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2">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4">***</text:p>
      <text:p text:style-name="P2"><text:span text:style-name="T3">– </text:span>Добрый день, Ваше Высочество! <text:span text:style-name="T3">–</text:span> семь молоденьких пегасов склонились в поклоне. <text:span text:style-name="T3">–</text:span> Позвольте представиться! <text:span text:style-name="T3">–</text:span> жеребята по очереди назвали свои имена.</text:p>
      <text:p text:style-name="P2"><text:span text:style-name="T3">–</text:span> А где восьмой? <text:span text:style-name="T3">–</text:span> удивилась я. <text:span text:style-name="T3">–</text:span> Мне сказали, вас было восемь. Восемь отказавшихся летать.</text:p>
      <text:p text:style-name="P2"><text:span text:style-name="T3">–</text:span> Да, Ваше Высочество, п-принцесса Селестия, <text:span text:style-name="T3">–</text:span> старший из них запинался от волнения, <text:span text:style-name="T3">–</text:span> Шейла Блюскай не смогла прибыть. Она з-заболела.</text:p>
      <text:p text:style-name="P2"><text:span text:style-name="T3">–</text:span> Успокойтесь, малыши, <text:span text:style-name="T3">–</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2">Наступило молчание. Жеребята переминались с ноги на ногу, прятали глаза, но отвечать никто не хотел.</text:p>
      <text:p text:style-name="P2"><text:span text:style-name="T1">– </text:span>Ну, это… <text:span text:style-name="T1">–</text:span> шмыгнул старший. <text:span text:style-name="T1">–</text:span> Не знаю, как другие, а я накануне потянул крыло.</text:p>
      <text:p text:style-name="P2"><text:span text:style-name="T1">–</text:span> А я простудилась.</text:p>
      <text:p text:style-name="P2"><text:span text:style-name="T1">–</text:span> А я отравился болиголовом.</text:p>
      <text:p text:style-name="P2"><text:span text:style-name="T1">–</text:span> А я…</text:p>
      <text:p text:style-name="P2">Семь схожих объяснений прозвучало в унисон. Самое смешное было у маленькой <text:s/>пегаски.</text:p>
      <text:p text:style-name="P2"><text:span text:style-name="T1">–</text:span> У тебя болел зуб и ты отказалась летать?</text:p>
      <text:p text:style-name="P2"><text:span text:style-name="T1">–</text:span> Я обвела жеребят долгим взглядом.</text:p>
      <text:p text:style-name="P2"><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2"><text:span text:style-name="T1">–</text:span> Ну, мои дорогие, теперь расскажите своей принцессе правду. Ваша ложь её очень расстраивает.</text:p>
      <text:p text:style-name="P2">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2"><text:span text:style-name="T1">–</text:span> Ну же, Бинки, расскажи, что у тебя стряслось? Не бойся…</text:p>
      <text:p text:style-name="P2"><text:span text:style-name="T1">–</text:span> А-а-а-а-а-а я-а-а-а-а боюу-у-у-у-усь! <text:span text:style-name="T1">–</text:span> расплакалась Бинки Софтмэйн, прикрыв голову копытцами.</text:p>
      <text:p text:style-name="P2"><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2"><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2"><text:span text:style-name="T1">–</text:span> Угу. Правильно она говорит. <text:span text:style-name="T1">–</text:span> Пробурчал вдруг старший. <text:span text:style-name="T1">–</text:span> я тоже того… Не хочу, чтоб меня на <text:soft-page-break/>радугу перемололи.</text:p>
      <text:p text:style-name="P2"><text:span text:style-name="T1">–</text:span> И я!</text:p>
      <text:p text:style-name="P2"><text:span text:style-name="T1">– </text:span>И я тоже!</text:p>
      <text:p text:style-name="P2">Жеребята один за другим подтвердили то же самое.</text:p>
      <text:p text:style-name="P2">На этот раз они не лгали. Я не могла поверить в это, но сейчас они говорили от души.</text:p>
      <text:p text:style-name="P2"><text:span text:style-name="T1">–</text:span> Кто рассказал вам это? Эту… ложь?</text:p>
      <text:p text:style-name="P2"><text:span text:style-name="T1">–</text:span> Никто. Просто знаю. <text:span text:style-name="T1">–</text:span> Старший жеребёнок упрямо уставился в пол.</text:p>
      <text:p text:style-name="P2"><text:span text:style-name="T3">–</text:span> И я.</text:p>
      <text:p text:style-name="P2"><text:span text:style-name="T3">–</text:span> И я тоже.</text:p>
      <text:p text:style-name="P2"><text:span text:style-name="T3">–</text:span> И я-а-а-а-а-а!</text:p>
      <text:p text:style-name="P2">Это было какое-то сумасшествие! Фабрика, перерабатывающая не сдавших лётные экзамены жеребят на радугу… Он искренне в это верили.</text:p>
      <text:p text:style-name="P2">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2"/>
      <text:h text:style-name="P90" text:outline-level="2">ЛСД-чаепитие</text:h>
      <text:p text:style-name="P2"/>
      <text:p text:style-name="P2">Селестия встала с ковра, подошла к небольшой жаровне и поставила на неё пузатый серебряный чайничек.</text:p>
      <text:p text:style-name="P2"><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2"><text:span text:style-name="T1">–</text:span> Спасибо, Селестия. Пожалуй, буду “кантерлотский королевский”.</text:p>
      <text:p text:style-name="P2"><text:span text:style-name="T1">–</text:span> Зови меня Тия. Не хочу слышать официоз у себя дома.</text:p>
      <text:p text:style-name="P2"><text:span text:style-name="T1">–</text:span> Селестия открыла кухонный шкафчик и, потянув зубами за золотой шнурок, вытащила чёрный с золотом пакетик.</text:p>
      <text:p text:style-name="P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text:span text:style-name="T1">–</text:span> Селестия разожгла горелку, опустила два пакетика в чайник и достала из шкафчика две розовые чашки в золотой горошек.</text:p>
      <text:p text:style-name="P2"><text:span text:style-name="T1">–</text:span> Тебе помочь? <text:span text:style-name="T1">–</text:span> я привстал с подушек.</text:p>
      <text:p text:style-name="P2"><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2"/>
      <text:p text:style-name="P25"><text:soft-page-break/><text:span text:style-name="T3">&lt;</text:span>в сцене 34 - Тия при заварке чая добавляет порошок в огонь - тот становится голубым. А в чай - щепотку афродизиака<text:span text:style-name="T3">&gt;</text:span></text:p>
      <text:p text:style-name="P2"/>
      <text:p text:style-name="P2"><text:span text:style-name="T3">–</text:span> И что же, те жеребята перестали бояться экзаменов?</text:p>
      <text:p text:style-name="P2"><text:span text:style-name="T3">–</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2"><text:span text:style-name="T3">–</text:span> Но это было только начало.</text:p>
      <text:p text:style-name="P2">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2"><text:span text:style-name="T3">–</text:span> Ты вылила заварку? Зачем? - удивился я.</text:p>
      <text:p text:style-name="P2"><text:span text:style-name="T3">–</text:span> Моя маленькая месть дворцовым ритуалам. Только между нами! <text:span text:style-name="T3">–</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2"><text:span text:style-name="T3">–</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2"><text:span text:style-name="T3">–</text:span> Ты могла бы нести меня телекинезом. Я, после того, как узнал о ваших способностях, удивлялся, почему ты этого не сделала?</text:p>
      <text:p text:style-name="P2"><text:span text:style-name="T3">–</text:span> Шутишь? <text:span text:style-name="T3">–</text:span> Селестия скосила на меня фиалковый глаз, продолжая колдовать с мешочком. <text:span text:style-name="T3">–</text:span> Ты бы потом не захотел бы видеть меня от перенесенного унижения.</text:p>
      <text:p text:style-name="P25"><text:span text:style-name="T3">&lt;Селестия </text:span>хочет любым способом (34) расположить к себе Макса, чтоб получить союзника в борьбе за спасение Эквестрии<text:span text:style-name="T3">&gt;</text:span></text:p>
      <text:p text:style-name="P2">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text:span text:style-name="T3">–</text:span> А что же было дальше? Ты сказала, что случай с жеребятами был только началом?</text:p>
      <text:p text:style-name="P2"><text:span text:style-name="T3">–</text:span> А дальше всё было хуже, намного хуже...</text:p>
      <text:p text:style-name="P2"/>
      <text:h text:style-name="P90" text:outline-level="2">Рейд пони-рэйнджеров</text:h>
      <text:p text:style-name="P2"/>
      <text:p text:style-name="P23">(леденящий душу триллер, музыка тревожная)</text:p>
      <text:p text:style-name="P6">&lt;<text:span text:style-name="T8">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text:soft-page-break/>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3">–</text:span> Тьфу ты, б-бестия! <text:span text:style-name="T3">–</text:span> Мэдтроттер принялся протирать окровавленное лезвие. <text:span text:style-name="T3">–</text:span> Впервые такую тварь встречаю.</text:p>
      <text:p text:style-name="P2"><text:span text:style-name="T3">–</text:span> Не думаю, что она появится ещё. <text:span text:style-name="T3">–</text:span> Калрус вслушивался в лесной шум. Уши его поворачивались по ветру. <text:span text:style-name="T3">–</text:span> Ты её хорошенько угостил. По первому разряду!</text:p>
      <text:p text:style-name="P2"><text:span text:style-name="T3">–</text:span> У нас, в Аппалузе, это называется “салют легионера”, <text:span text:style-name="T3">–</text:span> усмехнулся Хорст. <text:span text:style-name="T3">–</text:span> Мало кто из врагов его переживает.</text:p>
      <text:p text:style-name="P2"><text:span text:style-name="T3">–</text:span> Первым дежуришь ты, Мэдди. Потом я. Калрус <text:span text:style-name="T3">—</text:span> последним, <text:span text:style-name="T3">–</text:span> решил я. <text:span text:style-name="T3">–</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3">–</text:span> Что за чертовщина? <text:span text:style-name="T3">–</text:span> Мэдтроттер трогал копытом лежащую на земле плеть лианы, которая медленно уползала в чащу, сворачиваясь в колючий клубок.</text:p>
      <text:p text:style-name="P2"><text:span text:style-name="T3">–</text:span> Не нравится мне это, <text:span text:style-name="T3">–</text:span> пробормотал Калрус, стряхивая с крыла зелёную плеть, свесившуюся с дерева и попытавшуюся обвить его махательный сустав. <text:span text:style-name="T3">–</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3">–</text:span> Да уж, <text:span text:style-name="T3">–</text:span> Мэдтроттер обнажил алебарду и закрепил её на ноге остриём вверх. <text:span text:style-name="T3">–</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3">–</text:span> Шанту?</text:p>
      <text:p text:style-name="P2"><text:span text:style-name="T3">–</text:span> Ваше Высочество? Мы никогда не встречали такое существо раньше и я…</text:p>
      <text:p text:style-name="P2"><text:span text:style-name="T3">–</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text:soft-page-break/>мигающие внизу тысячей светлячков.</text:p>
      <text:p text:style-name="P2"><text:span text:style-name="T3">–</text:span> Хотя кое-кто за за тысячу лет воздержания накопил столько силы, что может жонглировать планетами, не думаю, что он <text:span text:style-name="T3">&lt;</text:span><text:span text:style-name="T7">вот эту-то энергию Дискорд и потратил на превращение в дракона в мире Терры</text:span><text:span text:style-name="T3">&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3">&lt;</text:span><text:span text:style-name="T9">Добавить кокатрикса, мантикору и древесных волков. Тентаклианы переименовать в пландерсиды</text:span><text:span text:style-name="T3">&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3">–</text:span> Что за ерунда? <text:span text:style-name="T3">–</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3">–</text:span> Не знаю, что за ерунда, но теперь становится ясно, откуда тут те черепа. <text:span text:style-name="T3">–</text:span> Я вытер накрыльный нож о траву и показал на две продолговатости, тускло белевшие в траве у самого ствола граба. <text:span text:style-name="T3">–</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3">–</text:span> Пхе, будет несколько <text:span text:style-name="T3">—</text:span> выберешь для них самый подходящий! <text:span text:style-name="T3">–</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3">&lt;</text:span><text:span text:style-name="T8">короткий</text:span><text:span text:style-name="T3">&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3">–</text:span> Ходят слухи, Стар <text:span text:style-name="T3">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3">—</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3">–</text:span> Мечтательно разглагольствовал Калрус.</text:p>
      <text:p text:style-name="P2"><text:span text:style-name="T3">–</text:span> Смотри, как бы ты сам после такой встречи не стал чудным материалом для <text:s/>чудовища, <text:span text:style-name="T3">–</text:span> проворчал Мэдтроттер. <text:span text:style-name="T3">–</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3">–</text:span> Странно, кто-то ходил к замку после того, как он был заброшен, <text:span text:style-name="T3">–</text:span> пробормотал Мэдтроттер. <text:span text:style-name="T3">–</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3">–</text:span> Дискорд! Что их убило? <text:span text:style-name="T3">–</text:span> присвистнул обошедший Хорста с другой стороны Калрус.</text:p>
      <text:p text:style-name="P2"><text:span text:style-name="T3">–</text:span> Что бы их ни убило, нам с этим знакомиться ни к чему, <text:span text:style-name="T3">–</text:span> пробормотал Мэдтроттер озираясь. <text:span text:style-name="T3">–</text:span> Не <text:soft-page-break/>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3">–</text:span> Это королевский конвой. Такие были на службе у принцесс ещё лет двадцать назад, до Раздора.</text:p>
      <text:p text:style-name="P2"><text:span text:style-name="T3">–</text:span> Такое впечатление, что… <text:span text:style-name="T3">–</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3">–</text:span> ...тут была засада <text:span text:style-name="T3">–</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3">—</text:span> туда мы и помчались, сопровождаемые хлопками и свистом вращающихся шаров.</text:p>
      <text:p text:style-name="P4">***</text:p>
      <text:p text:style-name="P2"><text:span text:style-name="T3">–</text:span> Откуда там останки пегасов? Кто мог поймать их там? Они могут уйти от любой засады.</text:p>
      <text:p text:style-name="P2"><text:span text:style-name="T3">–</text:span> Не знаю, как насчёт летунов, принцессса, но когда мы осматривали кости, на нас было совершено нападение...</text:p>
      <text:p text:style-name="P2"><text:span text:style-name="T3">–</text:span> Вот как? На королевскую стражу в центре Эквестрии? Кто же это был?</text:p>
      <text:p text:style-name="P2"><text:span text:style-name="T3">–</text:span> Лианы, принцесса. <text:span text:style-name="T3">–</text:span> Кимеринн отчеканил последнюю фразу, глядя прямо перед собой. <text:span text:style-name="T3">–</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3">– </text:span>сорок. Мы назвали их <text:span text:style-name="T3">&lt;</text:span><text:span text:style-name="T8">???</text:span><text:span text:style-name="T3">&gt;</text:span></text:p>
      <text:p text:style-name="P2">Луна обошла Кимеринна. </text:p>
      <text:p text:style-name="P2"><text:span text:style-name="T3">–</text:span> У вас рассечен бок. И колотая рана на шее.</text:p>
      <text:p text:style-name="P2"><text:span text:style-name="T3">–</text:span> Не уследил за лианой, Ваше Высочество. Ерунда. Калрус вовремя отсёк плеть. <text:span text:style-name="T3">–</text:span> Голубые глаза Кимеринна смотрели прямо сквозь Луну, не мигая.</text:p>
      <text:p text:style-name="P2"><text:span text:style-name="T3">–</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3">–</text:span> Я ценю вашу службу и хочу достойно наградить вас. Спрашивайте.</text:p>
      <text:p text:style-name="P2"><text:span text:style-name="T3">–</text:span> Мне… мне ничего не нужно, Ваше Высочество. <text:span text:style-name="T3">–</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3">–</text:span> Кимеринн, вы окажете своей принцессе услугу, если согласитесь <text:s/>принять от неё награду! <text:span text:style-name="T3">–</text:span> Если бы он понял… Как когда-то понял Амарок… Аликорны <text:span text:style-name="T3">—</text:span> тоже живые существа. И они очень одиноки…</text:p>
      <text:p text:style-name="P2"><text:span text:style-name="T3">–</text:span> Хорошо, Ваше Высочество. <text:span text:style-name="T3">–</text:span> Кимеринн смотрел не мигая в точку прямо перед собой. <text:span text:style-name="T3">–</text:span> Я хочу… в награду… обращаться к вам на “ты”!</text:p>
      <text:p text:style-name="P2">Туман застилал глаза Луне. Она смотрела на него <text:span text:style-name="T3">—</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oft-page-break/><text:span text:style-name="T3">–</text:span> Ну что же… Я рада оказать такую услугу… Тебе…</text:p>
      <text:p text:style-name="P2"><text:span text:style-name="T3">–</text:span> Принцесса…</text:p>
      <text:p text:style-name="P2"><text:span text:style-name="T3">–</text:span> Луна, мой дорогой. Для тебя <text:span text:style-name="T3">—</text:span> Луна…</text:p>
      <text:p text:style-name="P2">...</text:p>
      <text:p text:style-name="P2"/>
      <text:h text:style-name="P90" text:outline-level="2">Рейд пони-рэйнджеров-2 (<text:span text:style-name="T8">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3">&lt;</text:span><text:span text:style-name="T8">гидрорысью</text:span><text:span text:style-name="T3">&gt;</text:span> и нападением <text:span text:style-name="T3">&lt;</text:span><text:span text:style-name="T8">тентаклиан</text:span><text:span text:style-name="T3">&gt;</text:span> казался мне ещё опаснее. А если этот корабль обследовать как следует…</text:p>
      <text:p text:style-name="P2"><text:span text:style-name="T3">–</text:span> Заночуем внутри. - <text:span text:style-name="T1">р</text:span>ешил я.</text:p>
      <text:p text:style-name="P2"><text:span text:style-name="T3">&lt;</text:span><text:span text:style-name="T8">Нужен ли тут самолёт? Нужен артефакт из Fallout Equestria - летучий корабль</text:span>?<text:span text:style-name="T3">&gt;</text:span></text:p>
      <text:p text:style-name="P2">Утро встретило нас туманом. Я пытался рассмотреть руины замка на противоположном берегу.</text:p>
      <text:p text:style-name="P2"><text:span text:style-name="T3">–</text:span> Идти опасно. Засаду прозевать <text:span text:style-name="T3">—</text:span> как два пера об мостовую. Хорст, я слетаю в разведку. Не нравится мне это болото.</text:p>
      <text:p text:style-name="P2"><text:span text:style-name="T3">–</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3">–</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soft-page-break/>***</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3">–</text:span> Заметил что-то. <text:span text:style-name="T3">–</text:span> Хорст приставил копыто ко лбу, пытаясь рассмотретьчто-то против солнца. <text:span text:style-name="T3">–</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3">–</text:span> Поворачивайте, уходите от болота! <text:span text:style-name="T3">–</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3">–</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3">–</text:span> Не в крыло, а в ногу, <text:span text:style-name="T3">–</text:span> проворчал я, стаскивая зубами с задней ноги толстую плеть плюща, гладко отрубленную стилетом. <text:span text:style-name="T3">–</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3">– </text:span>Схватил бы за крыло <text:span text:style-name="T3">—</text:span> я бы не вырвался.</text:p>
      <text:p text:style-name="P2">Я взглянул вверх. На металлической стенке чётко отпечатались четыре полукруга копыт. </text:p>
      <text:p text:style-name="P2"><text:span text:style-name="T3">–</text:span> И пришлось бы тебе за меня во дворце отдуваться.</text:p>
      <text:p text:style-name="P2"><text:span text:style-name="T3">–</text:span> Нашел что-нибудь интересное в развалинах?</text:p>
      <text:p text:style-name="P2"><text:span text:style-name="T3">–</text:span> А как же! Странное такое. Похожее на обезьяну. Но стройнее и грациознее. И оно было одето…</text:p>
      <text:p text:style-name="P2"><text:span text:style-name="T3">–</text:span> Одето?</text:p>
      <text:p text:style-name="P2"><text:span text:style-name="T3">–</text:span> Да, в потёртые джинсы и куртку. И на спине было что-то вроде перемётной сумки. Не успел как следует расмотреть <text:span text:style-name="T3">—</text:span> оно скрылось в кустах. Что его отличало от обезьяны <text:span text:style-name="T3">—</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3">–</text:span> Ещ одно неизвестное чудовище! <text:s/>Что-то их тут много развелось.</text:p>
      <text:p text:style-name="P2">Я крепко задумался. Принцесса приказывала <text:span text:style-name="T3">—</text:span> нет, не приказывала <text:span text:style-name="T3">—</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text:soft-page-break/>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3">–</text:span> Куда идём, Кэп? <text:span text:style-name="T3">–</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3">–</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3">–</text:span> Вы ведь в неопасное место идёте, да?</text:p>
      <text:p text:style-name="P2"><text:span text:style-name="T3">–</text:span> Да, Силк Мэйн, в неопасное.</text:p>
      <text:p text:style-name="P2"><text:span text:style-name="T3">–</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3">–</text:span> Силк, не волнуйся, если будет опасно, мы сразу же повернём. (И пойдём другой дорогой <text:span text:style-name="T3">—</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3">—</text:span> ничтожны.</text:p>
      <text:p text:style-name="P2"><text:span text:style-name="T3">–</text:span> Возвращаемся, Мэдди, <text:span text:style-name="T3">–</text:span> решил я. <text:span text:style-name="T3">–</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90"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3">–</text:span> Пони умеют переносить тяготы, Макс. <text:span text:style-name="T3">–</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3">– </text:span>Душновато как-то, <text:span text:style-name="T3">–</text:span> Селестия встала с подушек и приоткрыла дверь на балкон. <text:span text:style-name="T3">–</text:span> Тебе не холодно?</text:p>
      <text:p text:style-name="P2"><text:soft-page-break/><text:span text:style-name="T3">–</text:span> Нет, вполне тепло. <text:span text:style-name="T3">–</text:span> Я тоже встал с подушек размять затёкшие ноги.</text:p>
      <text:p text:style-name="P2"><text:span text:style-name="T3">–</text:span> Уборная там. <text:span text:style-name="T3">–</text:span> Селестия показала на неприметную дверцу за занавеской в углу.</text:p>
      <text:p text:style-name="P2"><text:span text:style-name="T3">–</text:span> Как ты догадалась? <text:span text:style-name="T3">–</text:span> <text:span text:style-name="T1">и</text:span>зумился я.</text:p>
      <text:p text:style-name="P2"><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3">&lt;</text:span><text:span text:style-name="T8">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3">&gt;</text:span></text:p>
      <text:p text:style-name="P2"><text:span text:style-name="T3">&lt;</text:span><text:span text:style-name="T8">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3">&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3">–</text:span> То есть, Кимеринн видел человека у развалин замка?</text:p>
      <text:p text:style-name="P2"><text:span text:style-name="T3">–</text:span> Скорее всего, да. Правда, впоследствии он уже не был так уверен <text:span text:style-name="T3">—</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3">–</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3">–</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3">–</text:span> А кто-нибудь поблизости не заметил, как они исчезают?</text:p>
      <text:p text:style-name="P2"><text:span text:style-name="T3">–</text:span> Нет. Пропадают только пони без пары. Те, кто спят в одиночестве. Это началось полгода назад. Пропало уже больше сотни пони.</text:p>
      <text:p text:style-name="P2">Тут Селестия наклонила шею ко мне и прошептала в ухо:</text:p>
      <text:p text:style-name="P2"><text:span text:style-name="T3">–</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3">—</text:span> и всё рассыпется в прах. Вот так: миг <text:span text:style-name="T3">—</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text:soft-page-break/>страшно! Этот мир вырос на моих глазах, вместе со мною, он <text:span text:style-name="T3">—</text:span> часть меня, и он <text:span text:style-name="T3">—</text:span> уходит… Я не знаю куда, но он уходит. И я не в силах препятствовать этому. Не знаю как. Если бы знала! Если бы только знала!</text:p>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3">–</text:span> Тия, я…</text:p>
      <text:p text:style-name="P2"><text:span text:style-name="T3">–</text:span> Не говори ничего! Твайлайт нашла в архиве северного крыла полузаконченное заклинание <text:span text:style-name="T3">C</text:span>вирла Бородатого. “Защита от неведомой угрозы” <text:span text:style-name="T3">—</text:span> так он назвал его. Синопсис восстановить не удалось <text:span text:style-name="T3">—</text:span> Свирл записал его на некачественной бумаге. Треть заклинания Твайли восстановила экстраполяцией <text:span text:style-name="T3">—</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3">—</text:span> всего лишь появился ты! <text:span text:style-name="T3">–</text:span> это слово Селестия выдохнула мне в лицо, буквально ткнув меня носом. <text:span text:style-name="T3">–</text:span> И всё это время я думала <text:span text:style-name="T3">—</text:span> кто ты? Наше спасение, или всего лишь горькая шутка судьбы? И я до сих пор не знаю. </text:p>
      <text:p text:style-name="P2">Ты извини, Макс, я разнервничалась/ <text:span text:style-name="T3">–</text:span> Селестия отвернулась от меня. Я протянул руку и осторожно поправил локон переливающейся гривы. <text:span text:style-name="T3">–</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3">–</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3">–</text:span> Я не смогу сделать тебя счастливой, Тия, <text:span text:style-name="T3">–</text:span> я покачал головой. <text:span text:style-name="T3">– </text:span>Я не знаю, чем вам помочь. Скорее всего, я попал сюда случайно.</text:p>
      <text:p text:style-name="P2"><text:span text:style-name="T3">–</text:span> Я так и думала, <text:span text:style-name="T3">–</text:span> кивнула головой Селестия. <text:span text:style-name="T3">–</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2"><text:span text:style-name="T3">&lt;</text:span><text:span text:style-name="T8">34 - утерянная глава </text:span><text:span text:style-name="T3">&gt;</text:span></text:p>
      <text:p text:style-name="P2"><text:span text:style-name="T3">&lt;</text:span><text:span text:style-name="T8">34 с Селестией - забытая глава - утерянная память под воздействием порошка из надкрыльев скарабеев. - аванс за спасение Эквестрии</text:span><text:span text:style-name="T3">&gt;</text:span></text:p>
      <text:p text:style-name="P2">Селестия встала и начала по очереди сгибать-разгибать ноги, разминая суставы.</text:p>
      <text:p text:style-name="P2"><text:span text:style-name="T3">–</text:span> Слишком поздно, <text:span text:style-name="T3">–</text:span> пробормотала она, глядя через панорамное окно на ночное небо. <text:span text:style-name="T3">–</text:span> Даже, скорее, рано. Сестра скоро вернётся.</text:p>
      <text:p text:style-name="P2"><text:span text:style-name="T3">–</text:span> Макс, <text:span text:style-name="T3">–</text:span> обернулась она ко мне, <text:span text:style-name="T3">–</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3">—</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3">–</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text:soft-page-break/></text:p>
      <text:h text:style-name="P90" text:outline-level="2">В библиотеке замка Селестии</text:h>
      <text:p text:style-name="P51"/>
      <text:p text:style-name="P2">“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3">&lt;</text:span><text:span text:style-name="T8">название книги</text:span><text:span text:style-name="T3">&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3">&lt;</text:span><text:span text:style-name="T8">название библиотеки</text:span><text:span text:style-name="T3">&gt;</text:span>, пытаясь найти хоть какую-нибудь зацепку. Но всё тщётно.</text:p>
      <text:p text:style-name="P2">Если верить заклинанию, я <text:span text:style-name="T3">—</text:span> внешняя сила, и если меня хорошо попросить <text:span text:style-name="T3">&lt;</text:span><text:span text:style-name="T8">см. выше - ночь с Селестией</text:span><text:span text:style-name="T3">&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text:span text:style-name="T3">&lt;</text:span>Ожидание<text:span text:style-name="T3">&gt;</text:span></text:p>
      <text:p text:style-name="P2">Наконец двери зала для приёмов растворились, и оттуда вышел потерянного вида пегас.<text:span text:style-name="T3">&lt;</text:span><text:span text:style-name="T9">Расписать в красках церемонию приёма посетителей, как и все остальные церемонии</text:span><text:span text:style-name="T3">&gt;</text:span> Он тихо прошёл к открытому портику, расправил крылья и улетел, так и не подняв голову.</text:p>
      <text:p text:style-name="P2">Я прошёл мимо стражников в полуприоткрытую дверь.</text:p>
      <text:p text:style-name="P2">Селестия, задумавшись, стояла у окна, легонько постукивая копытом по плитке пола.</text:p>
      <text:p text:style-name="P2"><text:span text:style-name="T3">–</text:span> А, это ты, Макс? <text:span text:style-name="T3">–</text:span> она повернулась ко мне. <text:span text:style-name="T3">–</text:span> Какие новости?</text:p>
      <text:p text:style-name="P2"><text:span text:style-name="T3">–</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Селестия слабо улыбнулась.</text:p>
      <text:p text:style-name="P2"><text:span text:style-name="T3">–</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3">–</text:span> Селестия подошла к фонтанчику, обмакнула в него копыто и провела им по лбу. <text:span text:style-name="T3">–</text:span> Декан Высшей лётной школы только что доложил,что из восьмидесяти студентов-выпускников пятьдесят шесть отказались сдавать лётные <text:soft-page-break/>экзамены. Боятся быть перемолотыми в радугу в случае провала.</text:p>
      <text:p text:style-name="P2"><text:span text:style-name="T3">–</text:span> Пятьдесят шесть из восьмидесяти? И чем это грозит? Ведь даже не сдав экзамен они не разучатся летать?</text:p>
      <text:p text:style-name="P2"><text:span text:style-name="T3">–</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2"><text:span text:style-name="T3">–</text:span> А почему вы не поселитесь в более пригодном для земледелия месте?</text:p>
      <text:p text:style-name="P2"><text:span text:style-name="T3">–</text:span> К сожалению, Эквестрия <text:span text:style-name="T3">—</text:span> страна, окружённая не слишком дружелюбными соседями. Нам некуда уйти в поисках лучшего места.</text:p>
      <text:p text:style-name="P2">Селестия вытащила листок бумаги из шкатулки, быстро написала письмо и, запечатав его сургучём с королевской печатью, вручила мне.</text:p>
      <text:p text:style-name="P2"><text:span text:style-name="T3">–</text:span> Вот рекомендательное письмо мэру Понивилля. Вручишь его ей и она выделит тебе жильё и окажет посильную помощь. Если что-то выяснишь <text:span text:style-name="T3">—</text:span> держи меня в ведении. Посылай письма Спайком, он настроен на меня. Этот милый дракончик <text:span text:style-name="T3">—</text:span> ассистент моей ученицы, Твайлайт Спаркл. С ней ты уже знаком.</text:p>
      <text:p text:style-name="P2">Я кивнул.</text:p>
      <text:p text:style-name="P2"><text:span text:style-name="T3">–</text:span> Спасибо, Тия. Сделаю всё, что в моих силах. Я действительно хочу вам помочь.</text:p>
      <text:p text:style-name="P2">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text:span text:style-name="T3">–</text:span> Тия, ты, вообще, спишь по ночам? У тебя очень уставший вид и глаза красные, как у кролика-альбиноса.</text:p>
      <text:p text:style-name="P2"><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2"><text:span text:style-name="T3">–</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3">&lt;</text:span><text:span text:style-name="T9">упомянуть проблески розового цвета</text:span><text:span text:style-name="T3">&gt;</text:span>. Хвост тоже почти подметал пол <text:span text:style-name="T3">—</text:span> это стало заметно, когда она начала двигаться.</text:p>
      <text:p text:style-name="P2"/>
      <text:p text:style-name="P28">– Говорят, по Мэйнхеттену носятся стаи алмазных псов. Они <text:span text:style-name="T3">&lt;</text:span>в ужасе<text:span text:style-name="T3">&gt;</text:span> повылазили из своих пещер и теперь скулят и пытаются спрятаться в подворотнях. Говорят, в их подземных ходах начал проваливаться пол</text:p>
      <text:p text:style-name="P28">– Куда проваливаться? – не понял я</text:p>
      <text:p text:style-name="P28">– Они не знают. В тех провалах не видно дна...</text:p>
      <text:p text:style-name="P2"/>
      <text:h text:style-name="P90" text:outline-level="2">Понивилль</text:h>
      <text:p text:style-name="P2"/>
      <text:p text:style-name="P2">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text:soft-page-break/>от парочки пролетевших под потолком пегасов.</text:p>
      <text:p text:style-name="P2">Первым делом я зашёл в мэрию и предъявил рекомендательное письмо. Мэр удивилась моему облику, но тщательно скрывала <text:s/>это <text:span text:style-name="T3">—</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4">***</text:p>
      <text:p text:style-name="P2"><text:span text:style-name="T3">–</text:span> Привет, Твайлайт Спаркл! Ещё не поздно?</text:p>
      <text:p text:style-name="P2"><text:span text:style-name="T3">–</text:span> Привет! <text:span text:style-name="T3">–</text:span> Твайлайт оторвалась от полки, поставив на место толстенный пыльный фолиант. <text:span text:style-name="T3">–</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pan text:style-name="T3">–</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3">–</text:span> Это плохо! <text:span text:style-name="T3">–</text:span> Твайлайт помрачнела. <text:span text:style-name="T3">–</text:span> Сон <text:span text:style-name="T3">—</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3">–</text:span> Да, по себе знаю, недосып <text:span text:style-name="T3">—</text:span> одна из паршивейших вещей на свете. <text:span text:style-name="T3">–</text:span> Я уселся на ступеньку лестницы. <text:span text:style-name="T3">– </text:span>Тут такое дело… Тебе удалось что-то узнать про неведомую угрозу, о которой говорила Селестия?</text:p>
      <text:p text:style-name="P2"><text:span text:style-name="T3">–</text:span> Ты про сны о Радужной Фабрике выпускников лётной академии? <text:span text:style-name="T3">–</text:span> Твайлайт отрицательно покачала головой. <text:span text:style-name="T3">–</text:span> Нашла несколько сонников, в самом древнем написано, что сны <text:span text:style-name="T3">—</text:span> ворота в другой мир. Про Фабрику Радуг <text:span text:style-name="T3">—</text:span> ни слова.</text:p>
      <text:p text:style-name="P2"><text:span text:style-name="T3">–</text:span> М-м-м. В описании заклинания Свирл упоминал гармонию. Я и подумал, а что, если это кат-то связано с тобой и твоими друзьями?</text:p>
      <text:p text:style-name="P2"><text:span text:style-name="T3">–</text:span> Хм. Ты так думаешь? <text:span text:style-name="T3">–</text:span> Единорожка вытащила с помощью магии засаленый том из угловой полки с знакомым названием: “Основы магического искусства”.</text:p>
      <text:p text:style-name="P2"><text:span text:style-name="T3">–</text:span> М-м-м… “...на укрепление гармонии нашего континуума...”.</text:p>
      <text:p text:style-name="P2">Твайлайт начала в возбуждении ходить по читальному залу.</text:p>
      <text:p text:style-name="P2"><text:span text:style-name="T3">–</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1">заклинание равновесия, в описании к которому есть ссылка на заклинание роста </text:span><text:span text:style-name="T12">(вставить шутку в стиле Влада)</text:span><text:span text:style-name="T11">.</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3">–</text:span> Элементы-шмелементы, <text:span text:style-name="T3">–</text:span> проворчал Спайк, выкарабкиваясь из-под Твайлайт, <text:span text:style-name="T3">–</text:span> привет, Макс (мы с ним виделись пару раз в Кантерлоте). Ты как, не ушиблась? <text:span text:style-name="T3">–</text:span> Дракончик повернулся к единорожке <text:span text:style-name="T3">&lt;</text:span><text:span text:style-name="T9">аликорнице?</text:span><text:span text:style-name="T3">&gt;</text:span>.</text:p>
      <text:p text:style-name="P2"><text:span text:style-name="T3">–</text:span> Да нет, всё в порядке, Спайк. <text:span text:style-name="T3">–</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3">–</text:span> Вообще-то говоря, мне каждеся, внешняя сила <text:span text:style-name="T1">—</text:span> это я. Я точно произошёл не в Эквестрии и <text:soft-page-break/>вообще не в этом мире.</text:p>
      <text:p text:style-name="P2"><text:span text:style-name="T3">–</text:span> Да, логично, <text:span text:style-name="T3">–</text:span> сказала в нос Твайлайт. <text:span text:style-name="T3">–</text:span> Могла бы и сама догадаться.</text:p>
      <text:p text:style-name="P2"><text:span text:style-name="T3">–</text:span> Но проблема в том, что я не знаю, ак помочь вам. Может, я какая-то неправильная сила? <text:span text:style-name="T3">–</text:span> Я поправил платок на носу Твайлайт.</text:p>
      <text:p text:style-name="P2"><text:span text:style-name="T3">–</text:span> Заклинания Свирла Бородатого обычно срабатывают без ошибок.</text:p>
      <text:p text:style-name="P2"><text:span text:style-name="T3">–</text:span> Если их правильно вызывают, <text:span text:style-name="T3">–</text:span> пробурчал возвратившийся Спайк, укладываясь в корзинку.</text:p>
      <text:p text:style-name="P2"><text:span text:style-name="T3">–</text:span> Что он имел ввиду?</text:p>
      <text:p text:style-name="P2"><text:span text:style-name="T3">–</text:span> Нууу, - Твайлайт смутилась, <text:span text:style-name="T3">–</text:span> заклинание сработало со второй попытки. В первый раз, с <text:span text:style-name="T11">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3">–</text:span> Единорожка опустила голову.</text:p>
      <text:p text:style-name="P2"/>
      <text:p text:style-name="P2"><text:span text:style-name="T3">&lt;</text:span><text:span text:style-name="T8">Селестия проснётся на Терре в облике кибермозга, т.к. в своём мире она на ступень выше пони (а кибермозг на Терре на ступень выше людей)</text:span><text:span text:style-name="T3">&gt;</text:span></text:p>
      <text:p text:style-name="P2"><text:span text:style-name="T3">–</text:span> Да, печально получилось <text:span text:style-name="T3">&lt;</text:span><text:span text:style-name="T9">и всего-то</text:span><text:span text:style-name="T1">?</text:span><text:span text:style-name="T3">&gt;</text:span>. Но вернёмся к заклинанию. Во второй раз вы вызвали его правильно <text:span text:style-name="T3">—</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3">–</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3">–</text:span> Нет, она мне ничего не говорила. Но, видишь ли, ваше королевство и вы сами описаны в моём мире в детском сериале.</text:p>
      <text:p text:style-name="P2"><text:span text:style-name="T3">–</text:span> Мы? Описаны? <text:span text:style-name="T3">–</text:span> Твайлайт от удивления открыла рот. <text:span text:style-name="T3">–</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3">–</text:span> Вряд ли кто-то из людей побывал здесь до меня. До вас ведь никто не вызывал это заклинание Свирла?</text:p>
      <text:p text:style-name="P2"><text:span text:style-name="T3">–</text:span> Нет. Собрание столь сильных магов запомнилось бы.</text:p>
      <text:p text:style-name="P2"><text:span text:style-name="T3">–</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3">–</text:span> Вам нравятся рассказы про Эквестрию? <text:span text:style-name="T3">–</text:span> Твайлайт улыбнулась.</text:p>
      <text:p text:style-name="P2"><text:span text:style-name="T3">–</text:span> Да, достаточно сильно. Я, впрочем, не отношусь к брони <text:span text:style-name="T1">—</text:span> так, посмотрел несколько историй про <text:soft-page-break/>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3">–</text:span> Брони?</text:p>
      <text:p text:style-name="P2"><text:span text:style-name="T3">–</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3">–</text:span> Ого! У нас есть поклонники! Интересно было бы поговорить об этом с твоим другом.</text:p>
      <text:p text:style-name="P2"><text:span text:style-name="T3">–</text:span> Его нет. Он погиб полгода назад.</text:p>
      <text:p text:style-name="P2"><text:span text:style-name="T3">–</text:span> О, мои соболезнования! <text:span text:style-name="T3">–</text:span> Твайлайт подошла ко мне и положила переднюю ногу мне на плечо (когда я сидел, она вполне могла достать до него). <text:span text:style-name="T3">–</text:span> Друзей терять очень тяжко.</text:p>
      <text:p text:style-name="P2"><text:span text:style-name="T3">–</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3">–</text:span> Подумать только! <text:span text:style-name="T3">–</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3">–</text:span> Нууу, я не думаю, что это описан наша Терра. У нас ничего подобного не водится.</text:p>
      <text:p text:style-name="P2"><text:span text:style-name="T3">–</text:span> Да? Ну ладно. В конце-концов, это всего лишь миф. Свирл Бородатый, правда, упоминал о двух случаях встреч с существами, похожими на вас. <text:span text:style-name="T3">–</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3">–</text:span> Печенье испёк Спайк. Он на удивление искусный повар, когда на него находит вдохновение.</text:p>
      <text:p text:style-name="P2"><text:span text:style-name="T3">–</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3">–</text:span> Я помню, ваша магия Элементов Гармонии обладает большой силой.</text:p>
      <text:p text:style-name="P2"><text:span text:style-name="T3">–</text:span> Да. <text:span text:style-name="T3">–</text:span> <text:span text:style-name="T1">к</text:span>ивнула Твайлайт. <text:span text:style-name="T3">–</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3">–</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3">–</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3">–</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3">–</text:span> Для восстановления гармонии, говришь, <text:span text:style-name="T3">–</text:span> я почесал затылок.</text:p>
      <text:p text:style-name="P2"><text:span text:style-name="T3">–</text:span> Ну да, это так. Большие возмущения гармонии можно исправить только с помощью… Ой!..</text:p>
      <text:p text:style-name="P2"><text:span text:style-name="T3">–</text:span> Угу, вот именно. Сейчас имеем “большое возмущение гармонии”.</text:p>
      <text:p text:style-name="P2"><text:soft-page-break/>Твайлайт прижала копыта к вискам.</text:p>
      <text:p text:style-name="P2"><text:span text:style-name="T3">–</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3">–</text:span> Найтмэр Мун и Дискорд не разорвались и не сгорели.</text:p>
      <text:p text:style-name="P2"><text:span text:style-name="T3">–</text:span> Они очень могущественные маги, одни из лучших. У них сильный антимагический иммунитет. К тому же они биологически бессмертны.</text:p>
      <text:p text:style-name="P14"/>
      <text:p text:style-name="P2"><text:span text:style-name="T3">&lt;</text:span><text:span text:style-name="T8">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3">&gt;</text:span></text:p>
      <text:p text:style-name="P14"/>
      <text:p text:style-name="P2"><text:span text:style-name="T3">–</text:span> Хорошо, у тебя есть какие-то встречные предложения?</text:p>
      <text:p text:style-name="P2">Твайлайт задумчиво прошлась вдоль книжной полки.</text:p>
      <text:p text:style-name="P2"><text:span text:style-name="T3">–</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3">–</text:span> Для духа я слишком материален.</text:p>
      <text:p text:style-name="P2"><text:span text:style-name="T3">–</text:span> Я знаю. Но ничего более подходящего в голову не приходит. Приходи завтра после обеда. Хорошо?</text:p>
      <text:p text:style-name="P2"><text:span text:style-name="T3">–</text:span> Хорошо, Твайлайт. Приду. Спокойной ночи!</text:p>
      <text:p text:style-name="P2"><text:span text:style-name="T3">–</text:span> Спокойной ночи, Макс!</text:p>
      <text:p text:style-name="P2"/>
      <text:h text:style-name="P90"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oft-page-break/><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text:soft-page-break/>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oft-page-break/><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35">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90" text:outline-level="2"><text:soft-page-break/>Первый сеанс двойного сна. Рэрити</text:h>
      <text:p text:style-name="P2"/>
      <text:p text:style-name="P2"><text:span text:style-name="T3">&lt;</text:span><text:span text:style-name="T8">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8">Сон одновременно смотрели Рэрити, Пинки и РД. Флатти и ЭйДжей не успели подойти вовремя, т.к. жили за городом.</text:span><text:span text:style-name="T3">&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3">–</text:span> Кровать для тебя маловата, Макс, <text:span text:style-name="T3">–</text:span> извиняющимся тоном сообщила Твайлайт. <text:span text:style-name="T3">–</text:span> Мы сдвинули два матраса на полу. Вы с Рэрити должны поместиться.</text:p>
      <text:p text:style-name="P2"><text:span text:style-name="T3">–</text:span> Может, и поместимся. Но, вообще, я во сне верчусь.</text:p>
      <text:p text:style-name="P2"><text:span text:style-name="T3">–</text:span> Не страшно, ты не успеешь… <text:span text:style-name="T3">–</text:span> её слова были заглушены звоном входного колокольчика. Хлопнула дверь и в читальный зал вошла светлая единорожка.</text:p>
      <text:p text:style-name="P2"><text:span text:style-name="T3">–</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3">—</text:span> всё это придавало Рэрити неожиданный шарм.</text:p>
      <text:p text:style-name="P2"><text:span text:style-name="T3">–</text:span> Рэрити, ты выглядишь… Замечательно выглядишь! <text:span text:style-name="T3">–</text:span> растерянно пролепетала Твайлайт.</text:p>
      <text:p text:style-name="P2"><text:span text:style-name="T3">–</text:span> Дааааааа… Замечательно! <text:span text:style-name="T3">–</text:span> наконец-то смог закрыть рот <text:span text:style-name="T1">и втянуть слюни </text:span>Спайк.</text:p>
      <text:p text:style-name="P2"><text:span text:style-name="T3">–</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3">–</text:span> смущённо сказала Рэрити, глядя мимо меня своими фиолетовыми глазами.</text:p>
      <text:p text:style-name="P2"><text:span text:style-name="T3">–</text:span> Спасибо, Рэрити. Ты выглядишь потрясно. <text:span text:style-name="T3">–</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3">–</text:span> Ну что же, если готовы <text:span text:style-name="T1">—</text:span> ложитесь на матрас и расслабьтесь. Вы должны касаться друг-друга. <text:span text:style-name="T3">–</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3">–</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3">–</text:span> Готовы? <text:span text:style-name="T3">–</text:span> Спросила Твайлайт.</text:p>
      <text:p text:style-name="P2"><text:span text:style-name="T3">–</text:span> Я готова. <text:span text:style-name="T3">–</text:span> <text:span text:style-name="T1">о</text:span>тозвалась Рэрити.</text:p>
      <text:p text:style-name="P2"><text:span text:style-name="T3">–</text:span> Готов. <text:span text:style-name="T3">–</text:span> <text:span text:style-name="T1">с</text:span>казал я.</text:p>
      <text:p text:style-name="P2"><text:soft-page-break/>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90" text:outline-level="2">Сон Макса</text:h>
      <text:p text:style-name="P51"/>
      <text:p text:style-name="P2"><text:span text:style-name="T3">&lt;</text:span><text:span text:style-name="T8">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25">...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5"><text:span text:style-name="T3">–</text:span> Готова, <text:span text:style-name="T3">–</text:span> процедила она.</text:p>
      <text:p text:style-name="P25">В сон отправились сразу три пони <text:span text:style-name="T3">—</text:span> Рэрити, Рэйнбоу Дэш и Пинки. Пинки после пробуждения Макса пробуждается безумной <text:span text:style-name="T3">—</text:span> Твайлайт пытается её лечить</text:p>
      <text:p text:style-name="P2"><text:span text:style-name="T8">Эгрегор Эквестрии </text:span><text:span text:style-name="T10">—</text:span><text:span text:style-name="T8"> Селестия </text:span><text:span text:style-name="T10">—</text:span><text:span text:style-name="T8"> на кончике главного рога Анакорна</text:span><text:span text:style-name="T3">&gt;</text:span></text:p>
      <text:p text:style-name="P4">***</text:p>
      <text:p text:style-name="P2"><text:span text:style-name="T3">–</text:span> Вставай, Макс! <text:span text:style-name="T3">–</text:span> Маленькое копыто надавливало мне на грудь, делая энергичные круговые движения.</text:p>
      <text:p text:style-name="P2"><text:span text:style-name="T3">–</text:span> Твайлайт? <text:span text:style-name="T3">–</text:span> Взгляд сфокусировался на лавандовой единорожке, озабоченно осматривающей меня и продолжающей массаж в области сердца.</text:p>
      <text:p text:style-name="P2"><text:span text:style-name="T3">–</text:span> Мне не понравился цвет твоей мордочки. Ты стал слишком бледный. Я решила прервать твой сон. Как ты себя ...</text:p>
      <text:p text:style-name="P2"><text:span text:style-name="T3">–</text:span> … чувствуешь, дорогая Рэрити?! Я могу чем-нибудь помочь? Вот, выпей воды! <text:span text:style-name="T3">–</text:span> <text:span text:style-name="T1">д</text:span>ракончик метался вокруг светлой единорожки, в волнении заламывая лапки.</text:p>
      <text:p text:style-name="P2"><text:span text:style-name="T3">–</text:span> Спасибо, Спайк! Ты очень любезен! <text:span text:style-name="T3">–</text:span> Рэрити приподнялась на матрасе и сделала пару глотков из услужливо поднесенного Спайком стакана.</text:p>
      <text:p text:style-name="P2"><text:span text:style-name="T3">–</text:span> Я в порядке. Что-то удалось узнать? <text:span text:style-name="T3">–</text:span> обратился я к Рэрити.</text:p>
      <text:p text:style-name="P2"><text:span text:style-name="T3">–</text:span> Я всё расскажу, <text:span text:style-name="T3">–</text:span> кивнула единорожка. <text:span text:style-name="T3">–</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3">–</text:span> Годится, <text:span text:style-name="T3">–</text:span> кивнула Твайлайт. <text:span text:style-name="T3">–</text:span> Тогда до завтрашнего вечера каждый свободен и занимается своими делами.</text:p>
      <text:p text:style-name="P2"><text:span text:style-name="T3">– </text:span>Да, Макс?</text:p>
      <text:p text:style-name="P2"><text:span text:style-name="T3">–</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3">–</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3">–</text:span> Я помогу-у-у-у! <text:span text:style-name="T3">–</text:span> <text:span text:style-name="T1">з</text:span>апрыгала на месте Пинки.</text:p>
      <text:p text:style-name="P2"><text:soft-page-break/><text:span text:style-name="T3">–</text:span> Я помогу! <text:span text:style-name="T3">–</text:span> <text:span text:style-name="T1">н</text:span>еожиданно вызвалась Рэйнбоу Дэш, до этого безучастно наблюдавшая за нами.</text:p>
      <text:p text:style-name="P2"/>
      <text:p text:style-name="P2"><text:span text:style-name="T3">&lt;</text:span><text:span text:style-name="T8">Как возникли пегасы и единороги.</text:span></text:p>
      <text:p text:style-name="P2"><text:span text:style-name="T8">Пони для мирного сосуществования с соседями вступали в межвидовые браки (не только правители, а и целые племена). Единороги </text:span><text:span text:style-name="T9">—</text:span><text:span text:style-name="T8"> гибриды земнопони и истинных единорогов (с раздвоенными копытами и хвостом с кисточкой). Пегасы </text:span><text:span text:style-name="T9">—</text:span><text:span text:style-name="T8"> гибриды земнопони и грифонов (гены пегасов </text:span><text:span text:style-name="T9">—</text:span><text:span text:style-name="T8"> слабые, потому они редко женятся на других пони).</text:span><text:span text:style-name="T3">&gt;</text:span></text:p>
      <text:p text:style-name="P2"/>
      <text:p text:style-name="P2"><text:span text:style-name="T3">–</text:span> Я первая предложила! <text:span text:style-name="T3">–</text:span> возмутилась Пинки.</text:p>
      <text:p text:style-name="P2"><text:span text:style-name="T3">–</text:span> Предложила не ты, а Твайлайт. <text:span text:style-name="T3">–</text:span> <text:span text:style-name="T1">п</text:span>арировала Рэйнбоу Дэш.</text:p>
      <text:p text:style-name="P2"><text:span text:style-name="T3">–</text:span> Не ссорьтесь, <text:span text:style-name="T1">кобылки</text:span>! Давайте сегодня мне показывает Понивилль Пинки, а завтра <text:span text:style-name="T1">—</text:span> ты, Рэйнбоу. <text:span text:style-name="T3">–</text:span> <text:span text:style-name="T1">п</text:span>редложил я. <text:span text:style-name="T3">–</text:span> Годится?</text:p>
      <text:p text:style-name="P2"><text:span text:style-name="T3">–</text:span> Лады. <text:span text:style-name="T3">–</text:span> проворчала пегаска. <text:span text:style-name="T3">–</text:span> Приходи завтра на девять к библиотеке. Нет, лучше на десять.</text:p>
      <text:p text:style-name="P2"><text:span text:style-name="T3">–</text:span> Хорошо, Рэйнбоу Дэш. Договорились.</text:p>
      <text:p text:style-name="P2"><text:span text:style-name="T3">–</text:span> Пошли-пошли-пошли-пошли, <text:span text:style-name="T3">–</text:span> подталкивала меня головой к выходу Пинки. <text:span text:style-name="T3">–</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90"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3">–</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3">–</text:span> <text:span text:style-name="T1">э</text:span>нергия Пинки была неиссякаема.</text:p>
      <text:p text:style-name="P2"><text:span text:style-name="T3">–</text:span> Ффух! Дай отдышаться.</text:p>
      <text:p text:style-name="P2"><text:span text:style-name="T3">–</text:span> Устал? <text:span text:style-name="T3">–</text:span> <text:span text:style-name="T1">у</text:span>частливо спросила Пинки.</text:p>
      <text:p text:style-name="P2"><text:span text:style-name="T3">–</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3">–</text:span> Да? Тогда пойдём перекусим.</text:p>
      <text:p text:style-name="P2">Манерный пони-оффициант выслушал наши пожелания и удалился.</text:p>
      <text:p text:style-name="P2"><text:span text:style-name="T3">–</text:span> А какой у тебя был образ жизни?</text:p>
      <text:p text:style-name="P2"><text:span text:style-name="T3">–</text:span> В основном, <text:span text:style-name="T1">э</text:span>сидячий.</text:p>
      <text:p text:style-name="P2"><text:span text:style-name="T3">–</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3">–</text:span> А у нас сидячая работа в порядке вещей.</text:p>
      <text:p text:style-name="P2"><text:soft-page-break/><text:span text:style-name="T3">–</text:span> Ужас-ужас! <text:span text:style-name="T3">–</text:span> Пинки прижала копыта передних ног к голове. <text:span text:style-name="T3">–</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3">&lt;</text:span><text:span text:style-name="T8">Рэйнбоу объясняет Максу, почему Пинки расплатилась за него </text:span><text:span text:style-name="T9">—</text:span><text:span text:style-name="T8"> и вспоминает, что когда-то уже объясняла нечто подобное (Леро)</text:span></text:p>
      <text:p text:style-name="P2"><text:span text:style-name="T8">У Твайлайт после видения гибели Кимеринна появились морщинки возле глаз</text:span><text:span text:style-name="T3">&gt;</text:span></text:p>
      <text:p text:style-name="P2"/>
      <text:h text:style-name="P90"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3">–</text:span> Привет! Куда это ты собрался? <text:span text:style-name="T3">–</text:span> <text:span text:style-name="T1">п</text:span>розвучало из листвы, как только я взялся за ручку двери. С ветки на землю спланировала Рэйнбоу Дэш.</text:p>
      <text:p text:style-name="P2"><text:span text:style-name="T3">–</text:span> Она ещё спит. Вчера пересидела за книгами. Не стоит её будить. <text:span text:style-name="T3">–</text:span> пегаска <text:span text:style-name="T1">к</text:span>ивнула на дверь. <text:span text:style-name="T3">–</text:span> Ну, пошли?</text:p>
      <text:p text:style-name="P2"><text:span text:style-name="T3">–</text:span> Пошли, Рэйнбоу Дэш. А куда?</text:p>
      <text:p text:style-name="P2"><text:span text:style-name="T3">–</text:span> Слушай, зови меня Дэш. А то и мне придётся звать тебя полным именем, а я этого не выношу.</text:p>
      <text:p text:style-name="P2"><text:span text:style-name="T3">–</text:span> Договорились, Дэш. Так куда мы идём?</text:p>
      <text:p text:style-name="P2"><text:span text:style-name="T3">–</text:span> К <text:span text:style-name="T3">&lt;</text:span><text:span text:style-name="T8">водопаду</text:span><text:span text:style-name="T3">&gt;</text:span>. Там здоровски красивое место.</text:p>
      <text:p text:style-name="P2"><text:span text:style-name="T3">–</text:span> А я думал, ты хочешь показать мне Понивилль.</text:p>
      <text:p text:style-name="P2"><text:span text:style-name="T3">–</text:span> Да ладно, <text:span text:style-name="T3">–</text:span> засмеялась пегаска, скосив на меня смущёную мордочку, <text:span text:style-name="T3">–</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3">–</text:span> Макс, <text:span text:style-name="T3">–</text:span> нарушила молчание Дэш, <text:span text:style-name="T3">–</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3">–</text:span> Дежа вю? Ты об этом?</text:p>
      <text:p text:style-name="P2"><text:span text:style-name="T3">– </text:span>Что? Какое ещё дежавю?</text:p>
      <text:p text:style-name="P2"><text:span text:style-name="T3">–</text:span> Ложные воспоминания. Ты помнишь о чём-то, чего на самом деле никогда не было.</text:p>
      <text:p text:style-name="P2"><text:span text:style-name="T3">–</text:span> Хм. Может, и дежавю… Может… А если всё же было? Но ты не помнишь когда и как?</text:p>
      <text:p text:style-name="P2"><text:soft-page-break/><text:span text:style-name="T3">–</text:span> Дэш, не говори загадками. Если хочешь услышать внятный ответ, задавай внятный вопрос.</text:p>
      <text:p text:style-name="P2"><text:span text:style-name="T3">–</text:span> Не готова я… задать внятный вопрос. <text:span text:style-name="T3">–</text:span> <text:span text:style-name="T1">п</text:span>робормотала пегаска. <text:span text:style-name="T3">–</text:span> Нам туда.</text:p>
      <text:p text:style-name="P2">Дэш указала на тропку, уводящую от путей в молодой берёзово-кленовый лесок.</text:p>
      <text:p text:style-name="P2"><text:span text:style-name="T3">–</text:span> Ну-у-у, так мы до вечера не дойдём. <text:span text:style-name="T3">–</text:span> <text:span text:style-name="T1">н</text:span>едовольно заметила Дэш через пару минут. <text:span text:style-name="T3">–</text:span> Пробежимся?</text:p>
      <text:p text:style-name="P2"><text:span text:style-name="T3">–</text:span> Из меня бегун тот ещё. <text:s/>Я проплыть могу больше, чем пробежать.</text:p>
      <text:p text:style-name="P2"><text:span text:style-name="T3">–</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3">–</text:span> Всё, Дэш. Я больше не могу.</text:p>
      <text:p text:style-name="P2"><text:span text:style-name="T3">–</text:span> Ты шутишь? Мы и полмили не пробежали.</text:p>
      <text:p text:style-name="P2"><text:span text:style-name="T3">–</text:span> Понимаешь, бег <text:span text:style-name="T1">—</text:span> не моя сильная сторона. Никогда не умел долго бегать.</text:p>
      <text:p text:style-name="P2"><text:span text:style-name="T3">–</text:span> Как же ты жил тогда? <text:span text:style-name="T3">–</text:span> недоумённо уставилась на меня пегаска. <text:span text:style-name="T3">– </text:span><text:span text:style-name="T1">Летать-то ты тоже не умеешь?</text:span></text:p>
      <text:p text:style-name="P2"><text:span text:style-name="T3">–</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3">–</text:span> Ничего себе “скорее исключение, чем правило”, <text:span text:style-name="T3">–</text:span> удивлённо повторила Дэш. <text:span text:style-name="T3">–</text:span> Да у нас это такое же исключение, как нелетающий пегас! Какое уж там “правило”! Дискорд, что же нам делать? Так мы не успеем…</text:p>
      <text:p text:style-name="P2"><text:span text:style-name="T3">–</text:span> Мы можем вернуться. А это место ты покажешь мне в другой раз. Выберемся туда в двухдневный поход.</text:p>
      <text:p text:style-name="P2"><text:span text:style-name="T3">–</text:span> Нет уж! Никаких “вернуться”. Если вернёмся, то никогда уже там не побываем. <text:span text:style-name="T3">–</text:span> <text:span text:style-name="T1">с</text:span>ерьёзно заявила Дэш. <text:span text:style-name="T3">–</text:span> Уж поверь мне. Вот что. У тебя передние лапы <text:span text:style-name="T1">—</text:span> те, которые с пальцами, <text:span text:style-name="T1">—</text:span> сильные?</text:p>
      <text:p text:style-name="P2"><text:span text:style-name="T3">&lt;</text:span><text:span text:style-name="T8">Cначала описать попытку усесться сверху. На первой попытке Макс поранился об брошь в гриве РД в виде радужной молнии</text:span><text:span text:style-name="T3">&gt;</text:span></text:p>
      <text:p text:style-name="P2"><text:span text:style-name="T3">–</text:span> Сможешь меня удержать?</text:p>
      <text:p text:style-name="P2"><text:span text:style-name="T3">–</text:span> Ты про руки, что ли? Смогу. А зачем?</text:p>
      <text:p text:style-name="P2"><text:span text:style-name="T3">–</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3">–</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3">–</text:span> <text:span text:style-name="T1">н</text:span>ачала оправдываться Дэш.</text:p>
      <text:p text:style-name="P2"><text:span text:style-name="T3">–</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3">–</text:span> Ну да, не сообразила сразу насчёт баланса, <text:span text:style-name="T3">–</text:span> рассмеялась пегаска, вставая на ноги. <text:span text:style-name="T3">–</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text:soft-page-break/>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3">–</text:span> Ю-у-у-у-ху-у-у-у!!! <text:span text:style-name="T3">–</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3">&lt;</text:span><text:span text:style-name="T8">Дэш расплачивается за Макса в кафе. Когда тот спрашивает, почему она и Пинки платят за него, Дэш, вместо ответа, говорит:</text:span></text:p>
      <text:p text:style-name="P2"><text:span text:style-name="T10">–</text:span><text:span text:style-name="T8"> Пинки? </text:span><text:span text:style-name="T10">–</text:span><text:span text:style-name="T8"> Дэш сморщила нос. </text:span><text:span text:style-name="T10">–</text:span><text:span text:style-name="T8"> Я скажу ей, чтоб больше не </text:span><text:span text:style-name="T10">платила.</text:span><text:span text:style-name="T3">&gt;</text:span></text:p>
      <text:p text:style-name="P2"><text:span text:style-name="T3">Хотя</text:span> за то немногое время, что мы провели вместе, я понял, что ожидать от голубой пегаски предсказуемости <text:span text:style-name="T3">–</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3">—</text:span> скажем, 35 <text:span text:style-name="T3">– </text:span>40 метров (на 50 я без дыхательной подготовки давно не замахиваюсь, а о 75-ти уже даже и не вспоминаю), но в такой воде <text:span text:style-name="T3">–</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3">–</text:span> Ф-р-р-р. Тьфу! Бр-р-р.</text:p>
      <text:p text:style-name="P2">Дэш выплюнула меня на берег и сама упала рядом.</text:p>
      <text:p text:style-name="P2"><text:span text:style-name="T3">–</text:span> Что ж? Ты? Не? Сказал? Что? <text:s/>Не? Умеешь? Плавать? <text:span text:style-name="T3">–</text:span> <text:span text:style-name="T1">в</text:span> промежутках между вздохами процедила Дэш.</text:p>
      <text:p text:style-name="P2"><text:span text:style-name="T3">–</text:span> С чего ты взяла? Я умею.</text:p>
      <text:p text:style-name="P2"><text:span text:style-name="T3">–</text:span> Ты ушёл под воду! И не выныривал! <text:span text:style-name="T3">–</text:span> <text:span text:style-name="T1">о</text:span>т возмущения пегаска даже забыла дышать.</text:p>
      <text:p text:style-name="P2"><text:span text:style-name="T3">–</text:span> Я не выныривал, потому что решил поплавать под водой. Я, вообще, это дело люблю.</text:p>
      <text:p text:style-name="P2"><text:span text:style-name="T3">–</text:span> Что??! И ты не предупредил меня?!! Знаешь, как я испугалась?!! Ни одна пони без магии столько под водой не продержится!!</text:p>
      <text:p text:style-name="P2"><text:span text:style-name="T3">–</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3">–</text:span> Да. Это я виновата. Я дура. Извини, <text:span text:style-name="T3">–</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3">–</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oft-page-break/><text:span text:style-name="T3">&lt;</text:span><text:span text:style-name="T8">В Кантерлоте Макс присутствует на церемонии прощания с Кимеринном</text:span><text:span text:style-name="T3">&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3">–</text:span> Ух ты! <text:span text:style-name="T3">–</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3">–</text:span> Как тут…</text:p>
      <text:p text:style-name="P2"><text:span text:style-name="T3">–</text:span> Красиво, правда? <text:span text:style-name="T3">–</text:span> Дэш отследила мой взгляд и кивнула.</text:p>
      <text:p text:style-name="P2"><text:span text:style-name="T3">–</text:span> Красиво <text:span text:style-name="T1">—</text:span> это не то <text:span text:style-name="T1">чувство</text:span>. Тут чудесно! Просто слов нет…</text:p>
      <text:p text:style-name="P2"><text:span text:style-name="T3">–</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3">–</text:span> А сейчас? Сейчас у тебя есть такое чувство?</text:p>
      <text:p text:style-name="P2"><text:span text:style-name="T3">–</text:span> Сейчас мне хочется, чтобы ты это видел. Не знаю почему. То есть, не совсем чтобы не знаю. <text:span text:style-name="T3">–</text:span> Дэш отпрянула и посмотрела мне в глаза. <text:span text:style-name="T3">–</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3">–</text:span> Это исключено, Дэш. Я никак не мог повстречаться с тобой в своём мире.</text:p>
      <text:p text:style-name="P2"><text:span text:style-name="T3">–</text:span> Да? Странно. Откуда же это чувство, будто я тебя знаю? <text:span text:style-name="T3">–</text:span> <text:span text:style-name="T1">п</text:span>робормотала пегаска. <text:span text:style-name="T3">–</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3">–</text:span> Тебе надо просушить шерсть. Снимай-ка одежду! <text:span text:style-name="T3">–</text:span> <text:span text:style-name="T1">с</text:span>командовала Дэш.</text:p>
      <text:p text:style-name="P2"><text:span text:style-name="T3">–</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3">–</text:span> Куда это ты спрятался? <text:span text:style-name="T3">–</text:span> <text:span text:style-name="T1">з</text:span>аросли вербы раздвинулись, пропуская пегаску.</text:p>
      <text:p text:style-name="P2"><text:span text:style-name="T3">–</text:span> Оп-па! <text:span text:style-name="T3">–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3">–</text:span> Ты чего? <text:span text:style-name="T3">–</text:span> <text:span text:style-name="T1">в</text:span> конце-концов озадаченно спросила она. <text:span text:style-name="T3">–</text:span> Что-то не так?</text:p>
      <text:p text:style-name="P2"><text:span text:style-name="T3">–</text:span> Не так, <text:span text:style-name="T3">–</text:span> пробормотал я. Мне, наконец, удалось стащить с куста ветровку и теперь я завязывал её вокруг талии на манер набедренной повязки.</text:p>
      <text:p text:style-name="P2"><text:soft-page-break/><text:span text:style-name="T3">–</text:span> А с кем не так? Со мной? С тобой? Или вообще? <text:span text:style-name="T3">–</text:span> <text:span text:style-name="T1">д</text:span>опытывалась пегаска.</text:p>
      <text:p text:style-name="P2"><text:span text:style-name="T3">–</text:span> Наверное, со мной. <text:span text:style-name="T3">–</text:span> <text:span text:style-name="T1">я</text:span> завязал рукава куртки за спиной и вышел из-за куста. <text:span text:style-name="T3">–</text:span> Видишь ли, у нас, у людей, не принято находиться без одежды в обществе других… людей.</text:p>
      <text:p text:style-name="P2"><text:span text:style-name="T3">–</text:span> Ну и?</text:p>
      <text:p text:style-name="P2"><text:span text:style-name="T3">–</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3">–</text:span> А какой смысл в этом правиле? Какую цель оно преследует?</text:p>
      <text:p text:style-name="P2"><text:span text:style-name="T3">–</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3">–</text:span> Я знаю, что такое социальное табу, <text:span text:style-name="T3">–</text:span> важно кивнула Дэш. <text:span text:style-name="T3">–</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3">–</text:span> Вот видишь, ты меня правильно поняла. Описанные тобой табу у нас, кстати, тоже есть.</text:p>
      <text:p text:style-name="P2"><text:span text:style-name="T3">–</text:span> Но, с другой стороны, <text:span text:style-name="T3">–</text:span> продолжала пегаска, подходя ко мне поближе, <text:span text:style-name="T3">–</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3">–</text:span> Дэш подошла вплотную, <text:span text:style-name="T3">–</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3">–</text:span> Дэш!.. Блин! <text:span text:style-name="T3">–</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3">&lt;</text:span><text:span text:style-name="T8">Аликорны </text:span><text:span text:style-name="T10">—</text:span><text:span text:style-name="T8"> элементали. Они воплощают в себе какую-либо сторону чаяний и настроений сообщества пони. Анакорн </text:span><text:span text:style-name="T10">—</text:span><text:span text:style-name="T8"> супераликорн, элементаль всего мира</text:span><text:span text:style-name="T3">&gt;</text:span></text:p>
      <text:p text:style-name="P14"/>
      <text:p text:style-name="P2"><text:span text:style-name="T3">– </text:span>Ты так смешно выглядишь, когда пытаешься спрятаться. <text:span text:style-name="T3">–</text:span> <text:span text:style-name="T1">п</text:span>егаска, немного наклонив голову, наблюдала за моими попытками скрестить ноги и обнять колени руками. <text:span text:style-name="T3">–</text:span> Ты выглядишь как Флаттершай, когда её попросили спеть на празднике <text:span text:style-name="T3">&lt;</text:span><text:span text:style-name="T10">zxcbzxcvb</text:span><text:span text:style-name="T3">&gt;</text:span>.</text:p>
      <text:p text:style-name="P2">Я не ответил.</text:p>
      <text:p text:style-name="P2">Пегаска подошла поближе и села, прижавшись тёплым боком ко мне.</text:p>
      <text:p text:style-name="P2"><text:span text:style-name="T3">–</text:span> Ты молчишь. Я опять рассердила тебя, да? У меня постоянно с этим проблемы. <text:span text:style-name="T3">–</text:span> Дэш напряжённо смотрела в одну точку прямо перед собой. Её шерсть не могла скрыть мелко дрожи. <text:span text:style-name="T3">–</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3">–</text:span> А-ХА-ХА-ХА-ХА!!! <text:span text:style-name="T3">–</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3">–</text:span> У тебя оригинальный способ исповедаться, Дэш, <text:span text:style-name="T3">–</text:span> наконец закашлялся я. <text:span text:style-name="T3">–</text:span> Затащить в укромное <text:soft-page-break/>местечко, попытаться утопить, а под конец сорвать штаны и… <text:span text:style-name="T3">–</text:span> тут Дэш сама прыснула от смеха.</text:p>
      <text:p text:style-name="P2">Вдоволь отсмеявшись, Дэш ткнула меня носом в грудь и спросила:</text:p>
      <text:p text:style-name="P2"><text:span text:style-name="T3">–</text:span> И?</text:p>
      <text:p text:style-name="P2"><text:span text:style-name="T3">–</text:span> Что “и”?</text:p>
      <text:p text:style-name="P2"><text:span text:style-name="T3">–</text:span> Ты сказал: “ А под конец сорвать штаны и…” <text:span text:style-name="T3">–</text:span> вот я и хочу знать, что “и”?</text:p>
      <text:p text:style-name="P2">Я смутился.</text:p>
      <text:p text:style-name="P2"><text:span text:style-name="T3">–</text:span> Да ничего… Не бери в голову.</text:p>
      <text:p text:style-name="P2"><text:span text:style-name="T3">–</text:span> А я хочу брать! Какой ты всё-таки… <text:span text:style-name="T3">–</text:span> Дэш встала, потянувшись сначала передней половиной, потом задней.</text:p>
      <text:p text:style-name="P2"><text:span text:style-name="T3">–</text:span> Какой?</text:p>
      <text:p text:style-name="P2"><text:span text:style-name="T3">–</text:span> Скучный <text:span text:style-name="T1">—</text:span> вот какой! <text:span text:style-name="T3">–</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3">–</text:span> Короче, решай. <text:span text:style-name="T3">–</text:span> <text:span text:style-name="T1">е</text:span>ё нос почти касался моего. <text:span text:style-name="T3">–</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3">–</text:span> Дэш, ты..?</text:p>
      <text:p text:style-name="P2"><text:span text:style-name="T3">–</text:span> Да, Дискорд тебя забери! Я предлагаю тебе ЗА-НЯТЬ-СЯ СЕК-СОМ со мной! <text:span text:style-name="T3">–</text:span> <text:span text:style-name="T1">п</text:span>очти зло отчеканила пегаска. <text:span text:style-name="T3">–</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3">–</text:span> Дэш!</text:p>
      <text:p text:style-name="P2"><text:span text:style-name="T3">–</text:span> Да? <text:span text:style-name="T3">–</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3">–</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3">–</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3">–</text:span> Ничего себе!</text:p>
      <text:p text:style-name="P2"><text:span text:style-name="T3">–</text:span> А ты как думал, откуда взялись пони-пегасы и пони-единороги?</text:p>
      <text:p text:style-name="P2"><text:span text:style-name="T3">–</text:span> Я думал, они всегда были.</text:p>
      <text:p text:style-name="P2"><text:span text:style-name="T3">–</text:span> Не всегда. Пегасы произошли от земных пони и грифонов. Пони-единороги <text:span text:style-name="T3">–</text:span> от земных пони и диких единорогов.</text:p>
      <text:p text:style-name="P2"><text:span text:style-name="T3">–</text:span> А что это за дикие единороги?</text:p>
      <text:p text:style-name="P2"><text:span text:style-name="T3">–</text:span> Сейчас они почти не встречаются. У них хвосты как у льва <text:span text:style-name="T1">—</text:span> с кисточкой на конце. И раздвоенные <text:soft-page-break/>копыта.</text:p>
      <text:p text:style-name="P2"><text:span text:style-name="T3">–</text:span> А аликорны от кого произошли? От пегасов и единорогов?</text:p>
      <text:p text:style-name="P2"><text:span text:style-name="T3">–</text:span> Нет, <text:span text:style-name="T3">–</text:span> отрицательно покачала головой Дэш. <text:span text:style-name="T3">–</text:span> Никто не знает, как появились аликорны. Одно я знаю точно: если единорог спарится с пегасом, аликорна не получится.</text:p>
      <text:p text:style-name="P2"><text:span text:style-name="T3">–</text:span> Что ж, спасибо, что просветила. Однако…</text:p>
      <text:p text:style-name="P2"><text:span text:style-name="T3">–</text:span> Что?</text:p>
      <text:p text:style-name="P2"><text:span text:style-name="T3">–</text:span> Ты лежишь на мне.</text:p>
      <text:p text:style-name="P2"><text:span text:style-name="T3">–</text:span> Ну да, лежу, <text:span text:style-name="T3">–</text:span> Дэш ехидно улыбнулась и заёрзала животом. <text:span text:style-name="T3">–</text:span> А что?</text:p>
      <text:p text:style-name="P2"><text:span text:style-name="T3">–</text:span> А то, что в таком положении я до тебя не достану! У тебя слишком высоко расположена... ммм… анатомия.</text:p>
      <text:p text:style-name="P2"><text:span text:style-name="T3">–</text:span> Потерпи чуть-чуть, <text:span text:style-name="T3">–</text:span> пегаска хихикнула и снова заёрзала животом, прижав его ко мне. <text:span text:style-name="T3">–</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3">–</text:span> Дэш, <text:span text:style-name="T3">–</text:span> прошептал я, <text:span text:style-name="T3">–</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3">–</text:span> Я чувствую тебя, <text:span text:style-name="T3">–</text:span> промурлыкала Дэш. <text:span text:style-name="T3">–</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3">–</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3">–</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3">–</text:span> Эт-то магия-а-а-а. <text:span text:style-name="T3">–</text:span> <text:span text:style-name="T1">т</text:span>яжело дышала пегаска. <text:span text:style-name="T3">–</text:span> Фактическая поверхность крыльев с помощью магии увеличивается в несколько раз. И... м-м-м… силы отталкивания хватает на то, чтобы… уффф... <text:span text:style-name="T3">–</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3">–</text:span> Чтобы поднять в воздух вес своего тела и ещё примерно такой же… <text:span text:style-name="T3">–</text:span> прошептала пегаска и закрыла глаза, уткнувшись носом мне в предплечье. Дыхание у неё стало прерывистым.</text:p>
      <text:p text:style-name="P2"><text:span text:style-name="T3">–</text:span> А как вы удерживаетесь на облаках? Ведь вы при этом не машете крыльями? <text:span text:style-name="T3">–</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3">–</text:span> Макс, не издевайся, <text:span text:style-name="T3">–</text:span> пегаска нервно хихикнула и вдруг стала нежно, кончиками губ, жевать мочку моего уха. <text:span text:style-name="T3">–</text:span> Я не-мо-гу думать в та-ком… ммм… состоянии.</text:p>
      <text:p text:style-name="P2"><text:span text:style-name="T3">–</text:span> Дэш, <text:span text:style-name="T3">–</text:span> рассмеялся я, <text:span text:style-name="T3">–</text:span> отпусти ухо!</text:p>
      <text:p text:style-name="P2"><text:span text:style-name="T3">–</text:span> Отпускаю, <text:span text:style-name="T3">–</text:span> шепнула пегаска мне в ухо. <text:span text:style-name="T3">–</text:span> А ты вытаскивай из меня палец и займись делом.</text:p>
      <text:p text:style-name="P2">С этими словами пегаска встала.</text:p>
      <text:p text:style-name="P4"><text:soft-page-break/>***</text:p>
      <text:p text:style-name="P2">Последние полчаса мы просто лежали на пляже и нежились под вечерним солнцем, когда Дэш вскочила на ноги.</text:p>
      <text:p text:style-name="P2"><text:span text:style-name="T3">–</text:span> Мы опаздываем! Рэрити назначила на восемь часов вечера у Твайлайт!</text:p>
      <text:p text:style-name="P2"><text:span text:style-name="T3">&lt;</text:span><text:span text:style-name="T8">Р/Д отправляется в сон до Рэрити и там вспоминает Леро/Листа.</text:span><text:span text:style-name="T3">&gt;</text:span></text:p>
      <text:p text:style-name="P2">Пока я одевался, пегаска в нетерпении рыла копытом землю.</text:p>
      <text:p text:style-name="P2"><text:span text:style-name="T3">–</text:span> Оделся? Хватайся! <text:span text:style-name="T3">–</text:span> Дэш подпрыгнула и зависла у меня над головой, давая схватиться за ноги.</text:p>
      <text:p text:style-name="P2">И мы понеслись…</text:p>
      <text:p text:style-name="P2"/>
      <text:h text:style-name="P90"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3">&lt;</text:span><text:span text:style-name="T8">Вкратце суть сна Рэрити.</text:span></text:p>
      <text:p text:style-name="P2"><text:span text:style-name="T8">Она проснулась в мире Терры веб-дизайнером. И мир Эквестрии ей только снился </text:span><text:span text:style-name="T10">—</text:span><text:span text:style-name="T8"> и быстро начал забываться. Т.е. мир Эквестрии - всего лишь сон терранского парня (девушки?)</text:span></text:p>
      <text:p text:style-name="P2"><text:span text:style-name="T8">к экрану - очередь из пони (пони пропадают из Эквестрии). В очереди близко к экрану </text:span><text:span text:style-name="T10">—</text:span><text:span text:style-name="T8"> Селестия. Рэрити </text:span><text:span text:style-name="T10">—</text:span><text:span text:style-name="T8"> без очереди (у неё </text:span><text:span text:style-name="T10">—</text:span><text:span text:style-name="T8"> билет-пропуск от Индрэ).</text:span></text:p>
      <text:p text:style-name="P2"><text:span text:style-name="T8">Рэрити проснулась парнем, т.к. в Эквестрии </text:span><text:span text:style-name="T10">—</text:span><text:span text:style-name="T8"> матриархат, роль терранских мужчин там несут кобылы.</text:span></text:p>
      <text:p text:style-name="P2"><text:span text:style-name="T8">В конце-концов Макс проснётся на Земле, всё это ему приснится и он быстро забудет этот сон. По стопам этого сна он напишет книгу</text:span><text:span text:style-name="T3">&gt;</text:span></text:p>
      <text:p text:style-name="P2"/>
      <text:p text:style-name="P4">***</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3">—</text:span> это светящиеся силуэты пони. От пони к пони тянулись пульсирующие нити, связывая их воедино.</text:p>
      <text:p text:style-name="P2"><text:soft-page-break/>“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3">&lt;</text:span><text:span text:style-name="T8">Влад рассказывает Максу о своём сне </text:span><text:span text:style-name="T10">—</text:span><text:span text:style-name="T8"> как он был поняхой, а потом проснулся в мире Терры</text:span><text:span text:style-name="T3">&gt;</text:span></text:p>
      <text:p text:style-name="P14"/>
      <text:p text:style-name="P2"><text:span text:style-name="T3">– </text:span>... я слишком приблизилась к экрану и меня стало тянуть к нему. Пони, ждущий своей очереди, еле увернулся от меня <text:span text:style-name="T3">—</text:span> так быстро я неслась к экрану, <text:span text:style-name="T3">–</text:span> возбуждённо говорила Рэрити, <text:span text:style-name="T3">–</text:span> но тут… <text:span text:style-name="T3">–</text:span> она запнулась.</text:p>
      <text:p text:style-name="P2"><text:span text:style-name="T3">–</text:span> Да? Что “тут”? <text:span text:style-name="T3">–</text:span> Твайлайт была вся внимание.</text:p>
      <text:p text:style-name="P2"><text:span text:style-name="T3">–</text:span> Тут я проснулась.</text:p>
      <text:p text:style-name="P2"><text:span text:style-name="T3">–</text:span> О, понятно. Я была вынуждена прервать ваше сновидение, так как Макс очень плохо выглядел. <text:span text:style-name="T3">–</text:span> <text:span text:style-name="T1">о</text:span>бъяснила Твайлайт. <text:span text:style-name="T3">–</text:span> В твоих манекенах в бутике больше жизни, чем тогда было в нём <text:span text:style-name="T3">–</text:span> она указала копытом на меня. <text:span text:style-name="T3">–</text:span> Но даже то, что ты успела увидеть, очень интересно. Сфера из светящихся пони <text:span text:style-name="T3">–</text:span> это, конечно же, Эгрегор Эквестрии. Место, откуда берутся и куда уходят все пони</text:p>
      <text:p text:style-name="P2">(<text:span text:style-name="T3">&lt;</text:span><text:span text:style-name="T8">согласовать с тем, что говорил Анакорн о Р/Д</text:span><text:span text:style-name="T3">&gt;</text:span>). </text:p>
      <text:p text:style-name="P2">Об этом Эгрегоре пишется в книге <text:span text:style-name="T3">&lt;</text:span><text:span text:style-name="T8">Изменчивой Магии</text:span><text:span text:style-name="T3">&gt;</text:span>. То, что Рэрити удалось его увидеть <text:span text:style-name="T3">—</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3">–</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3">–</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4"/>
      <text:p text:style-name="P2"><text:span text:style-name="T3">&lt;</text:span><text:span text:style-name="T8">обоснование сна для Р/Д. РД видит несколько вариантов историй с Mane6 </text:span><text:span text:style-name="T10">—</text:span><text:span text:style-name="T8"> и с собой + Леро </text:span><text:span text:style-name="T10">—</text:span><text:span text:style-name="T8"> намёк на несовместимые фанфики</text:span></text:p>
      <text:p text:style-name="P2"><text:span text:style-name="T8">Пинки видит кошмар (кексики) и сходит с ума. И ещё она видит как Селестия стала Матрицей </text:span><text:soft-page-break/><text:span text:style-name="T8">(подпрограммой Нексуса)</text:span><text:span text:style-name="T3">&gt;</text:span></text:p>
      <text:p text:style-name="P2"/>
      <text:p text:style-name="P2"><text:span text:style-name="T3">–</text:span> Хммм… <text:span text:style-name="T3">–</text:span> Твайлайт в задумчивости остановилась перед одной из полок. <text:span text:style-name="T3">–</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3">–</text:span> И самое главное… <text:span text:style-name="T3">–</text:span> Рэрити задумчиво потерла висок. <text:span text:style-name="T3">–</text:span> В той очереди, совсем близко к экрану стояла она…</text:p>
      <text:p text:style-name="P2"><text:span text:style-name="T3">–</text:span> Кто <text:span text:style-name="T3">—</text:span> она? <text:span text:style-name="T3">–</text:span> повернулась Твайлайт.</text:p>
      <text:p text:style-name="P2"><text:span text:style-name="T3">–</text:span> Её Высочество, принцесса Селестия...</text:p>
      <text:p text:style-name="P2"/>
      <text:p text:style-name="P2"><text:span text:style-name="T3">&lt;</text:span><text:span text:style-name="T8">Подходя к замку Принцесс, Дэш рассказывает Максу обо сне, который она утаила - с Леро.</text:span><text:span text:style-name="T3">&gt;</text:span> </text:p>
      <text:p text:style-name="P2"/>
      <text:p text:style-name="P2"><text:span text:style-name="T3">&lt;</text:span><text:span text:style-name="T8">Кто следующий готов рассказывать?</text:span></text:p>
      <text:p text:style-name="P25">Пинки дёрнулась на месте, но промолчала.</text:p>
      <text:p text:style-name="P2"><text:span text:style-name="T10">–</text:span><text:span text:style-name="T8"> Я расскажу, - шагнула вперёд радужная пегаска. </text:span><text:span text:style-name="T10">–</text:span><text:span text:style-name="T8"> Хотя вряд ли ты узнаешь что-то полезное. Там галиматья какая-то…</text:span><text:span text:style-name="T3">&gt;</text:span></text:p>
      <text:p text:style-name="P2"/>
      <text:p text:style-name="P2"><text:span text:style-name="T3">&lt;</text:span><text:span text:style-name="T8">Сон РД:</text:span></text:p>
      <text:p text:style-name="P25">...Неприятный зудящий звук, включается картинка. /сюжет из праздника падающих листьев (РД наблюдает саму себя) <text:span text:style-name="T3">–</text:span> original story <text:span text:style-name="T3">–</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3">—</text:span> Эгрегора Эквестрии. Сфера рябит и дрожит, её изображение двоится, троится и множится.</text:p>
      <text:p text:style-name="P25">После рассказа РД рассказывает Пинки. При расказе становится ясно её безумие <text:span text:style-name="T3">—</text:span> она становится Пинкаминой из-за её сна <text:span text:style-name="T3">—</text:span> “Кексиков”. Также она видит во сне центр Эгрегора Эквестрии <text:span text:style-name="T3">—</text:span> Селестию. И она видит, как Селестия превращается в набор цифр и уходит в экран <text:span text:style-name="T3">—</text:span> в мир Терры.</text:p>
      <text:p text:style-name="P25">После чего происходит исчезновение Селестии. Макс + Шестёрка (без Пинки и Рэрити <text:span text:style-name="T3">—</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8">В мире Терры они ищут Селестию. В конце-концов Макс находит её в кибермозге </text:span><text:span text:style-name="T10">—</text:span><text:span text:style-name="T8">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0">—</text:span><text:span text:style-name="T8"> Эгрегором Эквестрии. После чего пееренос на Землю на 10 лет назад. Начало написания “Последнего фанфика”.</text:span><text:span text:style-name="T3">&gt;</text:span></text:p>
      <text:p text:style-name="P14"/>
      <text:p text:style-name="P2"><text:span text:style-name="T3">–</text:span> Ну ладно, посижу ночью над книгами. Кто следующий? <text:span text:style-name="T3">– </text:span>Твайлайт посмотрела на Пинки, но та только тёрла копытом висок и морщила лоб, словно пытаясь что-то вспомнить.</text:p>
      <text:p text:style-name="P2"><text:span text:style-name="T3">–</text:span> Я расскажу, - шагнула вперёд радужная пегаска. <text:span text:style-name="T3">–</text:span> Хотя вряд ли ты узнаешь что-то полезное. Там дискордовщина какая-то…</text:p>
      <text:p text:style-name="P2"/>
      <text:h text:style-name="P90" text:outline-level="2"><text:soft-page-break/>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3">–</text:span> У-у-у <text:span text:style-name="T3">–</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3">–</text:span> Странно, я думала, буду последней. Ведь я опоздала на двадцать минут, а Флатти и Эй-Джей не любят опаздывать.<text:span text:style-name="T3">&lt;</text:span><text:span text:style-name="T9">Привести эти же фразы в оригинале</text:span><text:span text:style-name="T3">&gt;</text:span></text:p>
      <text:p text:style-name="P2"><text:span text:style-name="T3">–</text:span> Он<text:span text:style-name="T1">и</text:span> не придут. <text:span text:style-name="T3">–</text:span> Твайлайт закрыла фолиант и аккуратно вернула его на полку. <text:span text:style-name="T3">–</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text:span text:style-name="T3">&lt;</text:span><text:span text:style-name="T8">… В открывшемся шкафчике я увидел ряд вычурных бутылок и пузатых графинчиков. Их содержимое не вызывало у меня никаких сомнений.</text:span></text:p>
      <text:p text:style-name="P25"><text:span text:style-name="T3">–</text:span> Иногда хочется забыться, <text:span text:style-name="T3">–</text:span> перехватила мой взгляд Селестия, <text:span text:style-name="T3">–</text:span> а от сидра “улетаешь” не так далеко. И выпить его нужно намного больше, чем вина. После <text:s/>этого возникают определённые… хм… неудобства.</text:p>
      <text:p text:style-name="P25"><text:span text:style-name="T3">–</text:span> А водку у вас принято пить?</text:p>
      <text:p text:style-name="P2"><text:span text:style-name="T10">–</text:span><text:span text:style-name="T8"> Некоторые употребляют. Но правительница Эквестрии, пьющая водку </text:span><text:span text:style-name="T9">—</text:span><text:span text:style-name="T8"> это уже черезчур. </text:span><text:span text:style-name="T10">–</text:span><text:span text:style-name="T8"> Засмеялась Селестия. </text:span><text:span text:style-name="T10">–</text:span><text:span text:style-name="T8"> Не то, чтобы я не смогла справиться с последствиями опьянения, но поползут слухи, кривотолки… Со сплетнями не смогу справиться даже я.</text:span><text:span text:style-name="T3">&gt;</text:span></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3">–</text:span> Знакомься, Макс, <text:span text:style-name="T3">–</text:span> начала представлять человека Твайлайт. <text:span text:style-name="T3">–</text:span> Это Пинки Пай…</text:p>
      <text:p text:style-name="P2"><text:span text:style-name="T3">–</text:span> Очень приятно, Макс.</text:p>
      <text:p text:style-name="P17">“Макс? Его зовут Макс? Я помню его под другим именем. У него было двухсложное имя. Не помню…”</text:p>
      <text:p text:style-name="P2"><text:span text:style-name="T3">–</text:span> Рэрити. <text:span text:style-name="T3">–</text:span> Твайлайт представила светло-серую единорожку, которая чуть склонила голову в приветствии.</text:p>
      <text:p text:style-name="P2"><text:span text:style-name="T3">–</text:span> Макс. <text:span text:style-name="T3">–</text:span> <text:span text:style-name="T1">к</text:span>ивнул ей в ответ человек.</text:p>
      <text:p text:style-name="P17">“И волосы у него были длинные… И была шерсть на лице… Но глаза - глаза те же…”</text:p>
      <text:p text:style-name="P2"><text:soft-page-break/>Макс повернулся к ней.</text:p>
      <text:p text:style-name="P2"><text:span text:style-name="T3">–</text:span> Рэйнбоу Дэш. <text:span text:style-name="T3">–</text:span> <text:span text:style-name="T1">п</text:span>редставилась Дэш, всё ещё пытаясь вспомнить нечто ускользающее.</text:p>
      <text:p text:style-name="P2"><text:span text:style-name="T3">–</text:span> Макс. <text:span text:style-name="T3">–</text:span> <text:span text:style-name="T1">з</text:span>акончил представляться человек.</text:p>
      <text:p text:style-name="P17">“Леро! Его звали Леро!”</text:p>
      <text:p text:style-name="P2">Картинка перед глазами Дэш поплыла…</text:p>
      <text:p text:style-name="P2"/>
      <text:h text:style-name="P90"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3">–</text:span> Ну это мы ещё посмотрим, <text:span text:style-name="T3">–</text:span> сцепив зубы, зло прищурилась пегаска.</text:p>
      <text:p text:style-name="P2"/>
      <text:h text:style-name="P90"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3">–</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3">&lt;</text:span><text:span text:style-name="T8">Концепция абсолютного зла. Вычеркнуть кого-то из бытия.</text:span></text:p>
      <text:p text:style-name="P2"><text:span text:style-name="T8">Пока идёт борьба за вычёркивание </text:span><text:span text:style-name="T9">—</text:span><text:span text:style-name="T8"> это вычёркивание является злом. Но когда вычёркивание произошло, зло исчезает </text:span><text:span text:style-name="T9">—</text:span><text:span text:style-name="T8"> т.к. вычеркнутого никогда не было, о нём никто не знает. Никто </text:span><text:span text:style-name="T9">—</text:span><text:span text:style-name="T8"> даже вычёркивающий</text:span><text:span text:style-name="T3">&gt;</text:span></text:p>
      <text:p text:style-name="P2"><text:soft-page-break/></text:p>
      <text:h text:style-name="P90" text:outline-level="2">Четвёртый сон РД. Объединяющий</text:h>
      <text:p text:style-name="P2"/>
      <text:p text:style-name="P2">Рэйнбоу Дэш встала и посмотрела на застывшее внизу тело.</text:p>
      <text:p text:style-name="P17">“Значит, всё. Вот как это бывает.”</text:p>
      <text:p text:style-name="P2">Она расправила левое крыло.</text:p>
      <text:p text:style-name="P17">“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3">&lt;</text:span><text:span text:style-name="T9">Именно эту сферу (уменьшеную до глобуса) покажет Анакорн Максу во время беседы</text:span><text:span text:style-name="T3">&gt;</text:span> Казалось, сфера хочет разлететься на тысячи подобных сфер, но какая-то сила удерживает их вместе…</text:p>
      <text:p text:style-name="P4">***</text:p>
      <text:p text:style-name="P2"><text:span text:style-name="T3">–</text:span> А дальше ты спихнула меня с него и стала приводить его в чувство. <text:span text:style-name="T3">–</text:span> <text:span text:style-name="T1">з</text:span>акончила рассказа Рэйнбоу Дэш.</text:p>
      <text:p text:style-name="P2"><text:span text:style-name="T3">–</text:span> Хм. Несколько эпизодов, включая рекурсивный сон. И опять сфера из светящихся точек. <text:span text:style-name="T3">–</text:span> <text:span text:style-name="T1">о</text:span>тметила Твайлайт.</text:p>
      <text:p text:style-name="P2"><text:span text:style-name="T3">–</text:span> Что такое “рекурсивный сон”?</text:p>
      <text:p text:style-name="P2"><text:span text:style-name="T3">–</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3">–</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3">–</text:span> Пинки, что с тобой? <text:span text:style-name="T3">–</text:span> Твайлайт склонилась над розовой пони. <text:span text:style-name="T3">–</text:span> У тебя волосы распрямились. И поседели.</text:p>
      <text:p text:style-name="P2"><text:span text:style-name="T3">–</text:span> Как поседели?! <text:span text:style-name="T3">–</text:span> <text:span text:style-name="T1">в</text:span>оскликнула Рэрити, тоже склоняясь над Пинки. <text:span text:style-name="T3">–</text:span> Дорогая, но ты слишком молода для седины! Я могу порекомендовать тебе очень хороший лосьон…</text:p>
      <text:p text:style-name="P2"><text:span text:style-name="T3">–</text:span> Дайте ей рассказать сон, <text:span text:style-name="T3">–</text:span> протиснулась между подруг РД. <text:span text:style-name="T3">–</text:span> Что ты…</text:p>
      <text:p text:style-name="P2"><text:span text:style-name="T3">–</text:span> А<text:span text:style-name="T1">АА</text:span>!!! <text:span text:style-name="T3">–</text:span> Пинки тонко вскрикнула и затряслась, глядя на РД полными ужаса глазами.</text:p>
      <text:p text:style-name="P2"><text:soft-page-break/><text:span text:style-name="T3">–</text:span> Ты чего? <text:span text:style-name="T3">–</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3">–</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3">–</text:span> Пинки, дорогая, успокойся, <text:span text:style-name="T3">–</text:span> успокоительно проворковала Рэрити, заслонив РД и принявшись обтирать ей лоб влажным полотенцем, <text:span text:style-name="T3">–</text:span> что бы это ни было, оно уже прошло. Ты проснулась.</text:p>
      <text:p text:style-name="P2"><text:span text:style-name="T3">–</text:span> Если тебе тяжело вспоминать сон, не мучайся, <text:span text:style-name="T3">–</text:span> обратилась Твайлайт.</text:p>
      <text:p text:style-name="P2"><text:span text:style-name="T3">–</text:span> Мне не тяжело, - пробормотала Пинки. Вид Рэрити её явно успокаивал. <text:span text:style-name="T3">–</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3">–</text:span> Постой-постой, Пинки. Кто <text:span text:style-name="T1">—</text:span> она? Какое облако? Какая открытая дверь? <text:span text:style-name="T3">–</text:span> <text:span text:style-name="T1">з</text:span>апуталась Твайлайт.</text:p>
      <text:p text:style-name="P2"><text:span text:style-name="T3">–</text:span> Там была дверь. Неподалёку от шара. Или окно <text:span text:style-name="T1">—</text:span> не помню. В него прыгали пони из шара. И туда улетела Она в виде облака цифр. <text:span text:style-name="T3">–</text:span> Пинки растерялась и наморщила лоб, пытаясь вспомнить.</text:p>
      <text:p text:style-name="P2"><text:span text:style-name="T3">–</text:span> А кто такая “Она”? <text:span text:style-name="T3">–</text:span> не выдержала Дэш.</text:p>
      <text:p text:style-name="P2"><text:span text:style-name="T3">– </text:span><text:span text:style-name="T1">ААА</text:span>!!! <text:span text:style-name="T3">–</text:span> Пинки бросила взгляд на РД и забилась в истерике. <text:span text:style-name="T3">–</text:span> Дэш, пожалуйста, я не хотела! Это не я, я не могла! Просто не могла, пойми! Прости меня! <text:span text:style-name="T3">–</text:span> Розовая кобылка в беспамятстве опустилась на пол, закрывая глаза копытами.</text:p>
      <text:p text:style-name="P2"><text:span text:style-name="T3">–</text:span> Это неестественные страдания. <text:span text:style-name="T3">–</text:span> пробормотала Твайлайт. <text:span text:style-name="T3">–</text:span> Пинки никогда не впадала в отчаяние НАСТОЛЬКО глубоко. И по такому пустячному поводу, как какой-то сон.</text:p>
      <text:p text:style-name="P2"><text:span text:style-name="T3">–</text:span> Бедняжка, <text:span text:style-name="T3">–</text:span> прошептала Рэрити, <text:span text:style-name="T3">–</text:span> у неё сейчас вид как у <text:span text:style-name="T3">&lt;</text:span><text:span text:style-name="T8">сумасшедшей кобылы</text:span><text:span text:style-name="T3">&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3">–</text:span> Мда. <text:span text:style-name="T3">–</text:span> Твайлайт беспомощно уставилась в закрывшуюся дверь. <text:span text:style-name="T3">–</text:span> Индрэ не предупреждал о таких последствиях <text:span text:style-name="T3">&lt;</text:span><text:span text:style-name="T8">добавить сочувствия</text:span><text:span text:style-name="T3">&gt;</text:span>.</text:p>
      <text:p text:style-name="P2"/>
      <text:p text:style-name="P2"><text:span text:style-name="T3">&lt;</text:span><text:span text:style-name="T8">После этого случая Тавйлайт решает прекратить сеансы двойного сна. Сеанса с ЭйДжей и Флатти не будет</text:span><text:span text:style-name="T3">&gt;</text:span></text:p>
      <text:p text:style-name="P2"/>
      <text:h text:style-name="P90" text:outline-level="2">Исчезновение Селестии</text:h>
      <text:p text:style-name="P25">Для помощи в открытии коридора в мир Макса, находят в горах Дискорда и упрашивают его помочь.</text:p>
      <text:p text:style-name="P2"><text:span text:style-name="T3">–</text:span> И в твоём мире нет пони-пегасов и пони-единорогов? Есть только земнопони? <text:span text:style-name="T3">–</text:span> допытывалась РД.</text:p>
      <text:p text:style-name="P2"><text:span text:style-name="T3">–</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3">&lt;</text:span><text:span text:style-name="T9">название</text:span><text:span text:style-name="T3">&gt;</text:span>. Шла третья неделя после эксперимента с двойным <text:soft-page-break/>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3">–</text:span> Ну хорошо, а кто вами правит? Аликорн? Драконикус? Какой-нибудь человек с рогом во лбу? Или у вас нет правителя?</text:p>
      <text:p text:style-name="P2"><text:span text:style-name="T3">–</text:span> Нет, почему? Правитель есть. Только он не постоянный. Его избирают. Раз в несколько лет.</text:p>
      <text:p text:style-name="P2"><text:span text:style-name="T3">–</text:span> Но это же полная ерунда! <text:span text:style-name="T3">–</text:span> <text:span text:style-name="T1">в</text:span>оскликнула Д<text:span text:style-name="T1">эш</text:span>. <text:span text:style-name="T3">–</text:span> С какой стати он будет заботиться о королевстве как о своём, если будет знать, что через несколько лет оно будет не его? <text:span text:style-name="T3">&lt;</text:span><text:span text:style-name="T9">изменить причину удивления</text:span><text:span text:style-name="T3">&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3">–</text:span> Хм. Узнаю походку Твайлайт. Что-то случилось. <text:span text:style-name="T3">–</text:span> заметила <text:span text:style-name="T1">пегаска</text:span>.</text:p>
      <text:p text:style-name="P2">И впрямь, на запыхавшейся единорожке лица не было.</text:p>
      <text:p text:style-name="P2"><text:span text:style-name="T3">–</text:span> Она исчезла!!! <text:span text:style-name="T3">–</text:span> Твайлайт не могла отдышаться.</text:p>
      <text:p text:style-name="P2"><text:span text:style-name="T3">–</text:span> Кто <text:span text:style-name="T1">—</text:span> она??? <text:span text:style-name="T3">–</text:span> <text:span text:style-name="T1">х</text:span>ором воскликнули мы и переглянулись.</text:p>
      <text:p text:style-name="P2"><text:span text:style-name="T3">–</text:span> Прин-цес-са Се-лес-ти-я! <text:span text:style-name="T3">–</text:span> <text:span text:style-name="T1">п</text:span>о слогам отчеканила Твайлайт. <text:span text:style-name="T3">–</text:span> Только это между нами. Государственная тайна. Нас вызывают в Кантерлот.</text:p>
      <text:p text:style-name="P2"><text:span text:style-name="T3">–</text:span> Ну и дела, <text:span text:style-name="T3">–</text:span> покачала головой Д<text:span text:style-name="T1">эш</text:span>. <text:span text:style-name="T3">–</text:span> Я слетаю за остальными. Мы ещё успеем на вечерний поезд.</text:p>
      <text:p text:style-name="P2"><text:span text:style-name="T3">–</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3">–</text:span> Рада видеть вас, мои дорогие, <text:span text:style-name="T3">–</text:span> поприветствовала Луна кобылок. Я удостоился едва заметного кивка. <text:span text:style-name="T3">–</text:span> А где элементы Щедрости и Веселья?</text:p>
      <text:p text:style-name="P2"><text:span text:style-name="T3">–</text:span> Рэрити осталась ухаживать за Пинки. Та очень больна, <text:span text:style-name="T3">–</text:span> выступила за всех Твайлайт. <text:span text:style-name="T3">–</text:span> Что произошло? Стража сказала нам…</text:p>
      <text:p text:style-name="P2"><text:span text:style-name="T3">–</text:span> Увы, они не солгали. Моя сестра пропала вчера утром. Стража видела её накануне вечером, но утром нашли только примятую постель. Я знаю, <text:span text:style-name="T3">–</text:span> тут Луна повернулась ко мне и с едва заметным сарказмом продолжила, <text:span text:style-name="T3">–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3">–</text:span> Не могу ничем помочь. Я знаю не больше твоего.</text:p>
      <text:p text:style-name="P2">Луна как будто ожидала такой ответ.</text:p>
      <text:p text:style-name="P2"><text:span text:style-name="T3">–</text:span> В таком случае мне понадобится твоя помощь, <text:span text:style-name="T3">–</text:span> Луна кивнула Твайлайт. <text:span text:style-name="T3">–</text:span> Ты была её ближайшей и лучшей ученицей и, я надеюсь, поможешь понять мне, где она находится сейчас.</text:p>
      <text:p text:style-name="P2"><text:span text:style-name="T3">–</text:span> Приложу все усилия, Ваше Высочество. Но мне понадобится провести некоторое время в библиотеке Кантерлота.</text:p>
      <text:p text:style-name="P2"><text:span text:style-name="T3">–</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text:soft-page-break/></text:p>
      <text:h text:style-name="P90" text:outline-level="2">Поиск решения</text:h>
      <text:p text:style-name="P51"/>
      <text:p text:style-name="P2"><text:span text:style-name="T3">–</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4"/>
      <text:p text:style-name="P2"><text:soft-page-break/><text:span text:style-name="T3">&lt;</text:span><text:span text:style-name="T8">Как Луна, Твайлайт и Дискорд через месяц будут пробираться к замку Принцесс, если к нему уже сейчас пройти почти невозможно?</text:span><text:span text:style-name="T3">&gt;</text:span></text:p>
      <text:p text:style-name="P14"/>
      <text:p text:style-name="P2"><text:span text:style-name="T3">&lt;</text:span><text:span text:style-name="T8">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8">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0">—</text:span><text:span text:style-name="T8"> Луна создаёт обратный коридор в срок.</text:span><text:span text:style-name="T3">&gt;</text:span></text:p>
      <text:p text:style-name="P2"/>
      <text:h text:style-name="P90"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3">—</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3">—</text:span> виднелось под листвой плюща.</text:p>
      <text:p text:style-name="P2">“Откуда здесь взялся рухнувший Боинг?” <text:span text:style-name="T3">&lt;</text:span><text:span text:style-name="T9">Дуглас </text:span><text:span text:style-name="T10">—</text:span><text:span text:style-name="T9"> </text:span><text:span text:style-name="T10">DC-3</text:span><text:span text:style-name="T3">&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oft-page-break/><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4"/>
      <text:p text:style-name="P2"><text:span text:style-name="T3">&lt;</text:span><text:span text:style-name="T8">высоко летать нельзя из-за молний</text:span><text:span text:style-name="T3">&gt;</text:span></text:p>
      <text:p text:style-name="P14"/>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3">—</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3">—</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text:soft-page-break/>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3">—</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3">—</text:span> помогают идти Твайлайт. Макс и Дэш <text:span text:style-name="T3">—</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3">&lt;</text:span><text:span text:style-name="T8">двухмесячной</text:span><text:span text:style-name="T3">&gt;</text:span> давности осталось лишь направление движения.</text:p>
      <text:p text:style-name="P2">И опять, как <text:span text:style-name="T3">&lt;</text:span><text:span text:style-name="T8">два</text:span><text:span text:style-name="T3">&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3">—</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oft-page-break/><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oft-page-break/><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3">&lt;</text:span><text:span text:style-name="T8">основного потока</text:span><text:span text:style-name="T3">&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text:soft-page-break/>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3">&lt;</text:span><text:span text:style-name="T8">Поиски Селестии — сюжет:</text:span></text:p>
      <text:p text:style-name="P25">Базовое положение: Селестия физически находится на компе Влада в соседнем с максовым доме, в качестве этической подпрограммы к Нексусу.</text:p>
      <text:p text:style-name="P25">Кратко:</text:p>
      <text:p text:style-name="P25">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25">Эпизод 1:</text:p>
      <text:p text:style-name="P25">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25">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25">…</text:p>
      <text:p text:style-name="P25">Итого:</text:p>
      <text:p text:style-name="P25">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25">Эпизод 3.5 (необязательный): День из жизни Дискорда (впечатления от нового мира, интерес путешествия, нежелание возвращаться).</text:p>
      <text:p text:style-name="P25">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8">Эпизод 5: Макс показывает Флатти МЛП-мультики. Флатти безучастно смотрит их. Утешить её не </text:span><text:soft-page-break/><text:span text:style-name="T8">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3">&gt;</text:span></text:p>
      <text:p text:style-name="P2"/>
      <text:h text:style-name="P90"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3">—</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3">&lt;</text:span><text:span text:style-name="T8">три месяца</text:span><text:span text:style-name="T3">&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text:soft-page-break/>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90"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3">&gt;</text:span>\Привет, Нексус. Это Макс.</text:p>
      <text:p text:style-name="P2"><text:span text:style-name="T3">&lt;\</text:span>Привет, Макс. Рад тебя видеть.</text:p>
      <text:p text:style-name="P17">Хм. Блок эмоций? Или просто модификация стандартного приветствия?</text:p>
      <text:p text:style-name="P2"><text:span text:style-name="T3">&gt;\</text:span>Нексус, отключи память событий за последнюю неделю.</text:p>
      <text:p text:style-name="P2"><text:span text:style-name="T3">&lt;\</text:span>Выполнено, Макс.</text:p>
      <text:p text:style-name="P2"><text:span text:style-name="T3">&gt;</text:span>\Задача по корпоративной логике. Выдай наиболее оптимальное решение.</text:p>
      <text:p text:style-name="P2"><text:span text:style-name="T3">&lt;\</text:span>Жду с нетерпением, Макс.</text:p>
      <text:p text:style-name="P2"><text:span text:style-name="T3">&gt;\</text:span>Постановка задачи.</text:p>
      <text:p text:style-name="P2"><text:span text:style-name="T3">&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text:soft-page-break/>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3">&gt;\</text:span>Ограничения.</text:p>
      <text:p text:style-name="P2"><text:span text:style-name="T3">&gt;\</text:span>Ты не можешь подать в суд на компанию Б и ждать результатов, так как за время разбирательства компания А обанкротится.</text:p>
      <text:p text:style-name="P2"><text:span text:style-name="T3">&gt;\</text:span>Задание.</text:p>
      <text:p text:style-name="P2"><text:span text:style-name="T3">&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3">&lt;\</text:span>Задача принята...</text:p>
      <text:p text:style-name="P2"><text:span text:style-name="T3">&lt;\</text:span>...</text:p>
      <text:p text:style-name="P2"><text:span text:style-name="T3">&lt;\</text:span>...</text:p>
      <text:p text:style-name="P2"><text:span text:style-name="T3">&lt;\</text:span>Решение:</text:p>
      <text:p text:style-name="P2"><text:span text:style-name="T3">&lt;\&lt;</text:span><text:span text:style-name="T8">Не следует противопоставлять злу ещё большее зло - это только усилит его — </text:span><text:span text:style-name="T9">кодовая фраза</text:span><text:span text:style-name="T10">&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17">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text:soft-page-break/>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3">&lt;</text:span><text:span text:style-name="T8">трёх</text:span><text:span text:style-name="T3">&gt;</text:span> месяцев. <text:soft-page-break/>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text:soft-page-break/>– Ты собираешься уехать?</text:p>
      <text:p text:style-name="P2">– Да. Чем скорее, тем лучше. У нас всё ещё есть почти <text:span text:style-name="T3">&lt;</text:span><text:span text:style-name="T8">три месяца</text:span><text:span text:style-name="T3">&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4"/>
      <text:p text:style-name="P2"><text:span text:style-name="T3">&lt;</text:span><text:span text:style-name="T8">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3">&gt;</text:span></text:p>
      <text:p text:style-name="P14"/>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90" text:outline-level="2">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3">&lt;</text:span><text:span text:style-name="T8">расширить</text:span><text:span text:style-name="T3">&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3">&lt;</text:span><text:span text:style-name="T8">расширить</text:span><text:span text:style-name="T3">&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3">&lt;</text:span><text:span text:style-name="T8">клоунов/санта-клаусов</text:span><text:span text:style-name="T3">&gt;</text:span>, подстерегавших меня на подходе к офису. Возвратившись домой я с удивлением обнаружил сзади <text:span text:style-name="T3">&lt;</text:span><text:span text:style-name="T8">пять</text:span><text:span text:style-name="T3">&gt;</text:span>длинную прореху в куртке, <text:span text:style-name="T3">&lt;</text:span><text:span text:style-name="T8">как будто сделанную пятернёй с металлическими когтями</text:span><text:span text:style-name="T3">&gt;</text:span>явно сделанную ударом ножа вдогонку наотмашь <text:span text:style-name="T3">&lt;</text:span><text:span text:style-name="T8">Эпплджек понадобилось два часа, чтобы зашить её</text:span><text:span text:style-name="T3">&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3">&lt;</text:span><text:span text:style-name="T8">подать фонарь под другим сосусом</text:span><text:span text:style-name="T3">&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text:soft-page-break/>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3">&lt;</text:span><text:span text:style-name="T8">уменьшить подозрения — о них должен догадаться Макс</text:span><text:span text:style-name="T3">&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3">&lt;</text:span><text:span text:style-name="T8">улучшить</text:span><text:span text:style-name="T3">&gt;</text:span>. А тот случай, когда мне пришлось зашивать тебе куртку после нападения убийц <text:span text:style-name="T3">&lt;</text:span><text:span text:style-name="T8">клоунов/санта-клаусов</text:span><text:span text:style-name="T3">&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text:soft-page-break/>–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90" text:outline-level="2">След?</text:h>
      <text:p text:style-name="P51"/>
      <text:p text:style-name="P2"><text:span text:style-name="T3">&lt;</text:span><text:span text:style-name="T8">сначала эпизод - проверка сумки в серверной</text:span><text:span text:style-name="T3">&gt;</text:span></text:p>
      <text:p text:style-name="P2"><text:span text:style-name="T3">&lt;</text:span><text:span text:style-name="T10">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3">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3">&lt;</text:span><text:span text:style-name="T8">“Последний Единорог” Питера Бигла</text:span><text:span text:style-name="T3">&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text:soft-page-break/>–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4"/>
      <text:p text:style-name="P2"><text:span text:style-name="T3">&lt;</text:span><text:span text:style-name="T8">расширить. Перед кафешкой - диалог с Флатти и ЭйДжей. Все думают, что наконец-то нашли Селестию. Все ликуют</text:span><text:span text:style-name="T3">&gt;</text:span></text:p>
      <text:p text:style-name="P14"/>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3">&lt;</text:span><text:span text:style-name="T8">Расширить сцену в кафе. Ожидание, подьём и… падение ожиданий</text:span><text:span text:style-name="T3">&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text:soft-page-break/>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3">&lt;</text:span><text:span text:style-name="T8">упомянуть болезнь Флатти в соответствующем разделе</text:span><text:span text:style-name="T3">&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text:soft-page-break/>–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90" text:outline-level="2">Озарение</text:h>
      <text:p text:style-name="P2"/>
      <text:p text:style-name="P2"><text:span text:style-name="T3">&lt;</text:span><text:span text:style-name="T8">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3">&gt;</text:span></text:p>
      <text:p text:style-name="P40"/>
      <text:p text:style-name="P41">-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40"/>
      <text:p text:style-name="P37">Разговор не клеился.</text:p>
      <text:p text:style-name="P40">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40"><text:span text:style-name="T3">–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40"><text:span text:style-name="T3">–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40"><text:span text:style-name="T3">– </text:span>Ну хорошо. Убедила. В конце-концов, можем поступить так. Вы с Флатти вернётесь обратно а я продолжу поиски здесь.</text:p>
      <text:p text:style-name="P40"><text:span text:style-name="T3">– </text:span>А как мы узнаем, что ты нашёл принцессу? – хмуро отозвалась Эпплджек. – Сами вы вряд ли сможете отсюда создать коридор к Эквестрии.</text:p>
      <text:p text:style-name="P40"><text:span text:style-name="T3">– </text:span>Вы можете связываться со мной раз в месяц по коридору.</text:p>
      <text:p text:style-name="P40"><text:span text:style-name="T3">– </text:span>Не пойдёт. Ты видел, с какими трудностями открывается коридор? За две последние попытки мы <text:soft-page-break/>потеряли <text:span text:style-name="T1">Кимеринна и Дэш</text:span>. И не думаю, что ситуация с тех пор улучшилась. Коридор открывать слишком <text:span text:style-name="T1">опасно</text:span>.</text:p>
      <text:p text:style-name="P40"><text:span text:style-name="T3">– </text:span>Ну, не раз в месяц <text:span text:style-name="T3">—</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40">Эпплджек недоверчиво хмыкнула.</text:p>
      <text:p text:style-name="P40"><text:span text:style-name="T3">–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40"><text:span text:style-name="T3">–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40"><text:span text:style-name="T3">– </text:span>Конечно оставаться. Кто ещё, кроме нас, может найти её?</text:p>
      <text:p text:style-name="P40"><text:span text:style-name="T3">– </text:span>Я думал, ты не сможешь оставить Энджела и всех остальных надолго.</text:p>
      <text:p text:style-name="P40"><text:span text:style-name="T3">–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45"><text:span text:style-name="T3">– </text:span>Извини, Флаттершай, забылся.</text:p>
      <text:p text:style-name="P45"><text:span text:style-name="T3">– </text:span>Та ладно, я ж не против, – возразила Эпплджек. – Не парься, Флатти. Было б хуже, если б он <text:s/>назвал меня Эпплджек на людях.</text:p>
      <text:p text:style-name="P45"><text:span text:style-name="T3">– </text:span>Ты так... – запнулась Флаттершай. – Так быстро забыла свою ферму. И...</text:p>
      <text:p text:style-name="P45"><text:span text:style-name="T3">–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45"><text:span text:style-name="T3">– </text:span>Как ты можешь так говорить? – расплакалась Флаттершай.</text:p>
      <text:p text:style-name="P45"><text:span text:style-name="T3">– </text:span>Эй, девушки, не ссорьтесь! Мы — одна команда! И надеюсь, останемся ею и в дальнейшем. </text:p>
      <text:list xml:id="list570856475838177806" text:style-name="L5">
        <text:list-header>
          <text:p text:style-name="P86">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45"><text:span text:style-name="T3">– </text:span>А если нет? – Эпплджек смотрела мне мне прямо в глаза.</text:p>
      <text:list xml:id="list193239881660420" text:continue-numbering="true" text:style-name="L5">
        <text:list-header>
          <text:p text:style-name="P86">Я молча пожал плечами. Эпплджек уверенно продолжила.</text:p>
        </text:list-header>
      </text:list>
      <text:p text:style-name="P45"><text:span text:style-name="T3">–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45"><text:span text:style-name="T3">– </text:span>Спасибо, ЭйДжей.</text:p>
      <text:p text:style-name="P45"><text:span text:style-name="T3">–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3240144264306" text:continue-numbering="true" text:style-name="L5">
        <text:list-header>
          <text:p text:style-name="P86">Флаттершай пробормотала нечто, показавшееся мне знакомым.</text:p>
        </text:list-header>
      </text:list>
      <text:p text:style-name="P45"><text:span text:style-name="T3">– </text:span>Флатти, ты что-то сказала? Я не расслышал.</text:p>
      <text:p text:style-name="P45"><text:span text:style-name="T3">– </text:span>Намерение Изменяет Реальность.</text:p>
      <text:p text:style-name="P45"><text:soft-page-break/><text:span text:style-name="T3">– </text:span>Эээ. А где ты слышала эту фразу, если не секрет?</text:p>
      <text:p text:style-name="P45"><text:span text:style-name="T3">–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3240674193947" text:continue-numbering="true" text:style-name="L5">
        <text:list-header>
          <text:p text:style-name="P86">У меня как будто вспыхнула лампочка в мозгу. Кирпичики быстро выстраивались в целостную картину. Я ринулся в прихожую.</text:p>
        </text:list-header>
      </text:list>
      <text:p text:style-name="P45"><text:span text:style-name="T3">– </text:span>Флатти, ЭйДжей, буду через час. Ждите!</text:p>
      <text:p text:style-name="P40"/>
      <text:h text:style-name="P91" text:outline-level="2">Почти.</text:h>
      <text:p text:style-name="P52"/>
      <text:p text:style-name="P45">В офисе меня встретил лыбящийся Стас.</text:p>
      <text:p text:style-name="P45">–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45">Я уставился на Стаса и он, захлёбываясь от торопливости, начал <text:span text:style-name="T3">расказывать</text:span>.</text:p>
      <text:p text:style-name="P45">–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3">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45">– Ты его уничтожил?</text:p>
      <text:p text:style-name="P45">– Кого?</text:p>
      <text:p text:style-name="P45">– Этический модуль. Селестию.</text:p>
      <text:p text:style-name="P45">–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45">– Ты его уничтожил?</text:p>
      <text:p text:style-name="P45">–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45">– То есть, на домашнем компьютере Влада модуль работает и дальше?</text:p>
      <text:p text:style-name="P45">– Ага. К нему-то у меня доступа нету. Но в кластер к Нексусу он больше не пролезет.</text:p>
      <text:p text:style-name="P45">– Спасибо, Стас. Ты молодец.</text:p>
      <text:p text:style-name="P45">Ниточка, чуть было не прервавшаяся в офисе, повела в квартиру Влада.</text:p>
      <text:p text:style-name="P45"/>
      <text:h text:style-name="P91" text:outline-level="2">Дискорд</text:h>
      <text:p text:style-name="P51"/>
      <text:p text:style-name="P52">Девушки поспешно собирались, пока я растолковывал им задачу.</text:p>
      <text:p text:style-name="P52"><text:span text:style-name="T3">– </text:span>Сейчас мы отправимся в квартиру Влада. Судя по всему, Селестия там. Долго рассказывать, как я к <text:soft-page-break/>этому пришёл, но, похоже, при переходе она стала компьютерной программой. Сейчас она должна находиться на домашнем компьютере Влада.</text:p>
      <text:p text:style-name="P52"><text:span text:style-name="T3">– </text:span>Это тот твой приятель, который разбился с полгода назад? – спросила Эпплджек.</text:p>
      <text:p text:style-name="P52"><text:span text:style-name="T3">– </text:span>Да, это он.</text:p>
      <text:p text:style-name="P52"><text:span text:style-name="T3">– </text:span>А как мы попадём в его квартиру? Там сейчас кто-то живёт? – Флаттершай прыгала на одной ноге, натягивая кед.</text:p>
      <text:p text:style-name="P52"><text:span text:style-name="T3">–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53">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53">В гараже я обошёл старый верный <text:span text:style-name="T3">Nissan Navara</text:span> и направился к маленькому электрическому <text:span text:style-name="T3">Eva. </text:span>Для того, чтоб не привлекать внимание, самое оно. <text:s/><text:span text:style-name="T3">&lt;</text:span><text:span text:style-name="T8">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3">&gt;</text:span></text:p>
      <text:p text:style-name="P53">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3">&lt;</text:span><text:span text:style-name="T8">Плохо написано!</text:span><text:span text:style-name="T3">&gt;</text:span></text:p>
      <text:p text:style-name="P53">Я поднёс брелок пропуска к домофону, но дверь подъезда не открылась. Замигала красная лампочка и зажужжал зуммер.</text:p>
      <text:p text:style-name="P53">Я выругался.</text:p>
      <text:p text:style-name="P53"><text:span text:style-name="T3">– </text:span>Макс, что случилось? У нас проблемы?</text:p>
      <text:p text:style-name="P53"><text:span text:style-name="T3">–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53"><text:span text:style-name="T3">– </text:span>Так что, будем ломать дверь? – Эпплджек критически осмотрелась, подмечая бабулек на лавочке и зевак во внутреннем скверике.</text:p>
      <text:p text:style-name="P53"><text:span text:style-name="T3">– </text:span>Нет нужды. Лучше станьте-ка сзади меня так, чтобы заслонить от этих бабулек и от вооон той камеры наблюдения.</text:p>
      <text:list xml:id="list1357680073638694775" text:style-name="L6">
        <text:list-header>
          <text:p text:style-name="P87">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45">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45">Раздался лёгкий «кряк» и дверь подалась.</text:p>
      <text:p text:style-name="P70"><text:span text:style-name="T3">– </text:span>Девушки, заходим.</text:p>
      <text:p text:style-name="P40">Тусклый глазок видеокамеры сопровождал нас, пока мы шли по коридору. Шансы на то, что <text:soft-page-break/>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40"><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45">Прихожая встретила нас толстым слоем пыли. Мы тихонько прошли внутрь и я закрыл дверь изнутри.</text:p>
      <text:p text:style-name="P40"><text:span text:style-name="T1">Компьютер</text:span> стоял там же, где и обычно <text:span text:style-name="T1">— в личном кабинете Влада на столе у окна.</text:span></text:p>
      <text:p text:style-name="P70"><text:span text:style-name="T3">– </text:span>Макс, тут окно разбито! И верёвка какая-то висит. – крикнула Флаттершай из кухни.</text:p>
      <text:p text:style-name="P70"><text:span text:style-name="T3">– </text:span>Оставь, Флатти, не сейчас! – отмахнулся я.</text:p>
      <text:p text:style-name="P76">Лампочка питания на ноутбуке горела, <text:s/>но подключенный монитор оставался тёмным. Я постучал по пробелу, но безрезультатно.</text:p>
      <text:p text:style-name="P70"><text:span text:style-name="T3">– </text:span>Может, стукни его хорошенько? – посоветовала Эпплджек. – Я всегда так делаю, когда у твоего компа интернет тормозит. Почти всегда помогает...</text:p>
      <text:p text:style-name="P70"><text:span text:style-name="T3">– </text:span>Монитор выключен. – <text:s/>раздалось из угла. Кресло с высокой спинкой повернулось, открыв нашим взорам Дискорда. </text:p>
      <text:p text:style-name="P70">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70">Он приподнял панамку, дурашливо здороваясь.</text:p>
      <text:p text:style-name="P70"><text:span text:style-name="T3">– </text:span>Оп-па! – пробормотала Эпплджек. – Нежданчик!</text:p>
      <text:p text:style-name="P70"><text:span text:style-name="T3">– </text:span>Ты, я вижу, времени не терял, – моя рука под прикрытием стола медленно тянулась к тяжёлой фарфоровой кружке, стоящей на краю.</text:p>
      <text:p text:style-name="P55"><text:span text:style-name="T3">–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55"><text:span text:style-name="T3">– </text:span>А почему ты вообще решил искать нас тут? – спросила Эпплджек. – Приехал бы домой. Мы б тебя чаем напоили.</text:p>
      <text:p text:style-name="P55"><text:span text:style-name="T3">– </text:span>Видишь ли, дорогая Эй-Джей, я с самого начала знал, где находится наша уважаемая принцесса, а времени в обрез, так что...</text:p>
      <text:p text:style-name="P60">В проёме дверей появилась Флаттершай.</text:p>
      <text:p text:style-name="P55"><text:span text:style-name="T3">– </text:span>С кем это вы тут разговариваете?</text:p>
      <text:list xml:id="list3076325805548037560" text:style-name="L7">
        <text:list-header>
          <text:p text:style-name="P94">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60">Оглушённый Дискорд попытался было отъехать на кресле в сторону, но я припёр его стулом к стенке.</text:p>
      <text:p text:style-name="P55">– Жанна, Флатти, хватайте ноут и на выход! Я с ним разберусь! Не теряйте вре...!</text:p>
      <text:p text:style-name="P55">– ТЫ ИДИО...!!!</text:p>
      <text:p text:style-name="P55"><text:soft-page-break/>Дискорд <text:s/>зорал одновременно со мной, прикрываясь от меня руками, когда раздался оглушительный</text:p>
      <text:p text:style-name="P55">...</text:p>
      <text:p text:style-name="P56">БАХ!!!</text:p>
      <text:p text:style-name="P55">…</text:p>
      <text:p text:style-name="P55">Эпплджек с <text:s/>нервным всхлипом опустила толстенный том «Энтерпрайз-паттернов» , издание девятое, дополненное.</text:p>
      <text:p text:style-name="P70">На лице Дискорда появилось удивлённо-мечтательное выражение и он вырубился.</text:p>
      <text:p text:style-name="P70"/>
      <text:h text:style-name="P90" text:outline-level="2">Селестия</text:h>
      <text:p text:style-name="P70"/>
      <text:p text:style-name="P70">Включенный монитор показал схематическое изображение Селестиии, </text:p>
      <text:p text:style-name="P71">&gt;\<text:span text:style-name="T1">Привет, Селестия. Это Макс. Как себя чувствуешь?</text:span></text:p>
      <text:p text:style-name="P71">&lt;\<text:span text:style-name="T1">Макс? МАКС??? МА-А-А-АКС!!! НАКОНЕЦ-ТО! КАК Я РАДА ТЕБЯ СЛЫШАТЬ! </text:span></text:p>
      <text:p text:style-name="P71">&gt;\<text:span text:style-name="T1">Я рад, что нашёл тебя, Тия.</text:span></text:p>
      <text:p text:style-name="P71">&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71">&gt;\<text:span text:style-name="T1">Тия, я сейчас подключу микрофон и колонки, и мы сможем общаться более удобно.</text:span></text:p>
      <text:p text:style-name="P70">…</text:p>
      <text:p text:style-name="P70">– Привет опять. Как ты меня слышишь?</text:p>
      <text:p text:style-name="P70">–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71">– <text:span text:style-name="T1">Могу себе представить. Как-то раз я провёл три часа камере сенсорной депривации. Мне не понравилось.</text:span></text:p>
      <text:p text:style-name="P70">– Эммм... Ваше Высочество, вы в порядке? Мы так рады, что наконец-то нашли Вас! – вклинилась в разговор Эпплджек.</text:p>
      <text:p text:style-name="P70">– Кто тут? Макс, кто ещё с тобой?</text:p>
      <text:p text:style-name="P71"><text:span text:style-name="T1">– Со мной Эпплджек и Флаттершай. Мы пришли сюда полгода </text:span>&lt;<text:span text:style-name="T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71">– <text:span text:style-name="T1">Девочки? Я рада вас слышать. А Твайлайт нет рядом?</text:span></text:p>
      <text:p text:style-name="P70">–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70">При этих словах Дискорд замычал и задёргался. Эпплджек нахмурилась и проверила верёвки, привязывающие его к спинке стула.</text:p>
      <text:p text:style-name="P70">–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70">– Ноутбук — так называется место, где я нахожусь сейчас? А кто это мычит?</text:p>
      <text:p text:style-name="P70"><text:soft-page-break/>–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70">– О, духи предков, но зачем??? Почему у него кляп во рту?</text:p>
      <text:p text:style-name="P70">– Мы связали его. Он нас предал. И тебя. И Эквестрию. Всех.</text:p>
      <text:p text:style-name="P70">При этих словах Эпплджек и Флаттершай непонимающе уставились на меня, а Дискорд протестующе замычал.</text:p>
      <text:p text:style-name="P70">Я начал рассказывать о своих догадках, и непонимающее выражение на лицах девушек сменилось удивлением.</text:p>
      <text:p text:style-name="P70">–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70">– А зачем тогда ты приложила его книгой? – непонимающе уставился я на неё.</text:p>
      <text:p text:style-name="P70">– Потому что ты напал на него. Я и подумала — тебе виднее. И подсобила.</text:p>
      <text:p text:style-name="P70">Флаттершай отрицающе мотнула головой.</text:p>
      <text:p text:style-name="P70">– Не может Дискорд быть предателем. Он мой друг.</text:p>
      <text:p text:style-name="P70">Дискорд благодарственно замычал и закивал головой.</text:p>
      <text:p text:style-name="P70">–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70">Дискорд завёл глаза на лоб и обречённо завыл.</text:p>
      <text:p text:style-name="P70">– Макс, постой. Дай мне поговорить с ним. – сказала Селестия. – Не могу поверить, что Дискорд на такое пошёл.</text:p>
      <text:p text:style-name="P70">– Ну хорошо. Поговори. Послушаем, что он скажет.</text:p>
      <text:p text:style-name="P70">Я красноречиво покачал кулак перед его носом и вытащил кляп.</text:p>
      <text:p text:style-name="P70">...</text:p>
      <text:p text:style-name="P61">– Ффы, тьфу, пффф, пфу! <text:span text:style-name="T3">&lt;</text:span><text:span text:style-name="T8">Вот дискорд! Я, то бишь!</text:span><text:span text:style-name="T3">&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63"><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3">— </text:span><text:span text:style-name="T1">получишь кляп обратно.</text:span></text:p>
      <text:p text:style-name="P61">– Это я-то устраиваю цирк?!! ДА ТЫ НА СЕБЯ ПОСМОТРИ, КЛОУН!!! На людей кидаешься, чашками бросаешься, вон, мне нос разбил! Дерёшься...</text:p>
      <text:p text:style-name="P61">Я угрожающе поднёс тряпку к лицу Дискорда.</text:p>
      <text:p text:style-name="P61">– Ещё одно слово в таком тоне, и ты заткнёшься, а мы уйдём в Эквестрию без тебя!</text:p>
      <text:p text:style-name="P61">–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61">Дискорд демонстративно закрыл рот и посвистывая уставился в потолок.</text:p>
      <text:p text:style-name="P61">Разговор зашёл в тупик.</text:p>
      <text:p text:style-name="P64"/>
      <text:p text:style-name="P65">На мониторе высветился текст:</text:p>
      <text:p text:style-name="P64">&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text:span><text:soft-page-break/><text:span text:style-name="T1">поменял мировоззрение и всё такое... Не говори об этом, пожалуйста, это личное.</text:span></text:p>
      <text:p text:style-name="P65"/>
      <text:p text:style-name="P65">Из колонок послышался лёгкий шорох.</text:p>
      <text:p text:style-name="P61">– Дик, сейчас не время для ссор. – голос Селестии был мягким, но настойчивым. – Мы в одной лодке.</text:p>
      <text:p text:style-name="P61">– Тебе легко говорить! Тебе не разбивали нос и не оскорбляли угрозами!</text:p>
      <text:p text:style-name="P61">– Ты должен понимать, что у Макса были все основания так себя вести. Твоё поведение вызвало подозрения у него, ведь он мало тебя знает. </text:p>
      <text:p text:style-name="P61">К уговорам Селестии присоединилась Флаттершай.</text:p>
      <text:p text:style-name="P61">– Дискорд, миленький, прости его. Макс хороший. Он просто не знал, что ты тоже хороший...</text:p>
      <text:p text:style-name="P61">У Дискорда покраснели уши и он засмущался и заворчал.</text:p>
      <text:p text:style-name="P61">–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61">Я пропустил «дятла» мимо ушей.</text:p>
      <text:p text:style-name="P66">–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62">***</text:p>
      <text:p text:style-name="P61">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61">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61">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61">Потому разбрасываться такой возможностью не стоит. Если уж тебе повезло оказаться в новом мире — исследуй его сполна!..</text:p>
      <text:p text:style-name="P62">***</text:p>
      <text:p text:style-name="P67">&lt;<text:span text:style-name="T9">сюда можно вставить похождения Дискорда — вторая неопубликованная глава. Первая — секс с Селестией</text:span>&gt;</text:p>
      <text:p text:style-name="P62">***</text:p>
      <text:p text:style-name="P65">– Развяжите мне, наконец, руки! Или хотя бы одну. Плечами жестикулировать неудобно.... </text:p>
      <text:p text:style-name="P65">Я развязал Дискорду левую руку.</text:p>
      <text:p text:style-name="P64"><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65"><text:soft-page-break/>Дискорд принялся разминать затёкшее запястье.</text:p>
      <text:p text:style-name="P65">–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65">– Какое письмо, Корди? – вскинулась до этого зачарованно слушавшая Дискорда Флаттершай.</text:p>
      <text:p text:style-name="P65">– Ну ваше же! Вы с Эпплджек написали мне о своих мытарствах тут. Вежливо так написали, спасибо...</text:p>
      <text:p text:style-name="P65">Флаттершай покрылась пунцовыми пятнами.</text:p>
      <text:p text:style-name="P65">– Я... Мы... – тут она совсем стушевалась.</text:p>
      <text:p text:style-name="P65">– Так а почему ты сказал, что никто не уйдёт в Эквестрию? – наконец перебила Дискорда скучавшая до этого Эпплджек.</text:p>
      <text:p text:style-name="P65">Дискорд уставился на неё долгим взглядом, а потом хлопнул себя по лбу.</text:p>
      <text:p text:style-name="P65">–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3">&lt;</text:span><text:span text:style-name="T4">упомянуть, что Дискорд учился играть на гитаре в Эквестрии — брал уроки у Рэйнбоу</text:span><text:span text:style-name="T3">&gt;</text:span>).<text:span text:style-name="T3"> </text:span>То есть, эквестрийские три месяца немного короче местных...<text:span text:style-name="T3">&lt;</text:span><text:span text:style-name="T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3">&gt;</text:span></text:p>
      <text:p text:style-name="P65">– И что? – продолжила его мысль Эпплджек.</text:p>
      <text:p text:style-name="P65">– Эквестрийские <text:span text:style-name="T3">&lt;</text:span><text:span text:style-name="T8">три месяца</text:span><text:span text:style-name="T3">&gt;</text:span> КО-РО-ЧЕ местных. – с нажимом повторил Дискорд. – По моим подсчётам, на два дня.</text:p>
      <text:p text:style-name="P65">– И?!! – до меня уже дошло, но Эпплджек продолжала тупить.</text:p>
      <text:p text:style-name="P65">– Короче, времени у нас осталось что-то около пятнадцати минут. Или около того. – заявил Дискорд, поднеся к глазам запястье с массивными часами.</text:p>
      <text:p text:style-name="P65">– СКОЛЬКО??? – воскликнули хором я и девушки.</text:p>
      <text:p text:style-name="P65">Дискорд открыл было рот, но его слова заглушил звонок в дверь.</text:p>
      <text:p text:style-name="P65">– ОТКРОЙТЕ, ПОЛИЦИЯ! Вам даётся полминуты, чтобы открыть дверь. Через тридцать секунд дверь будет выбита!</text:p>
      <text:p text:style-name="P65">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65">Блядь!</text:p>
      <text:p text:style-name="P65">– На крышу, живо!!! Через окно на кухне! – зашипел Дискорд, отчаянно дёргая узлы свободной рукой.</text:p>
      <text:p text:style-name="P65">Эпплджек, одной рукой сгребя в охапку ноутбук, второй увлекая Флаттершай, кинулась на кухню.</text:p>
      <text:p text:style-name="P65">– А толку? Куда мы с крыши денемся? – спросил я растерянно. Дискорд только раздражённо зарычал в ответ.</text:p>
      <text:p text:style-name="P61"><text:soft-page-break/>Дверь содрогнулась от мощного удара. Послышался стук падающей штукатурки. Я сломя голову кинулся на кухню.</text:p>
      <text:p text:style-name="P61">– Развяжи меня, идиот!!! – гаркнул вдогонку Дискорд.</text:p>
      <text:p text:style-name="P61">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61">– Давай на крышу! Я догоню! – рявкнул он, освобождая вторую руку.</text:p>
      <text:p text:style-name="P61">От второго удара дверная коробка крякнула и наполовину въехала в коридор. </text:p>
      <text:p text:style-name="P61">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61">Верёвка в кухонном окне дёргалась от движений лезущих по ней Флатти и Эпплджек. Я словил её рукой и стал на подоконник.</text:p>
      <text:p text:style-name="P61">Чёрт!</text:p>
      <text:p text:style-name="P61">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61">Но нет, триста тысяч чертей, раз девушки смогли – я тоже смогу!</text:p>
      <text:p text:style-name="P61">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61">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61">Я успел сократить расстояние до Эпплджек наполовину, когда девушки нашли решение.</text:p>
      <text:p text:style-name="P61">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61">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61">Я выдохнул.</text:p>
      <text:p text:style-name="P61">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61">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text:soft-page-break/>«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61">Чёрт! Чёрт! Чёрт! Чёрт!</text:p>
      <text:p text:style-name="P61">Бля!!!...</text:p>
      <text:p text:style-name="P61">Верёвка закончилась, а вместе с ней прекратилась и боль в сожжёных суставах. Наконец-то у меня появилось время для паники. Я обнял ноги<text:span text:style-name="T3"> </text:span>Эпплджек покрепче, закрыл глаза и приготовился...</text:p>
      <text:p text:style-name="P61"/>
      <text:h text:style-name="P90" text:outline-level="2">Назад, в Эквестрию</text:h>
      <text:p text:style-name="P61"/>
      <text:p text:style-name="P61">Долго паниковать не пришлось. </text:p>
      <text:p text:style-name="P61">Я почувствовал сильный рывок за шиворот и захват поперёк груди. </text:p>
      <text:p text:style-name="P61">– ОТПУСТИ ДЕВЧОНКУ!!! – загрохотало мне в ухо. Я открыл глаза.</text:p>
      <text:p text:style-name="P61">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61">Я чуть поднял глаза и уставился в чешуйчатую морду дракона.</text:p>
      <text:p text:style-name="P61">– Отпусти Эпплджек. Я её держу. – повторил Дискорд. – Мне сбалансироваться надо. Вы не такие уж и лёгкие.</text:p>
      <text:p text:style-name="P61">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61">Наконец это ему удалось, и дальнейший подъём на крышу происходил в молчании.</text:p>
      <text:p text:style-name="P61">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61">–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61">Флаттершай оторвала заплаканное лицо от моей ветровки.</text:p>
      <text:p text:style-name="P61">– Да-да, ты прав, Корди. Я готова.</text:p>
      <text:p text:style-name="P61">На длинной шее Дискорда разместились Эпплджек и Флаттершай. Я, для сохранения баланса, разместился позади крыльев.</text:p>
      <text:p text:style-name="P61">Дискорд расправил крылья и начал короткую пробежку к краю.</text:p>
      <text:p text:style-name="P66">–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61">И мы полетели навстречу закату.</text:p>
      <text:p text:style-name="P61">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61"><text:soft-page-break/>Впереди по курсу увеличивалась громада моей высотки. Дискорд летел прямо на разрыв в ограждении, который я проделал <text:span text:style-name="T3">&lt;</text:span><text:span text:style-name="T8">полгода</text:span><text:span text:style-name="T3">&gt;</text:span> назад своим проходом в Эквестрию.</text:p>
      <text:p text:style-name="P61">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61">– Пристегните ремни! – проревел Дискорд, резко ускоряясь. – Будет весело!!!</text:p>
      <text:p text:style-name="P61">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61">– ЙУУУУУУУХХХУУУУУ!!! – заорал Дискорд, сложил крылья и врезался в шар.</text:p>
      <text:p text:style-name="P66">&lt;<text:span text:style-name="T9">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92" text:outline-level="1">Беседа за столиком в ночи</text:h>
      <text:p text:style-name="P42">Из-за заинтересованности Эквуса в Максе, тому не приходится прилагать усилий для 34 — на что ему указывает Анакорн</text:p>
      <text:p text:style-name="P45">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45">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45">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45">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45">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40"><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40"><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3">е</text:span><text:span text:style-name="T1">еся</text:span> <text:span text:style-name="T1">в пустоте кресло </text:span>.</text:p>
      <text:p text:style-name="P40"><text:span text:style-name="T1">– </text:span>Анакорн. <text:span text:style-name="T1">– о</text:span>трекомендовался он. <text:span text:style-name="T3">– </text:span><text:span text:style-name="T1">Демиург.</text:span></text:p>
      <text:p text:style-name="P40"><text:soft-page-break/><text:span text:style-name="T1">– </text:span>П-привет. Макс. <text:span text:style-name="T1">– в</text:span> смятении представился я.</text:p>
      <text:p text:style-name="P40">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40"><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40"><text:span text:style-name="T1">Юноша</text:span> закинул ногу за ногу и пытливо смотрел на меня, играя карандашём .</text:p>
      <text:p text:style-name="P40">Я совсем запутался.</text:p>
      <text:p text:style-name="P40"><text:span text:style-name="T1">– </text:span>Какая проблема? Какое решение? Кто ты <text:span text:style-name="T1">вообще</text:span>?</text:p>
      <text:p text:style-name="P40"><text:span text:style-name="T3">– </text:span><text:span text:style-name="T1">Хорошо, с</text:span>ейчас объясню, <text:span text:style-name="T1">– </text:span>кивнул <text:span text:style-name="T1">Анакорн</text:span>. <text:span text:style-name="T3">– </text:span><text:span text:style-name="T1">Понимаю, ты пока не вполне в теме от шока...</text:span></text:p>
      <text:p text:style-name="P45">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45">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45">– Стоп, не торопись. – у меня голова пошла кругом от информации. – Я ничего не понял. Какие-такие проблемы? Какие варианты? Зачем его поддерживать?</text:p>
      <text:p text:style-name="P45">Анакорн недовольно поморщился, но продолжил.</text:p>
      <text:p text:style-name="P45">–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45">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45">–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45">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text:soft-page-break/>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45">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45">На голограмме появилась солнечная система Эквуса. Почему-то в центре системы был сам Эквус. Вокруг него вращались солнце и луна.</text:p>
      <text:p text:style-name="P45">Анакорн плюхнулся обратно в кресло и схватился за голову. Потом, немного успокоившись, продолжил.</text:p>
      <text:p text:style-name="P45">–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45">Анакорн отпил из стакана и продолжил.</text:p>
      <text:p text:style-name="P45">–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40"><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3">&lt;</text:span><text:span text:style-name="T9">привязать к реальным событиям, описанным выше</text:span><text:span text:style-name="T3">&gt;</text:span><text:span text:style-name="T1">. А из таких посёлков Эквестрия состоит на 80% </text:span><text:span text:style-name="T3">&lt;</text:span><text:span text:style-name="T9">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3">&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45">Анакорн постучал по столику указкой. Солнечная система увеличилась, оставив в поле зрения только шар Эквуса.</text:p>
      <text:p text:style-name="P45">–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45">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45">И вот как существовать такому миру? Хрен поймёшь! – Анакорн мрачно уставился на голограмму <text:soft-page-break/>Эквуса, который мерцал и шёл помехами, как изображение на <text:span text:style-name="T15">старом аналоговом телевизоре.</text:span></text:p>
      <text:p text:style-name="P47">Ко мне наконец-то пришло понимание ситуации.</text:p>
      <text:p text:style-name="P47">–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45">Анакорн смутился.</text:p>
      <text:p text:style-name="P45">–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45">(<text:span text:style-name="T6">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45"><text:span text:style-name="T6">– Сам ты раздолбай! – произнёс, наконец, Свирл</text:span>)</text:p>
      <text:p text:style-name="P45">… И создали вы его достаточно топорно — видишь, он трещит по швам.</text:p>
      <text:p text:style-name="P45">– Хмм. То есть, это брони создали Эквус?</text:p>
      <text:p text:style-name="P45">–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45">Я вспомнил события последнего года <text:span text:style-name="T3">&lt;</text:span>упомянуть в эпизоде на Терре, что МЛП-сериал закрылся год назад<text:span text:style-name="T3">&gt;</text:span></text:p>
      <text:p text:style-name="P45">–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45">Анакорн с такой силой сжал карандаш, что он хрустнул.</text:p>
      <text:p text:style-name="P45">–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45">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45">–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42">–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42">– </text:p>
      <text:p text:style-name="P45">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47">– Верни Рэйнбоу!!!</text:p>
      <text:p text:style-name="P47">Обломки карандаша выпали из кулака Анакорна на столик.</text:p>
      <text:p text:style-name="P47">– Э-э-э… м-м-м… ну-у-у... Нельзя сказать, что это совсем невыполнимо… Но, прямо скажу, задачка не для студента!</text:p>
      <text:p text:style-name="P47">– А ты студент?</text:p>
      <text:p text:style-name="P47"><text:soft-page-break/>–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47">–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47">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47">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47">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47">–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47">– Нет. Плата остаётся неизменной. Тут мы квиты. У меня тоже мало шансов помочь тебе — я не имею ни малейшего понятия, как это сделать.</text:p>
      <text:p text:style-name="P47">Ставшие почти прозрачными стены комнаты снова обрели материальность. Анакорн пожал плечами и протянул мне руку через столик.</text:p>
      <text:p text:style-name="P47">–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47">–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47">–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47">Я задумался.</text:p>
      <text:p text:style-name="P47">–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47">Анакорн почесал в затылке.</text:p>
      <text:p text:style-name="P47"><text:soft-page-break/>– А кьютимарки? Как, <text:span text:style-name="T3">&lt;</text:span><text:span text:style-name="T10">чёрт</text:span><text:span text:style-name="T3">&gt;</text:span> меня побери, объяснить кьютимарки?</text:p>
      <text:p text:style-name="P47">– А кьютимарки ты сам даришь пони, когда распознаёшь их жизненное предназначение.</text:p>
      <text:p text:style-name="P47">–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47">Я пожал плечами.</text:p>
      <text:p text:style-name="P47">– А по-другому я не могу объяснить их появление. К сожалению.</text:p>
      <text:p text:style-name="P72">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72">– Хорошо. Уболтал. Кьютимарки беру на себя. Так и знал, что мне самое трудное достанется!</text:p>
      <text:p text:style-name="P72">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72">Анакорн проследил мой взгляд.</text:p>
      <text:p text:style-name="P72">– Нечего так смотреть. Если я стану применять магию вместо ловкости, теряется весь смысл упражнения... О, глянь-ка на Эквус!</text:p>
      <text:p text:style-name="P72">И впрямь, было на что посмотреть. Уровень помех на модели Эквуса значительно снизился и сама она стала светиться ровным голубоватым светом.</text:p>
      <text:p text:style-name="P72">–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72"/>
      <text:p text:style-name="P74">Да, т<text:span text:style-name="T17">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75"/>
      <text:p text:style-name="P75">Вы, люди, этих миров уже создали дохрена и больше. У некоторых есть свои демиурги, некоторые и в 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развёл руками</text:p>
      <text:p text:style-name="P74"/>
      <text:p text:style-name="P72">Я опять задумался. В голове было пусто. Хотя, если подумать с точки зрения программиста, можно... Наверное можно, раз все предыдущее прокатило...</text:p>
      <text:p text:style-name="P73">– <text:span text:style-name="T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73">– Не понял? Это как? Как ты совместишь разрушенную магическими войнами Эквестрию с романтически-сексуальным раем для попаданцев?</text:p>
      <text:p text:style-name="P73"><text:span text:style-name="T3">–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text:soft-page-break/>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73">Анакорн долго мусолил карандаш, а потом вдруг заржал.</text:p>
      <text:p text:style-name="P73"><text:span text:style-name="T3">–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73"><text:span text:style-name="T3">– </text:span>Я ничего никому не назначаю. Ты просил меня придумать отмазку для объяснения различий в фэндоме — я придумал. Не нравится — ну, извиняй.</text:p>
      <text:p text:style-name="P73">Анакорн примирительно похлопал меня по плечу.</text:p>
      <text:p text:style-name="P73"><text:span text:style-name="T3">–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73">Я подозрительно посмотрел на Анакорна.</text:p>
      <text:p text:style-name="P73"><text:span text:style-name="T3">– </text:span>Какой ещё, нафиг, «мой фанфик»? Я никакого фанфика не писал. И не собираюсь, вообще-то.</text:p>
      <text:p text:style-name="P73">Анакорн ехидно ухмыльнулся и откинулся в кресле, переплетя пальцы за затылком.</text:p>
      <text:p text:style-name="P73"><text:span text:style-name="T3">–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72"><text:span text:style-name="T3">–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72"><text:span text:style-name="T3">–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72"><text:span text:style-name="T3">– </text:span>Факн щит<text:note text:id="ftn9" text:note-class="footnote"><text:note-citation>9</text:note-citation><text:note-body><text:p text:style-name="P68">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72">Анакорн развёл руками.</text:p>
      <text:p text:style-name="P72"><text:span text:style-name="T3">–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72">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72">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72">Анакорн, глядя на мои терзания, понимающе кивнул и продолжил.</text:p>
      <text:p text:style-name="P45"><text:soft-page-break/>–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45">– Гм! Я бы попросил тебя не касаться моих отношений с Рэйнбоу!</text:p>
      <text:p text:style-name="P45">–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45">У меня сердце буквально ухнуло куда-то вниз, в область желудка.</text:p>
      <text:p text:style-name="P45">–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3">&lt;&gt;</text:span></text:p>
      <text:p text:style-name="P45">–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45">– Та ладно, не утешай. Я не маленький ребёнок. Долг платежом красен. Сделаю то, что ты хочешь. Как сумею.</text:p>
      <text:p text:style-name="P45">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45">Анакорн наблюдал за мной без улыбки. По его нейтральному выражению лица невозможно было догадаться, о чём он думает.</text:p>
      <text:p text:style-name="P45">– Ну вот и отлично. Рад, что мы наконец-то пришли к сделке.</text:p>
      <text:p text:style-name="P48">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48">– Пора закругляться. Ты начинаешь сгорать. Надо утрясти последние детали, пока ещё есть пару минут.</text:p>
      <text:p text:style-name="P45">– Валяй. Я тебя внимательно слушаю.</text:p>
      <text:p text:style-name="P45">–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8">Такова природа низкоэнергетических монад</text:span>.</text:p>
      <text:p text:style-name="P45">– А я разве сплю?</text:p>
      <text:p text:style-name="P45">– Сейчас — нет. Но как только мы закроем сделку — проснёшься. Потому что нет иного способа вернуть тебя в реальный мир.</text:p>
      <text:p text:style-name="P45">– Эээ, постой. А как я в Эквестрию и обратно возвращался?</text:p>
      <text:p text:style-name="P45">–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45">Так вот, возвращать тебя обратно в твой мир я не буду. </text:p>
      <text:p text:style-name="P45"><text:soft-page-break/>Во-первых, может возникнуть временная <text:span text:style-name="T3">&lt;</text:span><text:span text:style-name="T8">парадокс</text:span><text:span text:style-name="T3">&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45">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3"> </text:span>Если вернуть тебя обратно — рано или поздно он тебя убьёт. Скорее рано, чем поздно.</text:p>
      <text:p text:style-name="P45">–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45">–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45">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45">– Ты ещё увидишь пару снов на прощание. Удачи!</text:p>
      <text:p text:style-name="P45"/>
      <text:p text:style-name="P46">***</text:p>
      <text:p text:style-name="P45">– Привет, Макс. – образ Селестии снова реял передо мной, как <text:span text:style-name="T3">&lt;</text:span><text:span text:style-name="T8">полгода</text:span><text:span text:style-name="T3">&gt;</text:span> назад. – Я хочу поблагодарить тебя за всё.</text:p>
      <text:p text:style-name="P45">– Пожалста. – ответил я безучастно. – Всегда рад. Только Вам не нужно было ТАК распинаться, чтобы заручиться моей помощью.</text:p>
      <text:p text:style-name="P45">Селестия на мгновение смутилась, но продолжила.</text:p>
      <text:p text:style-name="P45">–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8">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8">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49">–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61">Селестия кивнула, соглашаясь, и образ её начал меркнуть.</text:p>
      <text:p text:style-name="P66">– <text:span text:style-name="T1">Окей. Будь счастлив и... спасибо тебе за всё, Макс.</text:span></text:p>
      <text:p text:style-name="P61">…</text:p>
      <text:p text:style-name="P66">–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text:span><text:soft-page-break/><text:span text:style-name="T1">миров на свой рассудок и развлекаться в них от души! Или... упс... а ведь верно… ты меня уел!.. Таки да! Сдаюсь. </text:span></text:p>
      <text:p text:style-name="P61">Он нахлобучил на себя невесть откуда взявшуюся двууголку.</text:p>
      <text:p text:style-name="P61">– Как вам это нравится, господа?! Дискорд — спаситель Эквестрии! Разрешите откланяться!..</text:p>
      <text:p text:style-name="P61"/>
      <text:list xml:id="list9156548749613732788" text:style-name="L8">
        <text:list-header>
          <text:p text:style-name="P88">(<text:span text:style-name="T12">Луна — как повелительница снов, слышала разговор Макса с Анакорном</text:span>)</text:p>
          <text:p text:style-name="P89"/>
        </text:list-header>
      </text:list>
      <text:p text:style-name="P62">***</text:p>
      <text:p text:style-name="P40"><text:span text:style-name="T1">–</text:span> Ты?..</text:p>
      <text:p text:style-name="P40"><text:span text:style-name="T1">–</text:span> Ты??!</text:p>
      <text:p text:style-name="P40"><text:span text:style-name="T1">–</text:span> Ты мне снишься??</text:p>
      <text:p text:style-name="P40"><text:span text:style-name="T1">–</text:span> Это ты мне снишься!!</text:p>
      <text:p text:style-name="P40"><text:span text:style-name="T1">–</text:span> Неважно… Пусть мы друг-другу снимся… Ты как, Дэш?</text:p>
      <text:p text:style-name="P40"><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40"><text:span text:style-name="T1">–</text:span> И я в порядке. Вот, возвращаюсь в свой мир. Ну, не совсем в свой. Почти в свой.</text:p>
      <text:p text:style-name="P40"><text:span text:style-name="T1">–</text:span> Навсегда?</text:p>
      <text:p text:style-name="P40"><text:span text:style-name="T1">–</text:span> Скорее всего, да.</text:p>
      <text:p text:style-name="P40"><text:span text:style-name="T1">–</text:span> Это плохо. Я хотела тебе сказать…</text:p>
      <text:p text:style-name="P40"><text:span text:style-name="T1">–</text:span> Не надо, Дэш. Не стоит терзать себя. Мне тоже очень хотелось остаться. Но так надо. Мне очень жаль…</text:p>
      <text:p text:style-name="P40"><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40"><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40"><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40"><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40"><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40"><text:span text:style-name="T1">–</text:span> И тебя, и Твайлайт, и Рэрити, и Селестию, и всех-всех-всех… Таковы правила.</text:p>
      <text:p text:style-name="P40"><text:span text:style-name="T3">– </text:span>Дискорд!.. Почему всё так паршиво… Я даже не могу уткнуться носом тебе в грудь. Я прохожу сквозь тебя, <text:span text:style-name="T3">–</text:span> всхлипнула сквозь зубы Рэйнбоу.</text:p>
      <text:p text:style-name="P40">Я опустил руку на шею Дэш и ощутил теплоту и лёгкое покалывание в пустоте.</text:p>
      <text:p text:style-name="P40"><text:span text:style-name="T3">–</text:span> Мне кажется, Дэш, <text:span text:style-name="T1">м</text:span>ы найдём способ связаться. Рано или поздно.</text:p>
      <text:p text:style-name="P40"><text:span text:style-name="T1">–</text:span> И лучше рано, чем поздно! Я не люблю ждать!</text:p>
      <text:p text:style-name="P40"><text:soft-page-break/><text:span text:style-name="T1">–</text:span> Да, Дэш. <text:span text:style-name="T1">–</text:span> Её образ начал таять. <text:span text:style-name="T1">–</text:span> Да, я помню. Я всё ещё помню…</text:p>
      <text:p text:style-name="P40"/>
      <text:h text:style-name="P90" text:outline-level="2">Земля</text:h>
      <text:p text:style-name="P43">Музыкальная тема из бегущего по лезвию бритвы — <text:span text:style-name="T3">Mission impossible</text:span></text:p>
      <text:p text:style-name="P44">&lt;Ужас возвращения из тёплого волшебного мира друзей в холодную скучную реальность.&gt;</text:p>
      <text:p text:style-name="P38">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3">двенадцати приползу</text:span>. Надоело. <text:span text:style-name="T1">Закисать на работе — вредно для мозгов.</text:span> Надо отдохнуть. <text:span text:style-name="T3">Взят</text:span><text:span text:style-name="T1">ь, наконец, </text:span><text:s/>отпуск. <text:span text:style-name="T1">И пошло оно всё к ебеням!</text:span></text:p>
      <text:p text:style-name="P38"><text:span text:style-name="T1">Я нашарил ногами тапки и пошёл в ванную. Проходя мимо стола, зацепился взглядом за</text:span> эскиз <text:span text:style-name="T1">рисунка</text:span>.</text:p>
      <text:p text:style-name="P38">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39">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39">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39">Доставая из стола ключи от машины, опять наткнулся взглядом на эскиз.</text:p>
      <text:p text:style-name="P39">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39">Назову-ка я фантазию «Последний фанфик».</text:p>
      <text:p text:style-name="P39"/>
      <text:p text:style-name="P39"/>
      <text:p text:style-name="P39"/>
      <text:p text:style-name="P40"/>
      <text:p text:style-name="P40"/>
      <text:p text:style-name="P40"/>
      <text:p text:style-name="P40"/>
      <text:p text:style-name="P40"/>
      <text:p text:style-name="P40"/>
      <text:p text:style-name="P40"/>
      <text:p text:style-name="P41">...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text:soft-page-break/>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40"/>
      <text:p text:style-name="P40">\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3665in" fo:margin-right="0.4516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11-17T19:32:39.152480264</dc:date>
    <meta:editing-duration>P35DT2H21M45S</meta:editing-duration>
    <meta:editing-cycles>897</meta:editing-cycles>
    <meta:generator>LibreOffice/5.0.2.2$Linux_X86_64 LibreOffice_project/00m0$Build-2</meta:generator>
    <meta:document-statistic meta:table-count="0" meta:image-count="0" meta:object-count="0" meta:page-count="107" meta:paragraph-count="2103" meta:word-count="45635" meta:character-count="304150" meta:non-whitespace-character-count="258389"/>
  </office:meta>
</office:document-meta>
</file>